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1"/>
          <table:table-cell office:value-type="string" calcext:value-type="string">
            <text:p>Gallery.create!(title: "</text:p>
          </table:table-cell>
          <table:table-cell office:value-type="string" calcext:value-type="string">
            <text:p>event_date: Date.new(</text:p>
          </table:table-cell>
          <table:table-cell office:value-type="string" calcext:value-type="string">
            <text:p>album_url: 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</text:p>
          </table:table-cell>
          <table:table-cell table:formula="of:=&quot;&quot;&quot;&gt;&quot;" office:value-type="string" office:string-value="&quot;&gt;" calcext:value-type="string">
            <text:p>"&gt;</text:p>
          </table:table-cell>
          <table:table-cell table:number-columns-repeated="2"/>
          <table:table-cell office:value-type="string" calcext:value-type="string">
            <text:p>&lt;h1&gt;</text:p>
          </table:table-cell>
          <table:table-cell office:value-type="string" calcext:value-type="string">
            <text:p>&lt;/h1&gt;</text:p>
          </table:table-cell>
          <table:table-cell table:number-columns-repeated="4"/>
          <table:table-cell office:value-type="string" calcext:value-type="string">
            <text:p>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", </text:p>
          </table:table-cell>
          <table:table-cell office:value-type="string" calcext:value-type="string">
            <text:p>), </text:p>
          </table:table-cell>
          <table:table-cell office:value-type="string" calcext:value-type="string">
            <text:p>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a href="http://snapshowmagic.smugmug.com/Events/Wedgewood-Upland-Hills"&gt;&lt;h1&gt;Wedgewood Upland Hills Bridal Show 11.05.2014&lt;/h1&gt;&lt;/a&gt;</text:p>
          </table:table-cell>
          <table:table-cell/>
          <table:table-cell table:formula="of:=FIND([.$D$2];[.B3];1)" office:value-type="float" office:value="10" calcext:value-type="float">
            <text:p>10</text:p>
          </table:table-cell>
          <table:table-cell table:formula="of:=FIND([.$E$2];[.B3];[.D3])" office:value-type="float" office:value="72" calcext:value-type="float">
            <text:p>72</text:p>
          </table:table-cell>
          <table:table-cell table:formula="of:=MID([.B3];[.D3];[.E3]-[.D3])" office:value-type="string" office:string-value="http://snapshowmagic.smugmug.com/Events/Wedgewood-Upland-Hills" calcext:value-type="string">
            <text:p>http://snapshowmagic.smugmug.com/Events/Wedgewood-Upland-Hills</text:p>
          </table:table-cell>
          <table:table-cell/>
          <table:table-cell table:formula="of:=FIND([.$H$2];[.B3];[.E3])" office:value-type="float" office:value="74" calcext:value-type="float">
            <text:p>74</text:p>
          </table:table-cell>
          <table:table-cell table:formula="of:=FIND([.$I$2];[.B3];[.H3])" office:value-type="float" office:value="123" calcext:value-type="float">
            <text:p>123</text:p>
          </table:table-cell>
          <table:table-cell table:formula="of:=MID([.B3];[.H3]+4;[.I3]-[.H3]-4)" office:value-type="string" office:string-value="Wedgewood Upland Hills Bridal Show 11.05.2014" calcext:value-type="string">
            <text:p>Wedgewood Upland Hills Bridal Show 11.05.2014</text:p>
          </table:table-cell>
          <table:table-cell/>
          <table:table-cell table:formula="of:=RIGHT([.J3];10)" office:value-type="string" office:string-value="11.05.2014" calcext:value-type="string">
            <text:p>11.05.2014</text:p>
          </table:table-cell>
          <table:table-cell table:formula="of:=IF(MID([.L3];2;1)=&quot; &quot;;RIGHT([.L3];8);[.L3])" office:value-type="string" office:string-value="11.05.2014" calcext:value-type="string">
            <text:p>11.05.2014</text:p>
          </table:table-cell>
          <table:table-cell table:formula="of:=FIND([.$N$2];[.M3];1)" office:value-type="float" office:value="3" calcext:value-type="float">
            <text:p>3</text:p>
          </table:table-cell>
          <table:table-cell table:formula="of:=VALUE(MID([.M3];1;[.N3]-1))" office:value-type="float" office:value="11" calcext:value-type="float">
            <text:p>11</text:p>
          </table:table-cell>
          <table:table-cell table:formula="of:=FIND([.$P$2];[.M3];[.N3]+1)" office:value-type="float" office:value="6" calcext:value-type="float">
            <text:p>6</text:p>
          </table:table-cell>
          <table:table-cell table:formula="of:=VALUE(MID([.M3];[.N3]+1;[.P3]-[.N3]-1))" office:value-type="float" office:value="5" calcext:value-type="float">
            <text:p>5</text:p>
          </table:table-cell>
          <table:table-cell/>
          <table:table-cell table:formula="of:=VALUE(MID([.M3];[.P3]+1;100))" office:value-type="float" office:value="2014" calcext:value-type="float">
            <text:p>2014</text:p>
          </table:table-cell>
          <table:table-cell table:formula="of:=IF([.S3]&lt;2000;[.S3]+2000;[.S3])" office:value-type="float" office:value="2014" calcext:value-type="float">
            <text:p>2014</text:p>
          </table:table-cell>
          <table:table-cell/>
          <table:table-cell table:formula="of:=[.$V$1]&amp;[.$J3]&amp;[.$V$2]" office:value-type="string" office:string-value="Gallery.create!(title: &quot;Wedgewood Upland Hills Bridal Show 11.05.2014&quot;, " calcext:value-type="string">
            <text:p>Gallery.create!(title: "Wedgewood Upland Hills Bridal Show 11.05.2014", </text:p>
          </table:table-cell>
          <table:table-cell table:formula="of:=[.$W$1]&amp;[.$T3]&amp;&quot;,&quot;&amp;[.$Q3]&amp;&quot;,&quot;&amp;[.$O3]&amp;[.$W$2]" office:value-type="string" office:string-value="event_date: Date.new(2014,5,11), " calcext:value-type="string">
            <text:p>event_date: Date.new(2014,5,11), </text:p>
          </table:table-cell>
          <table:table-cell table:formula="of:=[.$X$1]&amp;[.$F3]&amp;[.$X$2]" office:value-type="string" office:string-value="album_url: &quot;http://snapshowmagic.smugmug.com/Events/Wedgewood-Upland-Hills&quot;)" calcext:value-type="string">
            <text:p>album_url: "http://snapshowmagic.smugmug.com/Events/Wedgewood-Upland-Hills")</text:p>
          </table:table-cell>
          <table:table-cell table:formula="of:=&quot;&quot;">
            <text:p/>
          </table:table-cell>
          <table:table-cell table:formula="of:=CONCATENATE([.V3];[.W3];[.X3])" office:value-type="string" office:string-value="Gallery.create!(title: &quot;Wedgewood Upland Hills Bridal Show 11.05.2014&quot;, event_date: Date.new(2014,5,11), album_url: &quot;http://snapshowmagic.smugmug.com/Events/Wedgewood-Upland-Hills&quot;)" calcext:value-type="string">
            <text:p>Gallery.create!(title: "Wedgewood Upland Hills Bridal Show 11.05.2014", event_date: Date.new(2014,5,11), album_url: "http://snapshowmagic.smugmug.com/Events/Wedgewood-Upland-Hills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The-Retreat/"&gt;&lt;h1&gt;Wedgewood at The Retreat Bridal Show 10.29.2014&lt;/h1&gt;&lt;/a&gt;</text:p>
          </table:table-cell>
          <table:table-cell/>
          <table:table-cell table:formula="of:=FIND([.$D$2];[.B5];1)" office:value-type="float" office:value="10" calcext:value-type="float">
            <text:p>10</text:p>
          </table:table-cell>
          <table:table-cell table:formula="of:=FIND([.$E$2];[.B5];[.D5])" office:value-type="float" office:value="75" calcext:value-type="float">
            <text:p>75</text:p>
          </table:table-cell>
          <table:table-cell table:formula="of:=MID([.B5];[.D5];[.E5]-[.D5])" office:value-type="string" office:string-value="http://snapshowmagic.smugmug.com/Events/Wedgewood-at-The-Retreat/" calcext:value-type="string">
            <text:p>http://snapshowmagic.smugmug.com/Events/Wedgewood-at-The-Retreat/</text:p>
          </table:table-cell>
          <table:table-cell/>
          <table:table-cell table:formula="of:=FIND([.$H$2];[.B5];[.E5])" office:value-type="float" office:value="77" calcext:value-type="float">
            <text:p>77</text:p>
          </table:table-cell>
          <table:table-cell table:formula="of:=FIND([.$I$2];[.B5];[.H5])" office:value-type="float" office:value="128" calcext:value-type="float">
            <text:p>128</text:p>
          </table:table-cell>
          <table:table-cell table:formula="of:=MID([.B5];[.H5]+4;[.I5]-[.H5]-4)" office:value-type="string" office:string-value="Wedgewood at The Retreat Bridal Show 10.29.2014" calcext:value-type="string">
            <text:p>Wedgewood at The Retreat Bridal Show 10.29.2014</text:p>
          </table:table-cell>
          <table:table-cell/>
          <table:table-cell table:formula="of:=RIGHT([.J5];10)" office:value-type="string" office:string-value="10.29.2014" calcext:value-type="string">
            <text:p>10.29.2014</text:p>
          </table:table-cell>
          <table:table-cell table:formula="of:=IF(MID([.L5];2;1)=&quot; &quot;;RIGHT([.L5];8);[.L5])" office:value-type="string" office:string-value="10.29.2014" calcext:value-type="string">
            <text:p>10.29.2014</text:p>
          </table:table-cell>
          <table:table-cell table:formula="of:=FIND([.$N$2];[.M5];1)" office:value-type="float" office:value="3" calcext:value-type="float">
            <text:p>3</text:p>
          </table:table-cell>
          <table:table-cell table:formula="of:=VALUE(MID([.M5];1;[.N5]-1))" office:value-type="float" office:value="10" calcext:value-type="float">
            <text:p>10</text:p>
          </table:table-cell>
          <table:table-cell table:formula="of:=FIND([.$P$2];[.M5];[.N5]+1)" office:value-type="float" office:value="6" calcext:value-type="float">
            <text:p>6</text:p>
          </table:table-cell>
          <table:table-cell table:formula="of:=VALUE(MID([.M5];[.N5]+1;[.P5]-[.N5]-1))" office:value-type="float" office:value="29" calcext:value-type="float">
            <text:p>29</text:p>
          </table:table-cell>
          <table:table-cell/>
          <table:table-cell table:formula="of:=VALUE(MID([.M5];[.P5]+1;100))" office:value-type="float" office:value="2014" calcext:value-type="float">
            <text:p>2014</text:p>
          </table:table-cell>
          <table:table-cell table:formula="of:=IF([.S5]&lt;2000;[.S5]+2000;[.S5])" office:value-type="float" office:value="2014" calcext:value-type="float">
            <text:p>2014</text:p>
          </table:table-cell>
          <table:table-cell/>
          <table:table-cell table:formula="of:=[.$V$1]&amp;[.$J5]&amp;[.$V$2]" office:value-type="string" office:string-value="Gallery.create!(title: &quot;Wedgewood at The Retreat Bridal Show 10.29.2014&quot;, " calcext:value-type="string">
            <text:p>Gallery.create!(title: "Wedgewood at The Retreat Bridal Show 10.29.2014", </text:p>
          </table:table-cell>
          <table:table-cell table:formula="of:=[.$W$1]&amp;[.$T5]&amp;&quot;,&quot;&amp;[.$Q5]&amp;&quot;,&quot;&amp;[.$O5]&amp;[.$W$2]" office:value-type="string" office:string-value="event_date: Date.new(2014,29,10), " calcext:value-type="string">
            <text:p>event_date: Date.new(2014,29,10), </text:p>
          </table:table-cell>
          <table:table-cell table:formula="of:=[.$X$1]&amp;[.$F5]&amp;[.$X$2]" office:value-type="string" office:string-value="album_url: &quot;http://snapshowmagic.smugmug.com/Events/Wedgewood-at-The-Retreat/&quot;)" calcext:value-type="string">
            <text:p>album_url: "http://snapshowmagic.smugmug.com/Events/Wedgewood-at-The-Retreat/")</text:p>
          </table:table-cell>
          <table:table-cell table:formula="of:=&quot;&quot;">
            <text:p/>
          </table:table-cell>
          <table:table-cell table:formula="of:=CONCATENATE([.V5];[.W5];[.X5])" office:value-type="string" office:string-value="Gallery.create!(title: &quot;Wedgewood at The Retreat Bridal Show 10.29.2014&quot;, event_date: Date.new(2014,29,10), album_url: &quot;http://snapshowmagic.smugmug.com/Events/Wedgewood-at-The-Retreat/&quot;)" calcext:value-type="string">
            <text:p>Gallery.create!(title: "Wedgewood at The Retreat Bridal Show 10.29.2014", event_date: Date.new(2014,29,10), album_url: "http://snapshowmagic.smugmug.com/Events/Wedgewood-at-The-Retreat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Indian-Hills/"&gt;&lt;h1&gt;Wedgewood at Indian Hills Bridal Show 10.22.2014&lt;/h1&gt;&lt;/a&gt;</text:p>
          </table:table-cell>
          <table:table-cell/>
          <table:table-cell table:formula="of:=FIND([.$D$2];[.B7];1)" office:value-type="float" office:value="10" calcext:value-type="float">
            <text:p>10</text:p>
          </table:table-cell>
          <table:table-cell table:formula="of:=FIND([.$E$2];[.B7];[.D7])" office:value-type="float" office:value="76" calcext:value-type="float">
            <text:p>76</text:p>
          </table:table-cell>
          <table:table-cell table:formula="of:=MID([.B7];[.D7];[.E7]-[.D7])" office:value-type="string" office:string-value="http://snapshowmagic.smugmug.com/Events/Wedgewood-at-Indian-Hills/" calcext:value-type="string">
            <text:p>http://snapshowmagic.smugmug.com/Events/Wedgewood-at-Indian-Hills/</text:p>
          </table:table-cell>
          <table:table-cell/>
          <table:table-cell table:formula="of:=FIND([.$H$2];[.B7];[.E7])" office:value-type="float" office:value="78" calcext:value-type="float">
            <text:p>78</text:p>
          </table:table-cell>
          <table:table-cell table:formula="of:=FIND([.$I$2];[.B7];[.H7])" office:value-type="float" office:value="130" calcext:value-type="float">
            <text:p>130</text:p>
          </table:table-cell>
          <table:table-cell table:formula="of:=MID([.B7];[.H7]+4;[.I7]-[.H7]-4)" office:value-type="string" office:string-value="Wedgewood at Indian Hills Bridal Show 10.22.2014" calcext:value-type="string">
            <text:p>Wedgewood at Indian Hills Bridal Show 10.22.2014</text:p>
          </table:table-cell>
          <table:table-cell/>
          <table:table-cell table:formula="of:=RIGHT([.J7];10)" office:value-type="string" office:string-value="10.22.2014" calcext:value-type="string">
            <text:p>10.22.2014</text:p>
          </table:table-cell>
          <table:table-cell table:formula="of:=IF(MID([.L7];2;1)=&quot; &quot;;RIGHT([.L7];8);[.L7])" office:value-type="string" office:string-value="10.22.2014" calcext:value-type="string">
            <text:p>10.22.2014</text:p>
          </table:table-cell>
          <table:table-cell table:formula="of:=FIND([.$N$2];[.M7];1)" office:value-type="float" office:value="3" calcext:value-type="float">
            <text:p>3</text:p>
          </table:table-cell>
          <table:table-cell table:formula="of:=VALUE(MID([.M7];1;[.N7]-1))" office:value-type="float" office:value="10" calcext:value-type="float">
            <text:p>10</text:p>
          </table:table-cell>
          <table:table-cell table:formula="of:=FIND([.$P$2];[.M7];[.N7]+1)" office:value-type="float" office:value="6" calcext:value-type="float">
            <text:p>6</text:p>
          </table:table-cell>
          <table:table-cell table:formula="of:=VALUE(MID([.M7];[.N7]+1;[.P7]-[.N7]-1))" office:value-type="float" office:value="22" calcext:value-type="float">
            <text:p>22</text:p>
          </table:table-cell>
          <table:table-cell/>
          <table:table-cell table:formula="of:=VALUE(MID([.M7];[.P7]+1;100))" office:value-type="float" office:value="2014" calcext:value-type="float">
            <text:p>2014</text:p>
          </table:table-cell>
          <table:table-cell table:formula="of:=IF([.S7]&lt;2000;[.S7]+2000;[.S7])" office:value-type="float" office:value="2014" calcext:value-type="float">
            <text:p>2014</text:p>
          </table:table-cell>
          <table:table-cell/>
          <table:table-cell table:formula="of:=[.$V$1]&amp;[.$J7]&amp;[.$V$2]" office:value-type="string" office:string-value="Gallery.create!(title: &quot;Wedgewood at Indian Hills Bridal Show 10.22.2014&quot;, " calcext:value-type="string">
            <text:p>Gallery.create!(title: "Wedgewood at Indian Hills Bridal Show 10.22.2014", </text:p>
          </table:table-cell>
          <table:table-cell table:formula="of:=[.$W$1]&amp;[.$T7]&amp;&quot;,&quot;&amp;[.$Q7]&amp;&quot;,&quot;&amp;[.$O7]&amp;[.$W$2]" office:value-type="string" office:string-value="event_date: Date.new(2014,22,10), " calcext:value-type="string">
            <text:p>event_date: Date.new(2014,22,10), </text:p>
          </table:table-cell>
          <table:table-cell table:formula="of:=[.$X$1]&amp;[.$F7]&amp;[.$X$2]" office:value-type="string" office:string-value="album_url: &quot;http://snapshowmagic.smugmug.com/Events/Wedgewood-at-Indian-Hills/&quot;)" calcext:value-type="string">
            <text:p>album_url: "http://snapshowmagic.smugmug.com/Events/Wedgewood-at-Indian-Hills/")</text:p>
          </table:table-cell>
          <table:table-cell table:formula="of:=&quot;&quot;">
            <text:p/>
          </table:table-cell>
          <table:table-cell table:formula="of:=CONCATENATE([.V7];[.W7];[.X7])" office:value-type="string" office:string-value="Gallery.create!(title: &quot;Wedgewood at Indian Hills Bridal Show 10.22.2014&quot;, event_date: Date.new(2014,22,10), album_url: &quot;http://snapshowmagic.smugmug.com/Events/Wedgewood-at-Indian-Hills/&quot;)" calcext:value-type="string">
            <text:p>Gallery.create!(title: "Wedgewood at Indian Hills Bridal Show 10.22.2014", event_date: Date.new(2014,22,10), album_url: "http://snapshowmagic.smugmug.com/Events/Wedgewood-at-Indian-Hills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Wedgewood-at-Glen-Ivy-Bridal"&gt;&lt;h1&gt;Wedgewood at Glen Ivy Bridal Show 10.14.2014&lt;/h1&gt;&lt;/a&gt;</text:p>
          </table:table-cell>
          <table:table-cell/>
          <table:table-cell table:formula="of:=FIND([.$D$2];[.B9];1)" office:value-type="float" office:value="10" calcext:value-type="float">
            <text:p>10</text:p>
          </table:table-cell>
          <table:table-cell table:formula="of:=FIND([.$E$2];[.B9];[.D9])" office:value-type="float" office:value="78" calcext:value-type="float">
            <text:p>78</text:p>
          </table:table-cell>
          <table:table-cell table:formula="of:=MID([.B9];[.D9];[.E9]-[.D9])" office:value-type="string" office:string-value="http://snapshowmagic.smugmug.com/Events/Wedgewood-at-Glen-Ivy-Bridal" calcext:value-type="string">
            <text:p>http://snapshowmagic.smugmug.com/Events/Wedgewood-at-Glen-Ivy-Bridal</text:p>
          </table:table-cell>
          <table:table-cell/>
          <table:table-cell table:formula="of:=FIND([.$H$2];[.B9];[.E9])" office:value-type="float" office:value="80" calcext:value-type="float">
            <text:p>80</text:p>
          </table:table-cell>
          <table:table-cell table:formula="of:=FIND([.$I$2];[.B9];[.H9])" office:value-type="float" office:value="128" calcext:value-type="float">
            <text:p>128</text:p>
          </table:table-cell>
          <table:table-cell table:formula="of:=MID([.B9];[.H9]+4;[.I9]-[.H9]-4)" office:value-type="string" office:string-value="Wedgewood at Glen Ivy Bridal Show 10.14.2014" calcext:value-type="string">
            <text:p>Wedgewood at Glen Ivy Bridal Show 10.14.2014</text:p>
          </table:table-cell>
          <table:table-cell/>
          <table:table-cell table:formula="of:=RIGHT([.J9];10)" office:value-type="string" office:string-value="10.14.2014" calcext:value-type="string">
            <text:p>10.14.2014</text:p>
          </table:table-cell>
          <table:table-cell table:formula="of:=IF(MID([.L9];2;1)=&quot; &quot;;RIGHT([.L9];8);[.L9])" office:value-type="string" office:string-value="10.14.2014" calcext:value-type="string">
            <text:p>10.14.2014</text:p>
          </table:table-cell>
          <table:table-cell table:formula="of:=FIND([.$N$2];[.M9];1)" office:value-type="float" office:value="3" calcext:value-type="float">
            <text:p>3</text:p>
          </table:table-cell>
          <table:table-cell table:formula="of:=VALUE(MID([.M9];1;[.N9]-1))" office:value-type="float" office:value="10" calcext:value-type="float">
            <text:p>10</text:p>
          </table:table-cell>
          <table:table-cell table:formula="of:=FIND([.$P$2];[.M9];[.N9]+1)" office:value-type="float" office:value="6" calcext:value-type="float">
            <text:p>6</text:p>
          </table:table-cell>
          <table:table-cell table:formula="of:=VALUE(MID([.M9];[.N9]+1;[.P9]-[.N9]-1))" office:value-type="float" office:value="14" calcext:value-type="float">
            <text:p>14</text:p>
          </table:table-cell>
          <table:table-cell/>
          <table:table-cell table:formula="of:=VALUE(MID([.M9];[.P9]+1;100))" office:value-type="float" office:value="2014" calcext:value-type="float">
            <text:p>2014</text:p>
          </table:table-cell>
          <table:table-cell table:formula="of:=IF([.S9]&lt;2000;[.S9]+2000;[.S9])" office:value-type="float" office:value="2014" calcext:value-type="float">
            <text:p>2014</text:p>
          </table:table-cell>
          <table:table-cell/>
          <table:table-cell table:formula="of:=[.$V$1]&amp;[.$J9]&amp;[.$V$2]" office:value-type="string" office:string-value="Gallery.create!(title: &quot;Wedgewood at Glen Ivy Bridal Show 10.14.2014&quot;, " calcext:value-type="string">
            <text:p>Gallery.create!(title: "Wedgewood at Glen Ivy Bridal Show 10.14.2014", </text:p>
          </table:table-cell>
          <table:table-cell table:formula="of:=[.$W$1]&amp;[.$T9]&amp;&quot;,&quot;&amp;[.$Q9]&amp;&quot;,&quot;&amp;[.$O9]&amp;[.$W$2]" office:value-type="string" office:string-value="event_date: Date.new(2014,14,10), " calcext:value-type="string">
            <text:p>event_date: Date.new(2014,14,10), </text:p>
          </table:table-cell>
          <table:table-cell table:formula="of:=[.$X$1]&amp;[.$F9]&amp;[.$X$2]" office:value-type="string" office:string-value="album_url: &quot;http://snapshowmagic.smugmug.com/Events/Wedgewood-at-Glen-Ivy-Bridal&quot;)" calcext:value-type="string">
            <text:p>album_url: "http://snapshowmagic.smugmug.com/Events/Wedgewood-at-Glen-Ivy-Bridal")</text:p>
          </table:table-cell>
          <table:table-cell table:formula="of:=&quot;&quot;">
            <text:p/>
          </table:table-cell>
          <table:table-cell table:formula="of:=CONCATENATE([.V9];[.W9];[.X9])" office:value-type="string" office:string-value="Gallery.create!(title: &quot;Wedgewood at Glen Ivy Bridal Show 10.14.2014&quot;, event_date: Date.new(2014,14,10), album_url: &quot;http://snapshowmagic.smugmug.com/Events/Wedgewood-at-Glen-Ivy-Bridal&quot;)" calcext:value-type="string">
            <text:p>Gallery.create!(title: "Wedgewood at Glen Ivy Bridal Show 10.14.2014", event_date: Date.new(2014,14,10), album_url: "http://snapshowmagic.smugmug.com/Events/Wedgewood-at-Glen-Ivy-Brida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tthew-and-Holly-10112014"&gt;&lt;h1&gt;Matthew and Holly 10.11.14&lt;/h1&gt;&lt;/a&gt;</text:p>
          </table:table-cell>
          <table:table-cell/>
          <table:table-cell table:formula="of:=FIND([.$D$2];[.B11];1)" office:value-type="float" office:value="10" calcext:value-type="float">
            <text:p>10</text:p>
          </table:table-cell>
          <table:table-cell table:formula="of:=FIND([.$E$2];[.B11];[.D11])" office:value-type="float" office:value="78" calcext:value-type="float">
            <text:p>78</text:p>
          </table:table-cell>
          <table:table-cell table:formula="of:=MID([.B11];[.D11];[.E11]-[.D11])" office:value-type="string" office:string-value="http://snapshowmagic.smugmug.com/Weddings/Matthew-and-Holly-10112014" calcext:value-type="string">
            <text:p>http://snapshowmagic.smugmug.com/Weddings/Matthew-and-Holly-10112014</text:p>
          </table:table-cell>
          <table:table-cell/>
          <table:table-cell table:formula="of:=FIND([.$H$2];[.B11];[.E11])" office:value-type="float" office:value="80" calcext:value-type="float">
            <text:p>80</text:p>
          </table:table-cell>
          <table:table-cell table:formula="of:=FIND([.$I$2];[.B11];[.H11])" office:value-type="float" office:value="110" calcext:value-type="float">
            <text:p>110</text:p>
          </table:table-cell>
          <table:table-cell table:formula="of:=MID([.B11];[.H11]+4;[.I11]-[.H11]-4)" office:value-type="string" office:string-value="Matthew and Holly 10.11.14" calcext:value-type="string">
            <text:p>Matthew and Holly 10.11.14</text:p>
          </table:table-cell>
          <table:table-cell/>
          <table:table-cell table:formula="of:=RIGHT([.J11];10)" office:value-type="string" office:string-value="y 10.11.14" calcext:value-type="string">
            <text:p>y 10.11.14</text:p>
          </table:table-cell>
          <table:table-cell table:formula="of:=IF(MID([.L11];2;1)=&quot; &quot;;RIGHT([.L11];8);[.L11])" office:value-type="string" office:string-value="10.11.14" calcext:value-type="string">
            <text:p>10.11.14</text:p>
          </table:table-cell>
          <table:table-cell table:formula="of:=FIND([.$N$2];[.M11];1)" office:value-type="float" office:value="3" calcext:value-type="float">
            <text:p>3</text:p>
          </table:table-cell>
          <table:table-cell table:formula="of:=VALUE(MID([.M11];1;[.N11]-1))" office:value-type="float" office:value="10" calcext:value-type="float">
            <text:p>10</text:p>
          </table:table-cell>
          <table:table-cell table:formula="of:=FIND([.$P$2];[.M11];[.N11]+1)" office:value-type="float" office:value="6" calcext:value-type="float">
            <text:p>6</text:p>
          </table:table-cell>
          <table:table-cell table:formula="of:=VALUE(MID([.M11];[.N11]+1;[.P11]-[.N11]-1))" office:value-type="float" office:value="11" calcext:value-type="float">
            <text:p>11</text:p>
          </table:table-cell>
          <table:table-cell/>
          <table:table-cell table:formula="of:=VALUE(MID([.M11];[.P11]+1;100))" office:value-type="float" office:value="14" calcext:value-type="float">
            <text:p>14</text:p>
          </table:table-cell>
          <table:table-cell table:formula="of:=IF([.S11]&lt;2000;[.S11]+2000;[.S11])" office:value-type="float" office:value="2014" calcext:value-type="float">
            <text:p>2014</text:p>
          </table:table-cell>
          <table:table-cell/>
          <table:table-cell table:formula="of:=[.$V$1]&amp;[.$J11]&amp;[.$V$2]" office:value-type="string" office:string-value="Gallery.create!(title: &quot;Matthew and Holly 10.11.14&quot;, " calcext:value-type="string">
            <text:p>Gallery.create!(title: "Matthew and Holly 10.11.14", </text:p>
          </table:table-cell>
          <table:table-cell table:formula="of:=[.$W$1]&amp;[.$T11]&amp;&quot;,&quot;&amp;[.$Q11]&amp;&quot;,&quot;&amp;[.$O11]&amp;[.$W$2]" office:value-type="string" office:string-value="event_date: Date.new(2014,11,10), " calcext:value-type="string">
            <text:p>event_date: Date.new(2014,11,10), </text:p>
          </table:table-cell>
          <table:table-cell table:formula="of:=[.$X$1]&amp;[.$F11]&amp;[.$X$2]" office:value-type="string" office:string-value="album_url: &quot;http://snapshowmagic.smugmug.com/Weddings/Matthew-and-Holly-10112014&quot;)" calcext:value-type="string">
            <text:p>album_url: "http://snapshowmagic.smugmug.com/Weddings/Matthew-and-Holly-10112014")</text:p>
          </table:table-cell>
          <table:table-cell table:formula="of:=&quot;&quot;">
            <text:p/>
          </table:table-cell>
          <table:table-cell table:formula="of:=CONCATENATE([.V11];[.W11];[.X11])" office:value-type="string" office:string-value="Gallery.create!(title: &quot;Matthew and Holly 10.11.14&quot;, event_date: Date.new(2014,11,10), album_url: &quot;http://snapshowmagic.smugmug.com/Weddings/Matthew-and-Holly-10112014&quot;)" calcext:value-type="string">
            <text:p>Gallery.create!(title: "Matthew and Holly 10.11.14", event_date: Date.new(2014,11,10), album_url: "http://snapshowmagic.smugmug.com/Weddings/Matthew-and-Holly-1011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Oscar-and-Roxana-100414"&gt;&lt;h1&gt;Oscar and Roxana 10.04.14&lt;/h1&gt;&lt;/a&gt;</text:p>
          </table:table-cell>
          <table:table-cell/>
          <table:table-cell table:formula="of:=FIND([.$D$2];[.B13];1)" office:value-type="float" office:value="10" calcext:value-type="float">
            <text:p>10</text:p>
          </table:table-cell>
          <table:table-cell table:formula="of:=FIND([.$E$2];[.B13];[.D13])" office:value-type="float" office:value="75" calcext:value-type="float">
            <text:p>75</text:p>
          </table:table-cell>
          <table:table-cell table:formula="of:=MID([.B13];[.D13];[.E13]-[.D13])" office:value-type="string" office:string-value="http://snapshowmagic.smugmug.com/Weddings/Oscar-and-Roxana-100414" calcext:value-type="string">
            <text:p>http://snapshowmagic.smugmug.com/Weddings/Oscar-and-Roxana-100414</text:p>
          </table:table-cell>
          <table:table-cell/>
          <table:table-cell table:formula="of:=FIND([.$H$2];[.B13];[.E13])" office:value-type="float" office:value="77" calcext:value-type="float">
            <text:p>77</text:p>
          </table:table-cell>
          <table:table-cell table:formula="of:=FIND([.$I$2];[.B13];[.H13])" office:value-type="float" office:value="106" calcext:value-type="float">
            <text:p>106</text:p>
          </table:table-cell>
          <table:table-cell table:formula="of:=MID([.B13];[.H13]+4;[.I13]-[.H13]-4)" office:value-type="string" office:string-value="Oscar and Roxana 10.04.14" calcext:value-type="string">
            <text:p>Oscar and Roxana 10.04.14</text:p>
          </table:table-cell>
          <table:table-cell/>
          <table:table-cell table:formula="of:=RIGHT([.J13];10)" office:value-type="string" office:string-value="a 10.04.14" calcext:value-type="string">
            <text:p>a 10.04.14</text:p>
          </table:table-cell>
          <table:table-cell table:formula="of:=IF(MID([.L13];2;1)=&quot; &quot;;RIGHT([.L13];8);[.L13])" office:value-type="string" office:string-value="10.04.14" calcext:value-type="string">
            <text:p>10.04.14</text:p>
          </table:table-cell>
          <table:table-cell table:formula="of:=FIND([.$N$2];[.M13];1)" office:value-type="float" office:value="3" calcext:value-type="float">
            <text:p>3</text:p>
          </table:table-cell>
          <table:table-cell table:formula="of:=VALUE(MID([.M13];1;[.N13]-1))" office:value-type="float" office:value="10" calcext:value-type="float">
            <text:p>10</text:p>
          </table:table-cell>
          <table:table-cell table:formula="of:=FIND([.$P$2];[.M13];[.N13]+1)" office:value-type="float" office:value="6" calcext:value-type="float">
            <text:p>6</text:p>
          </table:table-cell>
          <table:table-cell table:formula="of:=VALUE(MID([.M13];[.N13]+1;[.P13]-[.N13]-1))" office:value-type="float" office:value="4" calcext:value-type="float">
            <text:p>4</text:p>
          </table:table-cell>
          <table:table-cell/>
          <table:table-cell table:formula="of:=VALUE(MID([.M13];[.P13]+1;100))" office:value-type="float" office:value="14" calcext:value-type="float">
            <text:p>14</text:p>
          </table:table-cell>
          <table:table-cell table:formula="of:=IF([.S13]&lt;2000;[.S13]+2000;[.S13])" office:value-type="float" office:value="2014" calcext:value-type="float">
            <text:p>2014</text:p>
          </table:table-cell>
          <table:table-cell/>
          <table:table-cell table:formula="of:=[.$V$1]&amp;[.$J13]&amp;[.$V$2]" office:value-type="string" office:string-value="Gallery.create!(title: &quot;Oscar and Roxana 10.04.14&quot;, " calcext:value-type="string">
            <text:p>Gallery.create!(title: "Oscar and Roxana 10.04.14", </text:p>
          </table:table-cell>
          <table:table-cell table:formula="of:=[.$W$1]&amp;[.$T13]&amp;&quot;,&quot;&amp;[.$Q13]&amp;&quot;,&quot;&amp;[.$O13]&amp;[.$W$2]" office:value-type="string" office:string-value="event_date: Date.new(2014,4,10), " calcext:value-type="string">
            <text:p>event_date: Date.new(2014,4,10), </text:p>
          </table:table-cell>
          <table:table-cell table:formula="of:=[.$X$1]&amp;[.$F13]&amp;[.$X$2]" office:value-type="string" office:string-value="album_url: &quot;http://snapshowmagic.smugmug.com/Weddings/Oscar-and-Roxana-100414&quot;)" calcext:value-type="string">
            <text:p>album_url: "http://snapshowmagic.smugmug.com/Weddings/Oscar-and-Roxana-100414")</text:p>
          </table:table-cell>
          <table:table-cell table:formula="of:=&quot;&quot;">
            <text:p/>
          </table:table-cell>
          <table:table-cell table:formula="of:=CONCATENATE([.V13];[.W13];[.X13])" office:value-type="string" office:string-value="Gallery.create!(title: &quot;Oscar and Roxana 10.04.14&quot;, event_date: Date.new(2014,4,10), album_url: &quot;http://snapshowmagic.smugmug.com/Weddings/Oscar-and-Roxana-100414&quot;)" calcext:value-type="string">
            <text:p>Gallery.create!(title: "Oscar and Roxana 10.04.14", event_date: Date.new(2014,4,10), album_url: "http://snapshowmagic.smugmug.com/Weddings/Oscar-and-Roxana-10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Carmen-09272014"&gt;&lt;h1&gt;Andrew and Carmen 09.27.14&lt;/h1&gt;&lt;/a&gt;</text:p>
          </table:table-cell>
          <table:table-cell/>
          <table:table-cell table:formula="of:=FIND([.$D$2];[.B15];1)" office:value-type="float" office:value="10" calcext:value-type="float">
            <text:p>10</text:p>
          </table:table-cell>
          <table:table-cell table:formula="of:=FIND([.$E$2];[.B15];[.D15])" office:value-type="float" office:value="78" calcext:value-type="float">
            <text:p>78</text:p>
          </table:table-cell>
          <table:table-cell table:formula="of:=MID([.B15];[.D15];[.E15]-[.D15])" office:value-type="string" office:string-value="http://snapshowmagic.smugmug.com/Weddings/Andrew-and-Carmen-09272014" calcext:value-type="string">
            <text:p>http://snapshowmagic.smugmug.com/Weddings/Andrew-and-Carmen-09272014</text:p>
          </table:table-cell>
          <table:table-cell/>
          <table:table-cell table:formula="of:=FIND([.$H$2];[.B15];[.E15])" office:value-type="float" office:value="80" calcext:value-type="float">
            <text:p>80</text:p>
          </table:table-cell>
          <table:table-cell table:formula="of:=FIND([.$I$2];[.B15];[.H15])" office:value-type="float" office:value="110" calcext:value-type="float">
            <text:p>110</text:p>
          </table:table-cell>
          <table:table-cell table:formula="of:=MID([.B15];[.H15]+4;[.I15]-[.H15]-4)" office:value-type="string" office:string-value="Andrew and Carmen 09.27.14" calcext:value-type="string">
            <text:p>Andrew and Carmen 09.27.14</text:p>
          </table:table-cell>
          <table:table-cell/>
          <table:table-cell table:formula="of:=RIGHT([.J15];10)" office:value-type="string" office:string-value="n 09.27.14" calcext:value-type="string">
            <text:p>n 09.27.14</text:p>
          </table:table-cell>
          <table:table-cell table:formula="of:=IF(MID([.L15];2;1)=&quot; &quot;;RIGHT([.L15];8);[.L15])" office:value-type="string" office:string-value="09.27.14" calcext:value-type="string">
            <text:p>09.27.14</text:p>
          </table:table-cell>
          <table:table-cell table:formula="of:=FIND([.$N$2];[.M15];1)" office:value-type="float" office:value="3" calcext:value-type="float">
            <text:p>3</text:p>
          </table:table-cell>
          <table:table-cell table:formula="of:=VALUE(MID([.M15];1;[.N15]-1))" office:value-type="float" office:value="9" calcext:value-type="float">
            <text:p>9</text:p>
          </table:table-cell>
          <table:table-cell table:formula="of:=FIND([.$P$2];[.M15];[.N15]+1)" office:value-type="float" office:value="6" calcext:value-type="float">
            <text:p>6</text:p>
          </table:table-cell>
          <table:table-cell table:formula="of:=VALUE(MID([.M15];[.N15]+1;[.P15]-[.N15]-1))" office:value-type="float" office:value="27" calcext:value-type="float">
            <text:p>27</text:p>
          </table:table-cell>
          <table:table-cell/>
          <table:table-cell table:formula="of:=VALUE(MID([.M15];[.P15]+1;100))" office:value-type="float" office:value="14" calcext:value-type="float">
            <text:p>14</text:p>
          </table:table-cell>
          <table:table-cell table:formula="of:=IF([.S15]&lt;2000;[.S15]+2000;[.S15])" office:value-type="float" office:value="2014" calcext:value-type="float">
            <text:p>2014</text:p>
          </table:table-cell>
          <table:table-cell/>
          <table:table-cell table:formula="of:=[.$V$1]&amp;[.$J15]&amp;[.$V$2]" office:value-type="string" office:string-value="Gallery.create!(title: &quot;Andrew and Carmen 09.27.14&quot;, " calcext:value-type="string">
            <text:p>Gallery.create!(title: "Andrew and Carmen 09.27.14", </text:p>
          </table:table-cell>
          <table:table-cell table:formula="of:=[.$W$1]&amp;[.$T15]&amp;&quot;,&quot;&amp;[.$Q15]&amp;&quot;,&quot;&amp;[.$O15]&amp;[.$W$2]" office:value-type="string" office:string-value="event_date: Date.new(2014,27,9), " calcext:value-type="string">
            <text:p>event_date: Date.new(2014,27,9), </text:p>
          </table:table-cell>
          <table:table-cell table:formula="of:=[.$X$1]&amp;[.$F15]&amp;[.$X$2]" office:value-type="string" office:string-value="album_url: &quot;http://snapshowmagic.smugmug.com/Weddings/Andrew-and-Carmen-09272014&quot;)" calcext:value-type="string">
            <text:p>album_url: "http://snapshowmagic.smugmug.com/Weddings/Andrew-and-Carmen-09272014")</text:p>
          </table:table-cell>
          <table:table-cell table:formula="of:=&quot;&quot;">
            <text:p/>
          </table:table-cell>
          <table:table-cell table:formula="of:=CONCATENATE([.V15];[.W15];[.X15])" office:value-type="string" office:string-value="Gallery.create!(title: &quot;Andrew and Carmen 09.27.14&quot;, event_date: Date.new(2014,27,9), album_url: &quot;http://snapshowmagic.smugmug.com/Weddings/Andrew-and-Carmen-09272014&quot;)" calcext:value-type="string">
            <text:p>Gallery.create!(title: "Andrew and Carmen 09.27.14", event_date: Date.new(2014,27,9), album_url: "http://snapshowmagic.smugmug.com/Weddings/Andrew-and-Carmen-0927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NACE-20140820/"&gt;&lt;h1&gt;NACE 08.20.14&lt;/h1&gt;&lt;/a&gt;</text:p>
          </table:table-cell>
          <table:table-cell/>
          <table:table-cell table:formula="of:=FIND([.$D$2];[.B17];1)" office:value-type="float" office:value="10" calcext:value-type="float">
            <text:p>10</text:p>
          </table:table-cell>
          <table:table-cell table:formula="of:=FIND([.$E$2];[.B17];[.D17])" office:value-type="float" office:value="64" calcext:value-type="float">
            <text:p>64</text:p>
          </table:table-cell>
          <table:table-cell table:formula="of:=MID([.B17];[.D17];[.E17]-[.D17])" office:value-type="string" office:string-value="http://snapshowmagic.smugmug.com/Events/NACE-20140820/" calcext:value-type="string">
            <text:p>http://snapshowmagic.smugmug.com/Events/NACE-20140820/</text:p>
          </table:table-cell>
          <table:table-cell/>
          <table:table-cell table:formula="of:=FIND([.$H$2];[.B17];[.E17])" office:value-type="float" office:value="66" calcext:value-type="float">
            <text:p>66</text:p>
          </table:table-cell>
          <table:table-cell table:formula="of:=FIND([.$I$2];[.B17];[.H17])" office:value-type="float" office:value="83" calcext:value-type="float">
            <text:p>83</text:p>
          </table:table-cell>
          <table:table-cell table:formula="of:=MID([.B17];[.H17]+4;[.I17]-[.H17]-4)" office:value-type="string" office:string-value="NACE 08.20.14" calcext:value-type="string">
            <text:p>NACE 08.20.14</text:p>
          </table:table-cell>
          <table:table-cell/>
          <table:table-cell table:formula="of:=RIGHT([.J17];10)" office:value-type="string" office:string-value="E 08.20.14" calcext:value-type="string">
            <text:p>E 08.20.14</text:p>
          </table:table-cell>
          <table:table-cell table:formula="of:=IF(MID([.L17];2;1)=&quot; &quot;;RIGHT([.L17];8);[.L17])" office:value-type="string" office:string-value="08.20.14" calcext:value-type="string">
            <text:p>08.20.14</text:p>
          </table:table-cell>
          <table:table-cell table:formula="of:=FIND([.$N$2];[.M17];1)" office:value-type="float" office:value="3" calcext:value-type="float">
            <text:p>3</text:p>
          </table:table-cell>
          <table:table-cell table:formula="of:=VALUE(MID([.M17];1;[.N17]-1))" office:value-type="float" office:value="8" calcext:value-type="float">
            <text:p>8</text:p>
          </table:table-cell>
          <table:table-cell table:formula="of:=FIND([.$P$2];[.M17];[.N17]+1)" office:value-type="float" office:value="6" calcext:value-type="float">
            <text:p>6</text:p>
          </table:table-cell>
          <table:table-cell table:formula="of:=VALUE(MID([.M17];[.N17]+1;[.P17]-[.N17]-1))" office:value-type="float" office:value="20" calcext:value-type="float">
            <text:p>20</text:p>
          </table:table-cell>
          <table:table-cell/>
          <table:table-cell table:formula="of:=VALUE(MID([.M17];[.P17]+1;100))" office:value-type="float" office:value="14" calcext:value-type="float">
            <text:p>14</text:p>
          </table:table-cell>
          <table:table-cell table:formula="of:=IF([.S17]&lt;2000;[.S17]+2000;[.S17])" office:value-type="float" office:value="2014" calcext:value-type="float">
            <text:p>2014</text:p>
          </table:table-cell>
          <table:table-cell/>
          <table:table-cell table:formula="of:=[.$V$1]&amp;[.$J17]&amp;[.$V$2]" office:value-type="string" office:string-value="Gallery.create!(title: &quot;NACE 08.20.14&quot;, " calcext:value-type="string">
            <text:p>Gallery.create!(title: "NACE 08.20.14", </text:p>
          </table:table-cell>
          <table:table-cell table:formula="of:=[.$W$1]&amp;[.$T17]&amp;&quot;,&quot;&amp;[.$Q17]&amp;&quot;,&quot;&amp;[.$O17]&amp;[.$W$2]" office:value-type="string" office:string-value="event_date: Date.new(2014,20,8), " calcext:value-type="string">
            <text:p>event_date: Date.new(2014,20,8), </text:p>
          </table:table-cell>
          <table:table-cell table:formula="of:=[.$X$1]&amp;[.$F17]&amp;[.$X$2]" office:value-type="string" office:string-value="album_url: &quot;http://snapshowmagic.smugmug.com/Events/NACE-20140820/&quot;)" calcext:value-type="string">
            <text:p>album_url: "http://snapshowmagic.smugmug.com/Events/NACE-20140820/")</text:p>
          </table:table-cell>
          <table:table-cell table:formula="of:=&quot;&quot;">
            <text:p/>
          </table:table-cell>
          <table:table-cell table:formula="of:=CONCATENATE([.V17];[.W17];[.X17])" office:value-type="string" office:string-value="Gallery.create!(title: &quot;NACE 08.20.14&quot;, event_date: Date.new(2014,20,8), album_url: &quot;http://snapshowmagic.smugmug.com/Events/NACE-20140820/&quot;)" calcext:value-type="string">
            <text:p>Gallery.create!(title: "NACE 08.20.14", event_date: Date.new(2014,20,8), album_url: "http://snapshowmagic.smugmug.com/Events/NACE-20140820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a-08152014"&gt;&lt;h1&gt;Daniel and Laura 08.15.14&lt;/h1&gt;&lt;/a&gt;</text:p>
          </table:table-cell>
          <table:table-cell/>
          <table:table-cell table:formula="of:=FIND([.$D$2];[.B19];1)" office:value-type="float" office:value="10" calcext:value-type="float">
            <text:p>10</text:p>
          </table:table-cell>
          <table:table-cell table:formula="of:=FIND([.$E$2];[.B19];[.D19])" office:value-type="float" office:value="77" calcext:value-type="float">
            <text:p>77</text:p>
          </table:table-cell>
          <table:table-cell table:formula="of:=MID([.B19];[.D19];[.E19]-[.D19])" office:value-type="string" office:string-value="http://snapshowmagic.smugmug.com/Weddings/Daniel-and-Laura-08152014" calcext:value-type="string">
            <text:p>http://snapshowmagic.smugmug.com/Weddings/Daniel-and-Laura-08152014</text:p>
          </table:table-cell>
          <table:table-cell/>
          <table:table-cell table:formula="of:=FIND([.$H$2];[.B19];[.E19])" office:value-type="float" office:value="79" calcext:value-type="float">
            <text:p>79</text:p>
          </table:table-cell>
          <table:table-cell table:formula="of:=FIND([.$I$2];[.B19];[.H19])" office:value-type="float" office:value="108" calcext:value-type="float">
            <text:p>108</text:p>
          </table:table-cell>
          <table:table-cell table:formula="of:=MID([.B19];[.H19]+4;[.I19]-[.H19]-4)" office:value-type="string" office:string-value="Daniel and Laura 08.15.14" calcext:value-type="string">
            <text:p>Daniel and Laura 08.15.14</text:p>
          </table:table-cell>
          <table:table-cell/>
          <table:table-cell table:formula="of:=RIGHT([.J19];10)" office:value-type="string" office:string-value="a 08.15.14" calcext:value-type="string">
            <text:p>a 08.15.14</text:p>
          </table:table-cell>
          <table:table-cell table:formula="of:=IF(MID([.L19];2;1)=&quot; &quot;;RIGHT([.L19];8);[.L19])" office:value-type="string" office:string-value="08.15.14" calcext:value-type="string">
            <text:p>08.15.14</text:p>
          </table:table-cell>
          <table:table-cell table:formula="of:=FIND([.$N$2];[.M19];1)" office:value-type="float" office:value="3" calcext:value-type="float">
            <text:p>3</text:p>
          </table:table-cell>
          <table:table-cell table:formula="of:=VALUE(MID([.M19];1;[.N19]-1))" office:value-type="float" office:value="8" calcext:value-type="float">
            <text:p>8</text:p>
          </table:table-cell>
          <table:table-cell table:formula="of:=FIND([.$P$2];[.M19];[.N19]+1)" office:value-type="float" office:value="6" calcext:value-type="float">
            <text:p>6</text:p>
          </table:table-cell>
          <table:table-cell table:formula="of:=VALUE(MID([.M19];[.N19]+1;[.P19]-[.N19]-1))" office:value-type="float" office:value="15" calcext:value-type="float">
            <text:p>15</text:p>
          </table:table-cell>
          <table:table-cell/>
          <table:table-cell table:formula="of:=VALUE(MID([.M19];[.P19]+1;100))" office:value-type="float" office:value="14" calcext:value-type="float">
            <text:p>14</text:p>
          </table:table-cell>
          <table:table-cell table:formula="of:=IF([.S19]&lt;2000;[.S19]+2000;[.S19])" office:value-type="float" office:value="2014" calcext:value-type="float">
            <text:p>2014</text:p>
          </table:table-cell>
          <table:table-cell/>
          <table:table-cell table:formula="of:=[.$V$1]&amp;[.$J19]&amp;[.$V$2]" office:value-type="string" office:string-value="Gallery.create!(title: &quot;Daniel and Laura 08.15.14&quot;, " calcext:value-type="string">
            <text:p>Gallery.create!(title: "Daniel and Laura 08.15.14", </text:p>
          </table:table-cell>
          <table:table-cell table:formula="of:=[.$W$1]&amp;[.$T19]&amp;&quot;,&quot;&amp;[.$Q19]&amp;&quot;,&quot;&amp;[.$O19]&amp;[.$W$2]" office:value-type="string" office:string-value="event_date: Date.new(2014,15,8), " calcext:value-type="string">
            <text:p>event_date: Date.new(2014,15,8), </text:p>
          </table:table-cell>
          <table:table-cell table:formula="of:=[.$X$1]&amp;[.$F19]&amp;[.$X$2]" office:value-type="string" office:string-value="album_url: &quot;http://snapshowmagic.smugmug.com/Weddings/Daniel-and-Laura-08152014&quot;)" calcext:value-type="string">
            <text:p>album_url: "http://snapshowmagic.smugmug.com/Weddings/Daniel-and-Laura-08152014")</text:p>
          </table:table-cell>
          <table:table-cell table:formula="of:=&quot;&quot;">
            <text:p/>
          </table:table-cell>
          <table:table-cell table:formula="of:=CONCATENATE([.V19];[.W19];[.X19])" office:value-type="string" office:string-value="Gallery.create!(title: &quot;Daniel and Laura 08.15.14&quot;, event_date: Date.new(2014,15,8), album_url: &quot;http://snapshowmagic.smugmug.com/Weddings/Daniel-and-Laura-08152014&quot;)" calcext:value-type="string">
            <text:p>Gallery.create!(title: "Daniel and Laura 08.15.14", event_date: Date.new(2014,15,8), album_url: "http://snapshowmagic.smugmug.com/Weddings/Daniel-and-Laura-0815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Events/Bridal-Show-The-Queen-Mary"&gt;&lt;h1&gt;Bridal Show - The Queen Mary 08.10.14&lt;/h1&gt;&lt;/a&gt;</text:p>
          </table:table-cell>
          <table:table-cell/>
          <table:table-cell table:formula="of:=FIND([.$D$2];[.B21];1)" office:value-type="float" office:value="10" calcext:value-type="float">
            <text:p>10</text:p>
          </table:table-cell>
          <table:table-cell table:formula="of:=FIND([.$E$2];[.B21];[.D21])" office:value-type="float" office:value="76" calcext:value-type="float">
            <text:p>76</text:p>
          </table:table-cell>
          <table:table-cell table:formula="of:=MID([.B21];[.D21];[.E21]-[.D21])" office:value-type="string" office:string-value="http://snapshowmagic.smugmug.com/Events/Bridal-Show-The-Queen-Mary" calcext:value-type="string">
            <text:p>http://snapshowmagic.smugmug.com/Events/Bridal-Show-The-Queen-Mary</text:p>
          </table:table-cell>
          <table:table-cell/>
          <table:table-cell table:formula="of:=FIND([.$H$2];[.B21];[.E21])" office:value-type="float" office:value="78" calcext:value-type="float">
            <text:p>78</text:p>
          </table:table-cell>
          <table:table-cell table:formula="of:=FIND([.$I$2];[.B21];[.H21])" office:value-type="float" office:value="119" calcext:value-type="float">
            <text:p>119</text:p>
          </table:table-cell>
          <table:table-cell table:formula="of:=MID([.B21];[.H21]+4;[.I21]-[.H21]-4)" office:value-type="string" office:string-value="Bridal Show - The Queen Mary 08.10.14" calcext:value-type="string">
            <text:p>Bridal Show - The Queen Mary 08.10.14</text:p>
          </table:table-cell>
          <table:table-cell/>
          <table:table-cell table:formula="of:=RIGHT([.J21];10)" office:value-type="string" office:string-value="y 08.10.14" calcext:value-type="string">
            <text:p>y 08.10.14</text:p>
          </table:table-cell>
          <table:table-cell table:formula="of:=IF(MID([.L21];2;1)=&quot; &quot;;RIGHT([.L21];8);[.L21])" office:value-type="string" office:string-value="08.10.14" calcext:value-type="string">
            <text:p>08.10.14</text:p>
          </table:table-cell>
          <table:table-cell table:formula="of:=FIND([.$N$2];[.M21];1)" office:value-type="float" office:value="3" calcext:value-type="float">
            <text:p>3</text:p>
          </table:table-cell>
          <table:table-cell table:formula="of:=VALUE(MID([.M21];1;[.N21]-1))" office:value-type="float" office:value="8" calcext:value-type="float">
            <text:p>8</text:p>
          </table:table-cell>
          <table:table-cell table:formula="of:=FIND([.$P$2];[.M21];[.N21]+1)" office:value-type="float" office:value="6" calcext:value-type="float">
            <text:p>6</text:p>
          </table:table-cell>
          <table:table-cell table:formula="of:=VALUE(MID([.M21];[.N21]+1;[.P21]-[.N21]-1))" office:value-type="float" office:value="10" calcext:value-type="float">
            <text:p>10</text:p>
          </table:table-cell>
          <table:table-cell/>
          <table:table-cell table:formula="of:=VALUE(MID([.M21];[.P21]+1;100))" office:value-type="float" office:value="14" calcext:value-type="float">
            <text:p>14</text:p>
          </table:table-cell>
          <table:table-cell table:formula="of:=IF([.S21]&lt;2000;[.S21]+2000;[.S21])" office:value-type="float" office:value="2014" calcext:value-type="float">
            <text:p>2014</text:p>
          </table:table-cell>
          <table:table-cell/>
          <table:table-cell table:formula="of:=[.$V$1]&amp;[.$J21]&amp;[.$V$2]" office:value-type="string" office:string-value="Gallery.create!(title: &quot;Bridal Show - The Queen Mary 08.10.14&quot;, " calcext:value-type="string">
            <text:p>Gallery.create!(title: "Bridal Show - The Queen Mary 08.10.14", </text:p>
          </table:table-cell>
          <table:table-cell table:formula="of:=[.$W$1]&amp;[.$T21]&amp;&quot;,&quot;&amp;[.$Q21]&amp;&quot;,&quot;&amp;[.$O21]&amp;[.$W$2]" office:value-type="string" office:string-value="event_date: Date.new(2014,10,8), " calcext:value-type="string">
            <text:p>event_date: Date.new(2014,10,8), </text:p>
          </table:table-cell>
          <table:table-cell table:formula="of:=[.$X$1]&amp;[.$F21]&amp;[.$X$2]" office:value-type="string" office:string-value="album_url: &quot;http://snapshowmagic.smugmug.com/Events/Bridal-Show-The-Queen-Mary&quot;)" calcext:value-type="string">
            <text:p>album_url: "http://snapshowmagic.smugmug.com/Events/Bridal-Show-The-Queen-Mary")</text:p>
          </table:table-cell>
          <table:table-cell table:formula="of:=&quot;&quot;">
            <text:p/>
          </table:table-cell>
          <table:table-cell table:formula="of:=CONCATENATE([.V21];[.W21];[.X21])" office:value-type="string" office:string-value="Gallery.create!(title: &quot;Bridal Show - The Queen Mary 08.10.14&quot;, event_date: Date.new(2014,10,8), album_url: &quot;http://snapshowmagic.smugmug.com/Events/Bridal-Show-The-Queen-Mary&quot;)" calcext:value-type="string">
            <text:p>Gallery.create!(title: "Bridal Show - The Queen Mary 08.10.14", event_date: Date.new(2014,10,8), album_url: "http://snapshowmagic.smugmug.com/Events/Bridal-Show-The-Queen-Mary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illiam-and-Lauren-07262014"&gt;&lt;h1&gt;William and Lauren 07.26.14&lt;/h1&gt;&lt;/a&gt;</text:p>
          </table:table-cell>
          <table:table-cell/>
          <table:table-cell table:formula="of:=FIND([.$D$2];[.B23];1)" office:value-type="float" office:value="10" calcext:value-type="float">
            <text:p>10</text:p>
          </table:table-cell>
          <table:table-cell table:formula="of:=FIND([.$E$2];[.B23];[.D23])" office:value-type="float" office:value="79" calcext:value-type="float">
            <text:p>79</text:p>
          </table:table-cell>
          <table:table-cell table:formula="of:=MID([.B23];[.D23];[.E23]-[.D23])" office:value-type="string" office:string-value="http://snapshowmagic.smugmug.com/Weddings/William-and-Lauren-07262014" calcext:value-type="string">
            <text:p>http://snapshowmagic.smugmug.com/Weddings/William-and-Lauren-07262014</text:p>
          </table:table-cell>
          <table:table-cell/>
          <table:table-cell table:formula="of:=FIND([.$H$2];[.B23];[.E23])" office:value-type="float" office:value="81" calcext:value-type="float">
            <text:p>81</text:p>
          </table:table-cell>
          <table:table-cell table:formula="of:=FIND([.$I$2];[.B23];[.H23])" office:value-type="float" office:value="112" calcext:value-type="float">
            <text:p>112</text:p>
          </table:table-cell>
          <table:table-cell table:formula="of:=MID([.B23];[.H23]+4;[.I23]-[.H23]-4)" office:value-type="string" office:string-value="William and Lauren 07.26.14" calcext:value-type="string">
            <text:p>William and Lauren 07.26.14</text:p>
          </table:table-cell>
          <table:table-cell/>
          <table:table-cell table:formula="of:=RIGHT([.J23];10)" office:value-type="string" office:string-value="n 07.26.14" calcext:value-type="string">
            <text:p>n 07.26.14</text:p>
          </table:table-cell>
          <table:table-cell table:formula="of:=IF(MID([.L23];2;1)=&quot; &quot;;RIGHT([.L23];8);[.L23])" office:value-type="string" office:string-value="07.26.14" calcext:value-type="string">
            <text:p>07.26.14</text:p>
          </table:table-cell>
          <table:table-cell table:formula="of:=FIND([.$N$2];[.M23];1)" office:value-type="float" office:value="3" calcext:value-type="float">
            <text:p>3</text:p>
          </table:table-cell>
          <table:table-cell table:formula="of:=VALUE(MID([.M23];1;[.N23]-1))" office:value-type="float" office:value="7" calcext:value-type="float">
            <text:p>7</text:p>
          </table:table-cell>
          <table:table-cell table:formula="of:=FIND([.$P$2];[.M23];[.N23]+1)" office:value-type="float" office:value="6" calcext:value-type="float">
            <text:p>6</text:p>
          </table:table-cell>
          <table:table-cell table:formula="of:=VALUE(MID([.M23];[.N23]+1;[.P23]-[.N23]-1))" office:value-type="float" office:value="26" calcext:value-type="float">
            <text:p>26</text:p>
          </table:table-cell>
          <table:table-cell/>
          <table:table-cell table:formula="of:=VALUE(MID([.M23];[.P23]+1;100))" office:value-type="float" office:value="14" calcext:value-type="float">
            <text:p>14</text:p>
          </table:table-cell>
          <table:table-cell table:formula="of:=IF([.S23]&lt;2000;[.S23]+2000;[.S23])" office:value-type="float" office:value="2014" calcext:value-type="float">
            <text:p>2014</text:p>
          </table:table-cell>
          <table:table-cell/>
          <table:table-cell table:formula="of:=[.$V$1]&amp;[.$J23]&amp;[.$V$2]" office:value-type="string" office:string-value="Gallery.create!(title: &quot;William and Lauren 07.26.14&quot;, " calcext:value-type="string">
            <text:p>Gallery.create!(title: "William and Lauren 07.26.14", </text:p>
          </table:table-cell>
          <table:table-cell table:formula="of:=[.$W$1]&amp;[.$T23]&amp;&quot;,&quot;&amp;[.$Q23]&amp;&quot;,&quot;&amp;[.$O23]&amp;[.$W$2]" office:value-type="string" office:string-value="event_date: Date.new(2014,26,7), " calcext:value-type="string">
            <text:p>event_date: Date.new(2014,26,7), </text:p>
          </table:table-cell>
          <table:table-cell table:formula="of:=[.$X$1]&amp;[.$F23]&amp;[.$X$2]" office:value-type="string" office:string-value="album_url: &quot;http://snapshowmagic.smugmug.com/Weddings/William-and-Lauren-07262014&quot;)" calcext:value-type="string">
            <text:p>album_url: "http://snapshowmagic.smugmug.com/Weddings/William-and-Lauren-07262014")</text:p>
          </table:table-cell>
          <table:table-cell table:formula="of:=&quot;&quot;">
            <text:p/>
          </table:table-cell>
          <table:table-cell table:formula="of:=CONCATENATE([.V23];[.W23];[.X23])" office:value-type="string" office:string-value="Gallery.create!(title: &quot;William and Lauren 07.26.14&quot;, event_date: Date.new(2014,26,7), album_url: &quot;http://snapshowmagic.smugmug.com/Weddings/William-and-Lauren-07262014&quot;)" calcext:value-type="string">
            <text:p>Gallery.create!(title: "William and Lauren 07.26.14", event_date: Date.new(2014,26,7), album_url: "http://snapshowmagic.smugmug.com/Weddings/William-and-Lauren-072620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Sara-07202014/"&gt;&lt;h1&gt;Mike and Sara 07.20.14&lt;/h1&gt;&lt;/a&gt;</text:p>
          </table:table-cell>
          <table:table-cell/>
          <table:table-cell table:formula="of:=FIND([.$D$2];[.B25];1)" office:value-type="float" office:value="10" calcext:value-type="float">
            <text:p>10</text:p>
          </table:table-cell>
          <table:table-cell table:formula="of:=FIND([.$E$2];[.B25];[.D25])" office:value-type="float" office:value="75" calcext:value-type="float">
            <text:p>75</text:p>
          </table:table-cell>
          <table:table-cell table:formula="of:=MID([.B25];[.D25];[.E25]-[.D25])" office:value-type="string" office:string-value="http://snapshowmagic.smugmug.com/Weddings/Mike-and-Sara-07202014/" calcext:value-type="string">
            <text:p>http://snapshowmagic.smugmug.com/Weddings/Mike-and-Sara-07202014/</text:p>
          </table:table-cell>
          <table:table-cell/>
          <table:table-cell table:formula="of:=FIND([.$H$2];[.B25];[.E25])" office:value-type="float" office:value="77" calcext:value-type="float">
            <text:p>77</text:p>
          </table:table-cell>
          <table:table-cell table:formula="of:=FIND([.$I$2];[.B25];[.H25])" office:value-type="float" office:value="103" calcext:value-type="float">
            <text:p>103</text:p>
          </table:table-cell>
          <table:table-cell table:formula="of:=MID([.B25];[.H25]+4;[.I25]-[.H25]-4)" office:value-type="string" office:string-value="Mike and Sara 07.20.14" calcext:value-type="string">
            <text:p>Mike and Sara 07.20.14</text:p>
          </table:table-cell>
          <table:table-cell/>
          <table:table-cell table:formula="of:=RIGHT([.J25];10)" office:value-type="string" office:string-value="a 07.20.14" calcext:value-type="string">
            <text:p>a 07.20.14</text:p>
          </table:table-cell>
          <table:table-cell table:formula="of:=IF(MID([.L25];2;1)=&quot; &quot;;RIGHT([.L25];8);[.L25])" office:value-type="string" office:string-value="07.20.14" calcext:value-type="string">
            <text:p>07.20.14</text:p>
          </table:table-cell>
          <table:table-cell table:formula="of:=FIND([.$N$2];[.M25];1)" office:value-type="float" office:value="3" calcext:value-type="float">
            <text:p>3</text:p>
          </table:table-cell>
          <table:table-cell table:formula="of:=VALUE(MID([.M25];1;[.N25]-1))" office:value-type="float" office:value="7" calcext:value-type="float">
            <text:p>7</text:p>
          </table:table-cell>
          <table:table-cell table:formula="of:=FIND([.$P$2];[.M25];[.N25]+1)" office:value-type="float" office:value="6" calcext:value-type="float">
            <text:p>6</text:p>
          </table:table-cell>
          <table:table-cell table:formula="of:=VALUE(MID([.M25];[.N25]+1;[.P25]-[.N25]-1))" office:value-type="float" office:value="20" calcext:value-type="float">
            <text:p>20</text:p>
          </table:table-cell>
          <table:table-cell/>
          <table:table-cell table:formula="of:=VALUE(MID([.M25];[.P25]+1;100))" office:value-type="float" office:value="14" calcext:value-type="float">
            <text:p>14</text:p>
          </table:table-cell>
          <table:table-cell table:formula="of:=IF([.S25]&lt;2000;[.S25]+2000;[.S25])" office:value-type="float" office:value="2014" calcext:value-type="float">
            <text:p>2014</text:p>
          </table:table-cell>
          <table:table-cell/>
          <table:table-cell table:formula="of:=[.$V$1]&amp;[.$J25]&amp;[.$V$2]" office:value-type="string" office:string-value="Gallery.create!(title: &quot;Mike and Sara 07.20.14&quot;, " calcext:value-type="string">
            <text:p>Gallery.create!(title: "Mike and Sara 07.20.14", </text:p>
          </table:table-cell>
          <table:table-cell table:formula="of:=[.$W$1]&amp;[.$T25]&amp;&quot;,&quot;&amp;[.$Q25]&amp;&quot;,&quot;&amp;[.$O25]&amp;[.$W$2]" office:value-type="string" office:string-value="event_date: Date.new(2014,20,7), " calcext:value-type="string">
            <text:p>event_date: Date.new(2014,20,7), </text:p>
          </table:table-cell>
          <table:table-cell table:formula="of:=[.$X$1]&amp;[.$F25]&amp;[.$X$2]" office:value-type="string" office:string-value="album_url: &quot;http://snapshowmagic.smugmug.com/Weddings/Mike-and-Sara-07202014/&quot;)" calcext:value-type="string">
            <text:p>album_url: "http://snapshowmagic.smugmug.com/Weddings/Mike-and-Sara-07202014/")</text:p>
          </table:table-cell>
          <table:table-cell table:formula="of:=&quot;&quot;">
            <text:p/>
          </table:table-cell>
          <table:table-cell table:formula="of:=CONCATENATE([.V25];[.W25];[.X25])" office:value-type="string" office:string-value="Gallery.create!(title: &quot;Mike and Sara 07.20.14&quot;, event_date: Date.new(2014,20,7), album_url: &quot;http://snapshowmagic.smugmug.com/Weddings/Mike-and-Sara-07202014/&quot;)" calcext:value-type="string">
            <text:p>Gallery.create!(title: "Mike and Sara 07.20.14", event_date: Date.new(2014,20,7), album_url: "http://snapshowmagic.smugmug.com/Weddings/Mike-and-Sara-07202014/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amie-and-Natalie-06272014/n-T8gvj"&gt;&lt;h1&gt;Jamie and Natalie 06.27.14&lt;/h1&gt;&lt;/a&gt;</text:p>
          </table:table-cell>
          <table:table-cell/>
          <table:table-cell table:formula="of:=FIND([.$D$2];[.B27];1)" office:value-type="float" office:value="10" calcext:value-type="float">
            <text:p>10</text:p>
          </table:table-cell>
          <table:table-cell table:formula="of:=FIND([.$E$2];[.B27];[.D27])" office:value-type="float" office:value="86" calcext:value-type="float">
            <text:p>86</text:p>
          </table:table-cell>
          <table:table-cell table:formula="of:=MID([.B27];[.D27];[.E27]-[.D27])" office:value-type="string" office:string-value="http://snapshowmagic.smugmug.com/Weddings/Jamie-and-Natalie-06272014/n-T8gvj" calcext:value-type="string">
            <text:p>http://snapshowmagic.smugmug.com/Weddings/Jamie-and-Natalie-06272014/n-T8gvj</text:p>
          </table:table-cell>
          <table:table-cell/>
          <table:table-cell table:formula="of:=FIND([.$H$2];[.B27];[.E27])" office:value-type="float" office:value="88" calcext:value-type="float">
            <text:p>88</text:p>
          </table:table-cell>
          <table:table-cell table:formula="of:=FIND([.$I$2];[.B27];[.H27])" office:value-type="float" office:value="118" calcext:value-type="float">
            <text:p>118</text:p>
          </table:table-cell>
          <table:table-cell table:formula="of:=MID([.B27];[.H27]+4;[.I27]-[.H27]-4)" office:value-type="string" office:string-value="Jamie and Natalie 06.27.14" calcext:value-type="string">
            <text:p>Jamie and Natalie 06.27.14</text:p>
          </table:table-cell>
          <table:table-cell/>
          <table:table-cell table:formula="of:=RIGHT([.J27];10)" office:value-type="string" office:string-value="e 06.27.14" calcext:value-type="string">
            <text:p>e 06.27.14</text:p>
          </table:table-cell>
          <table:table-cell table:formula="of:=IF(MID([.L27];2;1)=&quot; &quot;;RIGHT([.L27];8);[.L27])" office:value-type="string" office:string-value="06.27.14" calcext:value-type="string">
            <text:p>06.27.14</text:p>
          </table:table-cell>
          <table:table-cell table:formula="of:=FIND([.$N$2];[.M27];1)" office:value-type="float" office:value="3" calcext:value-type="float">
            <text:p>3</text:p>
          </table:table-cell>
          <table:table-cell table:formula="of:=VALUE(MID([.M27];1;[.N27]-1))" office:value-type="float" office:value="6" calcext:value-type="float">
            <text:p>6</text:p>
          </table:table-cell>
          <table:table-cell table:formula="of:=FIND([.$P$2];[.M27];[.N27]+1)" office:value-type="float" office:value="6" calcext:value-type="float">
            <text:p>6</text:p>
          </table:table-cell>
          <table:table-cell table:formula="of:=VALUE(MID([.M27];[.N27]+1;[.P27]-[.N27]-1))" office:value-type="float" office:value="27" calcext:value-type="float">
            <text:p>27</text:p>
          </table:table-cell>
          <table:table-cell/>
          <table:table-cell table:formula="of:=VALUE(MID([.M27];[.P27]+1;100))" office:value-type="float" office:value="14" calcext:value-type="float">
            <text:p>14</text:p>
          </table:table-cell>
          <table:table-cell table:formula="of:=IF([.S27]&lt;2000;[.S27]+2000;[.S27])" office:value-type="float" office:value="2014" calcext:value-type="float">
            <text:p>2014</text:p>
          </table:table-cell>
          <table:table-cell/>
          <table:table-cell table:formula="of:=[.$V$1]&amp;[.$J27]&amp;[.$V$2]" office:value-type="string" office:string-value="Gallery.create!(title: &quot;Jamie and Natalie 06.27.14&quot;, " calcext:value-type="string">
            <text:p>Gallery.create!(title: "Jamie and Natalie 06.27.14", </text:p>
          </table:table-cell>
          <table:table-cell table:formula="of:=[.$W$1]&amp;[.$T27]&amp;&quot;,&quot;&amp;[.$Q27]&amp;&quot;,&quot;&amp;[.$O27]&amp;[.$W$2]" office:value-type="string" office:string-value="event_date: Date.new(2014,27,6), " calcext:value-type="string">
            <text:p>event_date: Date.new(2014,27,6), </text:p>
          </table:table-cell>
          <table:table-cell table:formula="of:=[.$X$1]&amp;[.$F27]&amp;[.$X$2]" office:value-type="string" office:string-value="album_url: &quot;http://snapshowmagic.smugmug.com/Weddings/Jamie-and-Natalie-06272014/n-T8gvj&quot;)" calcext:value-type="string">
            <text:p>album_url: "http://snapshowmagic.smugmug.com/Weddings/Jamie-and-Natalie-06272014/n-T8gvj")</text:p>
          </table:table-cell>
          <table:table-cell table:formula="of:=&quot;&quot;">
            <text:p/>
          </table:table-cell>
          <table:table-cell table:formula="of:=CONCATENATE([.V27];[.W27];[.X27])" office:value-type="string" office:string-value="Gallery.create!(title: &quot;Jamie and Natalie 06.27.14&quot;, event_date: Date.new(2014,27,6), album_url: &quot;http://snapshowmagic.smugmug.com/Weddings/Jamie-and-Natalie-06272014/n-T8gvj&quot;)" calcext:value-type="string">
            <text:p>Gallery.create!(title: "Jamie and Natalie 06.27.14", event_date: Date.new(2014,27,6), album_url: "http://snapshowmagic.smugmug.com/Weddings/Jamie-and-Natalie-06272014/n-T8gv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Ashleigh-062214"&gt;&lt;h1&gt;Scott and Ashleigh 06.22.14&lt;/h1&gt;&lt;/a&gt;</text:p>
          </table:table-cell>
          <table:table-cell/>
          <table:table-cell table:formula="of:=FIND([.$D$2];[.B29];1)" office:value-type="float" office:value="10" calcext:value-type="float">
            <text:p>10</text:p>
          </table:table-cell>
          <table:table-cell table:formula="of:=FIND([.$E$2];[.B29];[.D29])" office:value-type="float" office:value="77" calcext:value-type="float">
            <text:p>77</text:p>
          </table:table-cell>
          <table:table-cell table:formula="of:=MID([.B29];[.D29];[.E29]-[.D29])" office:value-type="string" office:string-value="http://snapshowmagic.smugmug.com/Weddings/Scott-and-Ashleigh-062214" calcext:value-type="string">
            <text:p>http://snapshowmagic.smugmug.com/Weddings/Scott-and-Ashleigh-062214</text:p>
          </table:table-cell>
          <table:table-cell/>
          <table:table-cell table:formula="of:=FIND([.$H$2];[.B29];[.E29])" office:value-type="float" office:value="79" calcext:value-type="float">
            <text:p>79</text:p>
          </table:table-cell>
          <table:table-cell table:formula="of:=FIND([.$I$2];[.B29];[.H29])" office:value-type="float" office:value="110" calcext:value-type="float">
            <text:p>110</text:p>
          </table:table-cell>
          <table:table-cell table:formula="of:=MID([.B29];[.H29]+4;[.I29]-[.H29]-4)" office:value-type="string" office:string-value="Scott and Ashleigh 06.22.14" calcext:value-type="string">
            <text:p>Scott and Ashleigh 06.22.14</text:p>
          </table:table-cell>
          <table:table-cell/>
          <table:table-cell table:formula="of:=RIGHT([.J29];10)" office:value-type="string" office:string-value="h 06.22.14" calcext:value-type="string">
            <text:p>h 06.22.14</text:p>
          </table:table-cell>
          <table:table-cell table:formula="of:=IF(MID([.L29];2;1)=&quot; &quot;;RIGHT([.L29];8);[.L29])" office:value-type="string" office:string-value="06.22.14" calcext:value-type="string">
            <text:p>06.22.14</text:p>
          </table:table-cell>
          <table:table-cell table:formula="of:=FIND([.$N$2];[.M29];1)" office:value-type="float" office:value="3" calcext:value-type="float">
            <text:p>3</text:p>
          </table:table-cell>
          <table:table-cell table:formula="of:=VALUE(MID([.M29];1;[.N29]-1))" office:value-type="float" office:value="6" calcext:value-type="float">
            <text:p>6</text:p>
          </table:table-cell>
          <table:table-cell table:formula="of:=FIND([.$P$2];[.M29];[.N29]+1)" office:value-type="float" office:value="6" calcext:value-type="float">
            <text:p>6</text:p>
          </table:table-cell>
          <table:table-cell table:formula="of:=VALUE(MID([.M29];[.N29]+1;[.P29]-[.N29]-1))" office:value-type="float" office:value="22" calcext:value-type="float">
            <text:p>22</text:p>
          </table:table-cell>
          <table:table-cell/>
          <table:table-cell table:formula="of:=VALUE(MID([.M29];[.P29]+1;100))" office:value-type="float" office:value="14" calcext:value-type="float">
            <text:p>14</text:p>
          </table:table-cell>
          <table:table-cell table:formula="of:=IF([.S29]&lt;2000;[.S29]+2000;[.S29])" office:value-type="float" office:value="2014" calcext:value-type="float">
            <text:p>2014</text:p>
          </table:table-cell>
          <table:table-cell/>
          <table:table-cell table:formula="of:=[.$V$1]&amp;[.$J29]&amp;[.$V$2]" office:value-type="string" office:string-value="Gallery.create!(title: &quot;Scott and Ashleigh 06.22.14&quot;, " calcext:value-type="string">
            <text:p>Gallery.create!(title: "Scott and Ashleigh 06.22.14", </text:p>
          </table:table-cell>
          <table:table-cell table:formula="of:=[.$W$1]&amp;[.$T29]&amp;&quot;,&quot;&amp;[.$Q29]&amp;&quot;,&quot;&amp;[.$O29]&amp;[.$W$2]" office:value-type="string" office:string-value="event_date: Date.new(2014,22,6), " calcext:value-type="string">
            <text:p>event_date: Date.new(2014,22,6), </text:p>
          </table:table-cell>
          <table:table-cell table:formula="of:=[.$X$1]&amp;[.$F29]&amp;[.$X$2]" office:value-type="string" office:string-value="album_url: &quot;http://snapshowmagic.smugmug.com/Weddings/Scott-and-Ashleigh-062214&quot;)" calcext:value-type="string">
            <text:p>album_url: "http://snapshowmagic.smugmug.com/Weddings/Scott-and-Ashleigh-062214")</text:p>
          </table:table-cell>
          <table:table-cell table:formula="of:=&quot;&quot;">
            <text:p/>
          </table:table-cell>
          <table:table-cell table:formula="of:=CONCATENATE([.V29];[.W29];[.X29])" office:value-type="string" office:string-value="Gallery.create!(title: &quot;Scott and Ashleigh 06.22.14&quot;, event_date: Date.new(2014,22,6), album_url: &quot;http://snapshowmagic.smugmug.com/Weddings/Scott-and-Ashleigh-062214&quot;)" calcext:value-type="string">
            <text:p>Gallery.create!(title: "Scott and Ashleigh 06.22.14", event_date: Date.new(2014,22,6), album_url: "http://snapshowmagic.smugmug.com/Weddings/Scott-and-Ashleigh-0622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Jennifer-050414"&gt;&lt;h1&gt;Michael and Jennifer 05.04.14&lt;/h1&gt;&lt;/a&gt;</text:p>
          </table:table-cell>
          <table:table-cell/>
          <table:table-cell table:formula="of:=FIND([.$D$2];[.B31];1)" office:value-type="float" office:value="10" calcext:value-type="float">
            <text:p>10</text:p>
          </table:table-cell>
          <table:table-cell table:formula="of:=FIND([.$E$2];[.B31];[.D31])" office:value-type="float" office:value="79" calcext:value-type="float">
            <text:p>79</text:p>
          </table:table-cell>
          <table:table-cell table:formula="of:=MID([.B31];[.D31];[.E31]-[.D31])" office:value-type="string" office:string-value="http://snapshowmagic.smugmug.com/Weddings/Michael-and-Jennifer-050414" calcext:value-type="string">
            <text:p>http://snapshowmagic.smugmug.com/Weddings/Michael-and-Jennifer-050414</text:p>
          </table:table-cell>
          <table:table-cell/>
          <table:table-cell table:formula="of:=FIND([.$H$2];[.B31];[.E31])" office:value-type="float" office:value="81" calcext:value-type="float">
            <text:p>81</text:p>
          </table:table-cell>
          <table:table-cell table:formula="of:=FIND([.$I$2];[.B31];[.H31])" office:value-type="float" office:value="114" calcext:value-type="float">
            <text:p>114</text:p>
          </table:table-cell>
          <table:table-cell table:formula="of:=MID([.B31];[.H31]+4;[.I31]-[.H31]-4)" office:value-type="string" office:string-value="Michael and Jennifer 05.04.14" calcext:value-type="string">
            <text:p>Michael and Jennifer 05.04.14</text:p>
          </table:table-cell>
          <table:table-cell/>
          <table:table-cell table:formula="of:=RIGHT([.J31];10)" office:value-type="string" office:string-value="r 05.04.14" calcext:value-type="string">
            <text:p>r 05.04.14</text:p>
          </table:table-cell>
          <table:table-cell table:formula="of:=IF(MID([.L31];2;1)=&quot; &quot;;RIGHT([.L31];8);[.L31])" office:value-type="string" office:string-value="05.04.14" calcext:value-type="string">
            <text:p>05.04.14</text:p>
          </table:table-cell>
          <table:table-cell table:formula="of:=FIND([.$N$2];[.M31];1)" office:value-type="float" office:value="3" calcext:value-type="float">
            <text:p>3</text:p>
          </table:table-cell>
          <table:table-cell table:formula="of:=VALUE(MID([.M31];1;[.N31]-1))" office:value-type="float" office:value="5" calcext:value-type="float">
            <text:p>5</text:p>
          </table:table-cell>
          <table:table-cell table:formula="of:=FIND([.$P$2];[.M31];[.N31]+1)" office:value-type="float" office:value="6" calcext:value-type="float">
            <text:p>6</text:p>
          </table:table-cell>
          <table:table-cell table:formula="of:=VALUE(MID([.M31];[.N31]+1;[.P31]-[.N31]-1))" office:value-type="float" office:value="4" calcext:value-type="float">
            <text:p>4</text:p>
          </table:table-cell>
          <table:table-cell/>
          <table:table-cell table:formula="of:=VALUE(MID([.M31];[.P31]+1;100))" office:value-type="float" office:value="14" calcext:value-type="float">
            <text:p>14</text:p>
          </table:table-cell>
          <table:table-cell table:formula="of:=IF([.S31]&lt;2000;[.S31]+2000;[.S31])" office:value-type="float" office:value="2014" calcext:value-type="float">
            <text:p>2014</text:p>
          </table:table-cell>
          <table:table-cell/>
          <table:table-cell table:formula="of:=[.$V$1]&amp;[.$J31]&amp;[.$V$2]" office:value-type="string" office:string-value="Gallery.create!(title: &quot;Michael and Jennifer 05.04.14&quot;, " calcext:value-type="string">
            <text:p>Gallery.create!(title: "Michael and Jennifer 05.04.14", </text:p>
          </table:table-cell>
          <table:table-cell table:formula="of:=[.$W$1]&amp;[.$T31]&amp;&quot;,&quot;&amp;[.$Q31]&amp;&quot;,&quot;&amp;[.$O31]&amp;[.$W$2]" office:value-type="string" office:string-value="event_date: Date.new(2014,4,5), " calcext:value-type="string">
            <text:p>event_date: Date.new(2014,4,5), </text:p>
          </table:table-cell>
          <table:table-cell table:formula="of:=[.$X$1]&amp;[.$F31]&amp;[.$X$2]" office:value-type="string" office:string-value="album_url: &quot;http://snapshowmagic.smugmug.com/Weddings/Michael-and-Jennifer-050414&quot;)" calcext:value-type="string">
            <text:p>album_url: "http://snapshowmagic.smugmug.com/Weddings/Michael-and-Jennifer-050414")</text:p>
          </table:table-cell>
          <table:table-cell table:formula="of:=&quot;&quot;">
            <text:p/>
          </table:table-cell>
          <table:table-cell table:formula="of:=CONCATENATE([.V31];[.W31];[.X31])" office:value-type="string" office:string-value="Gallery.create!(title: &quot;Michael and Jennifer 05.04.14&quot;, event_date: Date.new(2014,4,5), album_url: &quot;http://snapshowmagic.smugmug.com/Weddings/Michael-and-Jennifer-050414&quot;)" calcext:value-type="string">
            <text:p>Gallery.create!(title: "Michael and Jennifer 05.04.14", event_date: Date.new(2014,4,5), album_url: "http://snapshowmagic.smugmug.com/Weddings/Michael-and-Jennifer-05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2314"&gt;&lt;h1&gt;The Retreat Bridal Show 04.23.14&lt;/h1&gt;&lt;/a&gt;</text:p>
          </table:table-cell>
          <table:table-cell/>
          <table:table-cell table:formula="of:=FIND([.$D$2];[.B33];1)" office:value-type="float" office:value="10" calcext:value-type="float">
            <text:p>10</text:p>
          </table:table-cell>
          <table:table-cell table:formula="of:=FIND([.$E$2];[.B33];[.D33])" office:value-type="float" office:value="82" calcext:value-type="float">
            <text:p>82</text:p>
          </table:table-cell>
          <table:table-cell table:formula="of:=MID([.B33];[.D33];[.E33]-[.D33])" office:value-type="string" office:string-value="http://snapshowmagic.smugmug.com/Weddings/The-Retreat-Bridal-Show-042314" calcext:value-type="string">
            <text:p>http://snapshowmagic.smugmug.com/Weddings/The-Retreat-Bridal-Show-042314</text:p>
          </table:table-cell>
          <table:table-cell/>
          <table:table-cell table:formula="of:=FIND([.$H$2];[.B33];[.E33])" office:value-type="float" office:value="84" calcext:value-type="float">
            <text:p>84</text:p>
          </table:table-cell>
          <table:table-cell table:formula="of:=FIND([.$I$2];[.B33];[.H33])" office:value-type="float" office:value="120" calcext:value-type="float">
            <text:p>120</text:p>
          </table:table-cell>
          <table:table-cell table:formula="of:=MID([.B33];[.H33]+4;[.I33]-[.H33]-4)" office:value-type="string" office:string-value="The Retreat Bridal Show 04.23.14" calcext:value-type="string">
            <text:p>The Retreat Bridal Show 04.23.14</text:p>
          </table:table-cell>
          <table:table-cell/>
          <table:table-cell table:formula="of:=RIGHT([.J33];10)" office:value-type="string" office:string-value="w 04.23.14" calcext:value-type="string">
            <text:p>w 04.23.14</text:p>
          </table:table-cell>
          <table:table-cell table:formula="of:=IF(MID([.L33];2;1)=&quot; &quot;;RIGHT([.L33];8);[.L33])" office:value-type="string" office:string-value="04.23.14" calcext:value-type="string">
            <text:p>04.23.14</text:p>
          </table:table-cell>
          <table:table-cell table:formula="of:=FIND([.$N$2];[.M33];1)" office:value-type="float" office:value="3" calcext:value-type="float">
            <text:p>3</text:p>
          </table:table-cell>
          <table:table-cell table:formula="of:=VALUE(MID([.M33];1;[.N33]-1))" office:value-type="float" office:value="4" calcext:value-type="float">
            <text:p>4</text:p>
          </table:table-cell>
          <table:table-cell table:formula="of:=FIND([.$P$2];[.M33];[.N33]+1)" office:value-type="float" office:value="6" calcext:value-type="float">
            <text:p>6</text:p>
          </table:table-cell>
          <table:table-cell table:formula="of:=VALUE(MID([.M33];[.N33]+1;[.P33]-[.N33]-1))" office:value-type="float" office:value="23" calcext:value-type="float">
            <text:p>23</text:p>
          </table:table-cell>
          <table:table-cell/>
          <table:table-cell table:formula="of:=VALUE(MID([.M33];[.P33]+1;100))" office:value-type="float" office:value="14" calcext:value-type="float">
            <text:p>14</text:p>
          </table:table-cell>
          <table:table-cell table:formula="of:=IF([.S33]&lt;2000;[.S33]+2000;[.S33])" office:value-type="float" office:value="2014" calcext:value-type="float">
            <text:p>2014</text:p>
          </table:table-cell>
          <table:table-cell/>
          <table:table-cell table:formula="of:=[.$V$1]&amp;[.$J33]&amp;[.$V$2]" office:value-type="string" office:string-value="Gallery.create!(title: &quot;The Retreat Bridal Show 04.23.14&quot;, " calcext:value-type="string">
            <text:p>Gallery.create!(title: "The Retreat Bridal Show 04.23.14", </text:p>
          </table:table-cell>
          <table:table-cell table:formula="of:=[.$W$1]&amp;[.$T33]&amp;&quot;,&quot;&amp;[.$Q33]&amp;&quot;,&quot;&amp;[.$O33]&amp;[.$W$2]" office:value-type="string" office:string-value="event_date: Date.new(2014,23,4), " calcext:value-type="string">
            <text:p>event_date: Date.new(2014,23,4), </text:p>
          </table:table-cell>
          <table:table-cell table:formula="of:=[.$X$1]&amp;[.$F33]&amp;[.$X$2]" office:value-type="string" office:string-value="album_url: &quot;http://snapshowmagic.smugmug.com/Weddings/The-Retreat-Bridal-Show-042314&quot;)" calcext:value-type="string">
            <text:p>album_url: "http://snapshowmagic.smugmug.com/Weddings/The-Retreat-Bridal-Show-042314")</text:p>
          </table:table-cell>
          <table:table-cell table:formula="of:=&quot;&quot;">
            <text:p/>
          </table:table-cell>
          <table:table-cell table:formula="of:=CONCATENATE([.V33];[.W33];[.X33])" office:value-type="string" office:string-value="Gallery.create!(title: &quot;The Retreat Bridal Show 04.23.14&quot;, event_date: Date.new(2014,23,4), album_url: &quot;http://snapshowmagic.smugmug.com/Weddings/The-Retreat-Bridal-Show-042314&quot;)" calcext:value-type="string">
            <text:p>Gallery.create!(title: "The Retreat Bridal Show 04.23.14", event_date: Date.new(2014,23,4), album_url: "http://snapshowmagic.smugmug.com/Weddings/The-Retreat-Bridal-Show-0423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achael-041114"&gt;&lt;h1&gt;Michael and Rachael 04.11.14&lt;/h1&gt;&lt;/a&gt;</text:p>
          </table:table-cell>
          <table:table-cell/>
          <table:table-cell table:formula="of:=FIND([.$D$2];[.B35];1)" office:value-type="float" office:value="10" calcext:value-type="float">
            <text:p>10</text:p>
          </table:table-cell>
          <table:table-cell table:formula="of:=FIND([.$E$2];[.B35];[.D35])" office:value-type="float" office:value="78" calcext:value-type="float">
            <text:p>78</text:p>
          </table:table-cell>
          <table:table-cell table:formula="of:=MID([.B35];[.D35];[.E35]-[.D35])" office:value-type="string" office:string-value="http://snapshowmagic.smugmug.com/Weddings/Michael-and-Rachael-041114" calcext:value-type="string">
            <text:p>http://snapshowmagic.smugmug.com/Weddings/Michael-and-Rachael-041114</text:p>
          </table:table-cell>
          <table:table-cell/>
          <table:table-cell table:formula="of:=FIND([.$H$2];[.B35];[.E35])" office:value-type="float" office:value="80" calcext:value-type="float">
            <text:p>80</text:p>
          </table:table-cell>
          <table:table-cell table:formula="of:=FIND([.$I$2];[.B35];[.H35])" office:value-type="float" office:value="112" calcext:value-type="float">
            <text:p>112</text:p>
          </table:table-cell>
          <table:table-cell table:formula="of:=MID([.B35];[.H35]+4;[.I35]-[.H35]-4)" office:value-type="string" office:string-value="Michael and Rachael 04.11.14" calcext:value-type="string">
            <text:p>Michael and Rachael 04.11.14</text:p>
          </table:table-cell>
          <table:table-cell/>
          <table:table-cell table:formula="of:=RIGHT([.J35];10)" office:value-type="string" office:string-value="l 04.11.14" calcext:value-type="string">
            <text:p>l 04.11.14</text:p>
          </table:table-cell>
          <table:table-cell table:formula="of:=IF(MID([.L35];2;1)=&quot; &quot;;RIGHT([.L35];8);[.L35])" office:value-type="string" office:string-value="04.11.14" calcext:value-type="string">
            <text:p>04.11.14</text:p>
          </table:table-cell>
          <table:table-cell table:formula="of:=FIND([.$N$2];[.M35];1)" office:value-type="float" office:value="3" calcext:value-type="float">
            <text:p>3</text:p>
          </table:table-cell>
          <table:table-cell table:formula="of:=VALUE(MID([.M35];1;[.N35]-1))" office:value-type="float" office:value="4" calcext:value-type="float">
            <text:p>4</text:p>
          </table:table-cell>
          <table:table-cell table:formula="of:=FIND([.$P$2];[.M35];[.N35]+1)" office:value-type="float" office:value="6" calcext:value-type="float">
            <text:p>6</text:p>
          </table:table-cell>
          <table:table-cell table:formula="of:=VALUE(MID([.M35];[.N35]+1;[.P35]-[.N35]-1))" office:value-type="float" office:value="11" calcext:value-type="float">
            <text:p>11</text:p>
          </table:table-cell>
          <table:table-cell/>
          <table:table-cell table:formula="of:=VALUE(MID([.M35];[.P35]+1;100))" office:value-type="float" office:value="14" calcext:value-type="float">
            <text:p>14</text:p>
          </table:table-cell>
          <table:table-cell table:formula="of:=IF([.S35]&lt;2000;[.S35]+2000;[.S35])" office:value-type="float" office:value="2014" calcext:value-type="float">
            <text:p>2014</text:p>
          </table:table-cell>
          <table:table-cell/>
          <table:table-cell table:formula="of:=[.$V$1]&amp;[.$J35]&amp;[.$V$2]" office:value-type="string" office:string-value="Gallery.create!(title: &quot;Michael and Rachael 04.11.14&quot;, " calcext:value-type="string">
            <text:p>Gallery.create!(title: "Michael and Rachael 04.11.14", </text:p>
          </table:table-cell>
          <table:table-cell table:formula="of:=[.$W$1]&amp;[.$T35]&amp;&quot;,&quot;&amp;[.$Q35]&amp;&quot;,&quot;&amp;[.$O35]&amp;[.$W$2]" office:value-type="string" office:string-value="event_date: Date.new(2014,11,4), " calcext:value-type="string">
            <text:p>event_date: Date.new(2014,11,4), </text:p>
          </table:table-cell>
          <table:table-cell table:formula="of:=[.$X$1]&amp;[.$F35]&amp;[.$X$2]" office:value-type="string" office:string-value="album_url: &quot;http://snapshowmagic.smugmug.com/Weddings/Michael-and-Rachael-041114&quot;)" calcext:value-type="string">
            <text:p>album_url: "http://snapshowmagic.smugmug.com/Weddings/Michael-and-Rachael-041114")</text:p>
          </table:table-cell>
          <table:table-cell table:formula="of:=&quot;&quot;">
            <text:p/>
          </table:table-cell>
          <table:table-cell table:formula="of:=CONCATENATE([.V35];[.W35];[.X35])" office:value-type="string" office:string-value="Gallery.create!(title: &quot;Michael and Rachael 04.11.14&quot;, event_date: Date.new(2014,11,4), album_url: &quot;http://snapshowmagic.smugmug.com/Weddings/Michael-and-Rachael-041114&quot;)" calcext:value-type="string">
            <text:p>Gallery.create!(title: "Michael and Rachael 04.11.14", event_date: Date.new(2014,11,4), album_url: "http://snapshowmagic.smugmug.com/Weddings/Michael-and-Rachael-041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040814"&gt;&lt;h1&gt;Vellano Bridal Show 04.08.14&lt;/h1&gt;&lt;/a&gt;</text:p>
          </table:table-cell>
          <table:table-cell/>
          <table:table-cell table:formula="of:=FIND([.$D$2];[.B37];1)" office:value-type="float" office:value="10" calcext:value-type="float">
            <text:p>10</text:p>
          </table:table-cell>
          <table:table-cell table:formula="of:=FIND([.$E$2];[.B37];[.D37])" office:value-type="float" office:value="78" calcext:value-type="float">
            <text:p>78</text:p>
          </table:table-cell>
          <table:table-cell table:formula="of:=MID([.B37];[.D37];[.E37]-[.D37])" office:value-type="string" office:string-value="http://snapshowmagic.smugmug.com/Weddings/Vellano-Bridal-Show-040814" calcext:value-type="string">
            <text:p>http://snapshowmagic.smugmug.com/Weddings/Vellano-Bridal-Show-040814</text:p>
          </table:table-cell>
          <table:table-cell/>
          <table:table-cell table:formula="of:=FIND([.$H$2];[.B37];[.E37])" office:value-type="float" office:value="80" calcext:value-type="float">
            <text:p>80</text:p>
          </table:table-cell>
          <table:table-cell table:formula="of:=FIND([.$I$2];[.B37];[.H37])" office:value-type="float" office:value="112" calcext:value-type="float">
            <text:p>112</text:p>
          </table:table-cell>
          <table:table-cell table:formula="of:=MID([.B37];[.H37]+4;[.I37]-[.H37]-4)" office:value-type="string" office:string-value="Vellano Bridal Show 04.08.14" calcext:value-type="string">
            <text:p>Vellano Bridal Show 04.08.14</text:p>
          </table:table-cell>
          <table:table-cell/>
          <table:table-cell table:formula="of:=RIGHT([.J37];10)" office:value-type="string" office:string-value="w 04.08.14" calcext:value-type="string">
            <text:p>w 04.08.14</text:p>
          </table:table-cell>
          <table:table-cell table:formula="of:=IF(MID([.L37];2;1)=&quot; &quot;;RIGHT([.L37];8);[.L37])" office:value-type="string" office:string-value="04.08.14" calcext:value-type="string">
            <text:p>04.08.14</text:p>
          </table:table-cell>
          <table:table-cell table:formula="of:=FIND([.$N$2];[.M37];1)" office:value-type="float" office:value="3" calcext:value-type="float">
            <text:p>3</text:p>
          </table:table-cell>
          <table:table-cell table:formula="of:=VALUE(MID([.M37];1;[.N37]-1))" office:value-type="float" office:value="4" calcext:value-type="float">
            <text:p>4</text:p>
          </table:table-cell>
          <table:table-cell table:formula="of:=FIND([.$P$2];[.M37];[.N37]+1)" office:value-type="float" office:value="6" calcext:value-type="float">
            <text:p>6</text:p>
          </table:table-cell>
          <table:table-cell table:formula="of:=VALUE(MID([.M37];[.N37]+1;[.P37]-[.N37]-1))" office:value-type="float" office:value="8" calcext:value-type="float">
            <text:p>8</text:p>
          </table:table-cell>
          <table:table-cell/>
          <table:table-cell table:formula="of:=VALUE(MID([.M37];[.P37]+1;100))" office:value-type="float" office:value="14" calcext:value-type="float">
            <text:p>14</text:p>
          </table:table-cell>
          <table:table-cell table:formula="of:=IF([.S37]&lt;2000;[.S37]+2000;[.S37])" office:value-type="float" office:value="2014" calcext:value-type="float">
            <text:p>2014</text:p>
          </table:table-cell>
          <table:table-cell/>
          <table:table-cell table:formula="of:=[.$V$1]&amp;[.$J37]&amp;[.$V$2]" office:value-type="string" office:string-value="Gallery.create!(title: &quot;Vellano Bridal Show 04.08.14&quot;, " calcext:value-type="string">
            <text:p>Gallery.create!(title: "Vellano Bridal Show 04.08.14", </text:p>
          </table:table-cell>
          <table:table-cell table:formula="of:=[.$W$1]&amp;[.$T37]&amp;&quot;,&quot;&amp;[.$Q37]&amp;&quot;,&quot;&amp;[.$O37]&amp;[.$W$2]" office:value-type="string" office:string-value="event_date: Date.new(2014,8,4), " calcext:value-type="string">
            <text:p>event_date: Date.new(2014,8,4), </text:p>
          </table:table-cell>
          <table:table-cell table:formula="of:=[.$X$1]&amp;[.$F37]&amp;[.$X$2]" office:value-type="string" office:string-value="album_url: &quot;http://snapshowmagic.smugmug.com/Weddings/Vellano-Bridal-Show-040814&quot;)" calcext:value-type="string">
            <text:p>album_url: "http://snapshowmagic.smugmug.com/Weddings/Vellano-Bridal-Show-040814")</text:p>
          </table:table-cell>
          <table:table-cell table:formula="of:=&quot;&quot;">
            <text:p/>
          </table:table-cell>
          <table:table-cell table:formula="of:=CONCATENATE([.V37];[.W37];[.X37])" office:value-type="string" office:string-value="Gallery.create!(title: &quot;Vellano Bridal Show 04.08.14&quot;, event_date: Date.new(2014,8,4), album_url: &quot;http://snapshowmagic.smugmug.com/Weddings/Vellano-Bridal-Show-040814&quot;)" calcext:value-type="string">
            <text:p>Gallery.create!(title: "Vellano Bridal Show 04.08.14", event_date: Date.new(2014,8,4), album_url: "http://snapshowmagic.smugmug.com/Weddings/Vellano-Bridal-Show-0408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Cory-and-Katrina-040414"&gt;&lt;h1&gt;Cory and Katrina 04.04.14&lt;/h1&gt;&lt;/a&gt;</text:p>
          </table:table-cell>
          <table:table-cell/>
          <table:table-cell table:formula="of:=FIND([.$D$2];[.B39];1)" office:value-type="float" office:value="10" calcext:value-type="float">
            <text:p>10</text:p>
          </table:table-cell>
          <table:table-cell table:formula="of:=FIND([.$E$2];[.B39];[.D39])" office:value-type="float" office:value="75" calcext:value-type="float">
            <text:p>75</text:p>
          </table:table-cell>
          <table:table-cell table:formula="of:=MID([.B39];[.D39];[.E39]-[.D39])" office:value-type="string" office:string-value="http://snapshowmagic.smugmug.com/Weddings/Cory-and-Katrina-040414" calcext:value-type="string">
            <text:p>http://snapshowmagic.smugmug.com/Weddings/Cory-and-Katrina-040414</text:p>
          </table:table-cell>
          <table:table-cell/>
          <table:table-cell table:formula="of:=FIND([.$H$2];[.B39];[.E39])" office:value-type="float" office:value="77" calcext:value-type="float">
            <text:p>77</text:p>
          </table:table-cell>
          <table:table-cell table:formula="of:=FIND([.$I$2];[.B39];[.H39])" office:value-type="float" office:value="106" calcext:value-type="float">
            <text:p>106</text:p>
          </table:table-cell>
          <table:table-cell table:formula="of:=MID([.B39];[.H39]+4;[.I39]-[.H39]-4)" office:value-type="string" office:string-value="Cory and Katrina 04.04.14" calcext:value-type="string">
            <text:p>Cory and Katrina 04.04.14</text:p>
          </table:table-cell>
          <table:table-cell/>
          <table:table-cell table:formula="of:=RIGHT([.J39];10)" office:value-type="string" office:string-value="a 04.04.14" calcext:value-type="string">
            <text:p>a 04.04.14</text:p>
          </table:table-cell>
          <table:table-cell table:formula="of:=IF(MID([.L39];2;1)=&quot; &quot;;RIGHT([.L39];8);[.L39])" office:value-type="string" office:string-value="04.04.14" calcext:value-type="string">
            <text:p>04.04.14</text:p>
          </table:table-cell>
          <table:table-cell table:formula="of:=FIND([.$N$2];[.M39];1)" office:value-type="float" office:value="3" calcext:value-type="float">
            <text:p>3</text:p>
          </table:table-cell>
          <table:table-cell table:formula="of:=VALUE(MID([.M39];1;[.N39]-1))" office:value-type="float" office:value="4" calcext:value-type="float">
            <text:p>4</text:p>
          </table:table-cell>
          <table:table-cell table:formula="of:=FIND([.$P$2];[.M39];[.N39]+1)" office:value-type="float" office:value="6" calcext:value-type="float">
            <text:p>6</text:p>
          </table:table-cell>
          <table:table-cell table:formula="of:=VALUE(MID([.M39];[.N39]+1;[.P39]-[.N39]-1))" office:value-type="float" office:value="4" calcext:value-type="float">
            <text:p>4</text:p>
          </table:table-cell>
          <table:table-cell/>
          <table:table-cell table:formula="of:=VALUE(MID([.M39];[.P39]+1;100))" office:value-type="float" office:value="14" calcext:value-type="float">
            <text:p>14</text:p>
          </table:table-cell>
          <table:table-cell table:formula="of:=IF([.S39]&lt;2000;[.S39]+2000;[.S39])" office:value-type="float" office:value="2014" calcext:value-type="float">
            <text:p>2014</text:p>
          </table:table-cell>
          <table:table-cell/>
          <table:table-cell table:formula="of:=[.$V$1]&amp;[.$J39]&amp;[.$V$2]" office:value-type="string" office:string-value="Gallery.create!(title: &quot;Cory and Katrina 04.04.14&quot;, " calcext:value-type="string">
            <text:p>Gallery.create!(title: "Cory and Katrina 04.04.14", </text:p>
          </table:table-cell>
          <table:table-cell table:formula="of:=[.$W$1]&amp;[.$T39]&amp;&quot;,&quot;&amp;[.$Q39]&amp;&quot;,&quot;&amp;[.$O39]&amp;[.$W$2]" office:value-type="string" office:string-value="event_date: Date.new(2014,4,4), " calcext:value-type="string">
            <text:p>event_date: Date.new(2014,4,4), </text:p>
          </table:table-cell>
          <table:table-cell table:formula="of:=[.$X$1]&amp;[.$F39]&amp;[.$X$2]" office:value-type="string" office:string-value="album_url: &quot;http://snapshowmagic.smugmug.com/Weddings/Cory-and-Katrina-040414&quot;)" calcext:value-type="string">
            <text:p>album_url: "http://snapshowmagic.smugmug.com/Weddings/Cory-and-Katrina-040414")</text:p>
          </table:table-cell>
          <table:table-cell table:formula="of:=&quot;&quot;">
            <text:p/>
          </table:table-cell>
          <table:table-cell table:formula="of:=CONCATENATE([.V39];[.W39];[.X39])" office:value-type="string" office:string-value="Gallery.create!(title: &quot;Cory and Katrina 04.04.14&quot;, event_date: Date.new(2014,4,4), album_url: &quot;http://snapshowmagic.smugmug.com/Weddings/Cory-and-Katrina-040414&quot;)" calcext:value-type="string">
            <text:p>Gallery.create!(title: "Cory and Katrina 04.04.14", event_date: Date.new(2014,4,4), album_url: "http://snapshowmagic.smugmug.com/Weddings/Cory-and-Katrina-0404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Taylor-032114"&gt;&lt;h1&gt;Daniel and Taylor 03.21.14&lt;/h1&gt;&lt;/a&gt;</text:p>
          </table:table-cell>
          <table:table-cell/>
          <table:table-cell table:formula="of:=FIND([.$D$2];[.B41];1)" office:value-type="float" office:value="10" calcext:value-type="float">
            <text:p>10</text:p>
          </table:table-cell>
          <table:table-cell table:formula="of:=FIND([.$E$2];[.B41];[.D41])" office:value-type="float" office:value="76" calcext:value-type="float">
            <text:p>76</text:p>
          </table:table-cell>
          <table:table-cell table:formula="of:=MID([.B41];[.D41];[.E41]-[.D41])" office:value-type="string" office:string-value="http://snapshowmagic.smugmug.com/Weddings/Daniel-and-Taylor-032114" calcext:value-type="string">
            <text:p>http://snapshowmagic.smugmug.com/Weddings/Daniel-and-Taylor-032114</text:p>
          </table:table-cell>
          <table:table-cell/>
          <table:table-cell table:formula="of:=FIND([.$H$2];[.B41];[.E41])" office:value-type="float" office:value="78" calcext:value-type="float">
            <text:p>78</text:p>
          </table:table-cell>
          <table:table-cell table:formula="of:=FIND([.$I$2];[.B41];[.H41])" office:value-type="float" office:value="108" calcext:value-type="float">
            <text:p>108</text:p>
          </table:table-cell>
          <table:table-cell table:formula="of:=MID([.B41];[.H41]+4;[.I41]-[.H41]-4)" office:value-type="string" office:string-value="Daniel and Taylor 03.21.14" calcext:value-type="string">
            <text:p>Daniel and Taylor 03.21.14</text:p>
          </table:table-cell>
          <table:table-cell/>
          <table:table-cell table:formula="of:=RIGHT([.J41];10)" office:value-type="string" office:string-value="r 03.21.14" calcext:value-type="string">
            <text:p>r 03.21.14</text:p>
          </table:table-cell>
          <table:table-cell table:formula="of:=IF(MID([.L41];2;1)=&quot; &quot;;RIGHT([.L41];8);[.L41])" office:value-type="string" office:string-value="03.21.14" calcext:value-type="string">
            <text:p>03.21.14</text:p>
          </table:table-cell>
          <table:table-cell table:formula="of:=FIND([.$N$2];[.M41];1)" office:value-type="float" office:value="3" calcext:value-type="float">
            <text:p>3</text:p>
          </table:table-cell>
          <table:table-cell table:formula="of:=VALUE(MID([.M41];1;[.N41]-1))" office:value-type="float" office:value="3" calcext:value-type="float">
            <text:p>3</text:p>
          </table:table-cell>
          <table:table-cell table:formula="of:=FIND([.$P$2];[.M41];[.N41]+1)" office:value-type="float" office:value="6" calcext:value-type="float">
            <text:p>6</text:p>
          </table:table-cell>
          <table:table-cell table:formula="of:=VALUE(MID([.M41];[.N41]+1;[.P41]-[.N41]-1))" office:value-type="float" office:value="21" calcext:value-type="float">
            <text:p>21</text:p>
          </table:table-cell>
          <table:table-cell/>
          <table:table-cell table:formula="of:=VALUE(MID([.M41];[.P41]+1;100))" office:value-type="float" office:value="14" calcext:value-type="float">
            <text:p>14</text:p>
          </table:table-cell>
          <table:table-cell table:formula="of:=IF([.S41]&lt;2000;[.S41]+2000;[.S41])" office:value-type="float" office:value="2014" calcext:value-type="float">
            <text:p>2014</text:p>
          </table:table-cell>
          <table:table-cell/>
          <table:table-cell table:formula="of:=[.$V$1]&amp;[.$J41]&amp;[.$V$2]" office:value-type="string" office:string-value="Gallery.create!(title: &quot;Daniel and Taylor 03.21.14&quot;, " calcext:value-type="string">
            <text:p>Gallery.create!(title: "Daniel and Taylor 03.21.14", </text:p>
          </table:table-cell>
          <table:table-cell table:formula="of:=[.$W$1]&amp;[.$T41]&amp;&quot;,&quot;&amp;[.$Q41]&amp;&quot;,&quot;&amp;[.$O41]&amp;[.$W$2]" office:value-type="string" office:string-value="event_date: Date.new(2014,21,3), " calcext:value-type="string">
            <text:p>event_date: Date.new(2014,21,3), </text:p>
          </table:table-cell>
          <table:table-cell table:formula="of:=[.$X$1]&amp;[.$F41]&amp;[.$X$2]" office:value-type="string" office:string-value="album_url: &quot;http://snapshowmagic.smugmug.com/Weddings/Daniel-and-Taylor-032114&quot;)" calcext:value-type="string">
            <text:p>album_url: "http://snapshowmagic.smugmug.com/Weddings/Daniel-and-Taylor-032114")</text:p>
          </table:table-cell>
          <table:table-cell table:formula="of:=&quot;&quot;">
            <text:p/>
          </table:table-cell>
          <table:table-cell table:formula="of:=CONCATENATE([.V41];[.W41];[.X41])" office:value-type="string" office:string-value="Gallery.create!(title: &quot;Daniel and Taylor 03.21.14&quot;, event_date: Date.new(2014,21,3), album_url: &quot;http://snapshowmagic.smugmug.com/Weddings/Daniel-and-Taylor-032114&quot;)" calcext:value-type="string">
            <text:p>Gallery.create!(title: "Daniel and Taylor 03.21.14", event_date: Date.new(2014,21,3), album_url: "http://snapshowmagic.smugmug.com/Weddings/Daniel-and-Taylor-032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-1"&gt;&lt;h1&gt;Indian Hills Bridal Show 02.19.14&lt;/h1&gt;&lt;/a&gt;</text:p>
          </table:table-cell>
          <table:table-cell/>
          <table:table-cell table:formula="of:=FIND([.$D$2];[.B43];1)" office:value-type="float" office:value="10" calcext:value-type="float">
            <text:p>10</text:p>
          </table:table-cell>
          <table:table-cell table:formula="of:=FIND([.$E$2];[.B43];[.D43])" office:value-type="float" office:value="80" calcext:value-type="float">
            <text:p>80</text:p>
          </table:table-cell>
          <table:table-cell table:formula="of:=MID([.B43];[.D43];[.E43]-[.D43])" office:value-type="string" office:string-value="http://snapshowmagic.smugmug.com/Weddings/Indian-Hills-Bridal-Show-1-1" calcext:value-type="string">
            <text:p>http://snapshowmagic.smugmug.com/Weddings/Indian-Hills-Bridal-Show-1-1</text:p>
          </table:table-cell>
          <table:table-cell/>
          <table:table-cell table:formula="of:=FIND([.$H$2];[.B43];[.E43])" office:value-type="float" office:value="82" calcext:value-type="float">
            <text:p>82</text:p>
          </table:table-cell>
          <table:table-cell table:formula="of:=FIND([.$I$2];[.B43];[.H43])" office:value-type="float" office:value="119" calcext:value-type="float">
            <text:p>119</text:p>
          </table:table-cell>
          <table:table-cell table:formula="of:=MID([.B43];[.H43]+4;[.I43]-[.H43]-4)" office:value-type="string" office:string-value="Indian Hills Bridal Show 02.19.14" calcext:value-type="string">
            <text:p>Indian Hills Bridal Show 02.19.14</text:p>
          </table:table-cell>
          <table:table-cell/>
          <table:table-cell table:formula="of:=RIGHT([.J43];10)" office:value-type="string" office:string-value="w 02.19.14" calcext:value-type="string">
            <text:p>w 02.19.14</text:p>
          </table:table-cell>
          <table:table-cell table:formula="of:=IF(MID([.L43];2;1)=&quot; &quot;;RIGHT([.L43];8);[.L43])" office:value-type="string" office:string-value="02.19.14" calcext:value-type="string">
            <text:p>02.19.14</text:p>
          </table:table-cell>
          <table:table-cell table:formula="of:=FIND([.$N$2];[.M43];1)" office:value-type="float" office:value="3" calcext:value-type="float">
            <text:p>3</text:p>
          </table:table-cell>
          <table:table-cell table:formula="of:=VALUE(MID([.M43];1;[.N43]-1))" office:value-type="float" office:value="2" calcext:value-type="float">
            <text:p>2</text:p>
          </table:table-cell>
          <table:table-cell table:formula="of:=FIND([.$P$2];[.M43];[.N43]+1)" office:value-type="float" office:value="6" calcext:value-type="float">
            <text:p>6</text:p>
          </table:table-cell>
          <table:table-cell table:formula="of:=VALUE(MID([.M43];[.N43]+1;[.P43]-[.N43]-1))" office:value-type="float" office:value="19" calcext:value-type="float">
            <text:p>19</text:p>
          </table:table-cell>
          <table:table-cell/>
          <table:table-cell table:formula="of:=VALUE(MID([.M43];[.P43]+1;100))" office:value-type="float" office:value="14" calcext:value-type="float">
            <text:p>14</text:p>
          </table:table-cell>
          <table:table-cell table:formula="of:=IF([.S43]&lt;2000;[.S43]+2000;[.S43])" office:value-type="float" office:value="2014" calcext:value-type="float">
            <text:p>2014</text:p>
          </table:table-cell>
          <table:table-cell/>
          <table:table-cell table:formula="of:=[.$V$1]&amp;[.$J43]&amp;[.$V$2]" office:value-type="string" office:string-value="Gallery.create!(title: &quot;Indian Hills Bridal Show 02.19.14&quot;, " calcext:value-type="string">
            <text:p>Gallery.create!(title: "Indian Hills Bridal Show 02.19.14", </text:p>
          </table:table-cell>
          <table:table-cell table:formula="of:=[.$W$1]&amp;[.$T43]&amp;&quot;,&quot;&amp;[.$Q43]&amp;&quot;,&quot;&amp;[.$O43]&amp;[.$W$2]" office:value-type="string" office:string-value="event_date: Date.new(2014,19,2), " calcext:value-type="string">
            <text:p>event_date: Date.new(2014,19,2), </text:p>
          </table:table-cell>
          <table:table-cell table:formula="of:=[.$X$1]&amp;[.$F43]&amp;[.$X$2]" office:value-type="string" office:string-value="album_url: &quot;http://snapshowmagic.smugmug.com/Weddings/Indian-Hills-Bridal-Show-1-1&quot;)" calcext:value-type="string">
            <text:p>album_url: "http://snapshowmagic.smugmug.com/Weddings/Indian-Hills-Bridal-Show-1-1")</text:p>
          </table:table-cell>
          <table:table-cell table:formula="of:=&quot;&quot;">
            <text:p/>
          </table:table-cell>
          <table:table-cell table:formula="of:=CONCATENATE([.V43];[.W43];[.X43])" office:value-type="string" office:string-value="Gallery.create!(title: &quot;Indian Hills Bridal Show 02.19.14&quot;, event_date: Date.new(2014,19,2), album_url: &quot;http://snapshowmagic.smugmug.com/Weddings/Indian-Hills-Bridal-Show-1-1&quot;)" calcext:value-type="string">
            <text:p>Gallery.create!(title: "Indian Hills Bridal Show 02.19.14", event_date: Date.new(2014,19,2), album_url: "http://snapshowmagic.smugmug.com/Weddings/Indian-Hills-Bridal-Show-1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rk-and-Laisa-020914"&gt;&lt;h1&gt;Mark and Laisa 02.09.14&lt;/h1&gt;&lt;/a&gt;</text:p>
          </table:table-cell>
          <table:table-cell/>
          <table:table-cell table:formula="of:=FIND([.$D$2];[.B45];1)" office:value-type="float" office:value="10" calcext:value-type="float">
            <text:p>10</text:p>
          </table:table-cell>
          <table:table-cell table:formula="of:=FIND([.$E$2];[.B45];[.D45])" office:value-type="float" office:value="73" calcext:value-type="float">
            <text:p>73</text:p>
          </table:table-cell>
          <table:table-cell table:formula="of:=MID([.B45];[.D45];[.E45]-[.D45])" office:value-type="string" office:string-value="http://snapshowmagic.smugmug.com/Weddings/Mark-and-Laisa-020914" calcext:value-type="string">
            <text:p>http://snapshowmagic.smugmug.com/Weddings/Mark-and-Laisa-020914</text:p>
          </table:table-cell>
          <table:table-cell/>
          <table:table-cell table:formula="of:=FIND([.$H$2];[.B45];[.E45])" office:value-type="float" office:value="75" calcext:value-type="float">
            <text:p>75</text:p>
          </table:table-cell>
          <table:table-cell table:formula="of:=FIND([.$I$2];[.B45];[.H45])" office:value-type="float" office:value="102" calcext:value-type="float">
            <text:p>102</text:p>
          </table:table-cell>
          <table:table-cell table:formula="of:=MID([.B45];[.H45]+4;[.I45]-[.H45]-4)" office:value-type="string" office:string-value="Mark and Laisa 02.09.14" calcext:value-type="string">
            <text:p>Mark and Laisa 02.09.14</text:p>
          </table:table-cell>
          <table:table-cell/>
          <table:table-cell table:formula="of:=RIGHT([.J45];10)" office:value-type="string" office:string-value="a 02.09.14" calcext:value-type="string">
            <text:p>a 02.09.14</text:p>
          </table:table-cell>
          <table:table-cell table:formula="of:=IF(MID([.L45];2;1)=&quot; &quot;;RIGHT([.L45];8);[.L45])" office:value-type="string" office:string-value="02.09.14" calcext:value-type="string">
            <text:p>02.09.14</text:p>
          </table:table-cell>
          <table:table-cell table:formula="of:=FIND([.$N$2];[.M45];1)" office:value-type="float" office:value="3" calcext:value-type="float">
            <text:p>3</text:p>
          </table:table-cell>
          <table:table-cell table:formula="of:=VALUE(MID([.M45];1;[.N45]-1))" office:value-type="float" office:value="2" calcext:value-type="float">
            <text:p>2</text:p>
          </table:table-cell>
          <table:table-cell table:formula="of:=FIND([.$P$2];[.M45];[.N45]+1)" office:value-type="float" office:value="6" calcext:value-type="float">
            <text:p>6</text:p>
          </table:table-cell>
          <table:table-cell table:formula="of:=VALUE(MID([.M45];[.N45]+1;[.P45]-[.N45]-1))" office:value-type="float" office:value="9" calcext:value-type="float">
            <text:p>9</text:p>
          </table:table-cell>
          <table:table-cell/>
          <table:table-cell table:formula="of:=VALUE(MID([.M45];[.P45]+1;100))" office:value-type="float" office:value="14" calcext:value-type="float">
            <text:p>14</text:p>
          </table:table-cell>
          <table:table-cell table:formula="of:=IF([.S45]&lt;2000;[.S45]+2000;[.S45])" office:value-type="float" office:value="2014" calcext:value-type="float">
            <text:p>2014</text:p>
          </table:table-cell>
          <table:table-cell/>
          <table:table-cell table:formula="of:=[.$V$1]&amp;[.$J45]&amp;[.$V$2]" office:value-type="string" office:string-value="Gallery.create!(title: &quot;Mark and Laisa 02.09.14&quot;, " calcext:value-type="string">
            <text:p>Gallery.create!(title: "Mark and Laisa 02.09.14", </text:p>
          </table:table-cell>
          <table:table-cell table:formula="of:=[.$W$1]&amp;[.$T45]&amp;&quot;,&quot;&amp;[.$Q45]&amp;&quot;,&quot;&amp;[.$O45]&amp;[.$W$2]" office:value-type="string" office:string-value="event_date: Date.new(2014,9,2), " calcext:value-type="string">
            <text:p>event_date: Date.new(2014,9,2), </text:p>
          </table:table-cell>
          <table:table-cell table:formula="of:=[.$X$1]&amp;[.$F45]&amp;[.$X$2]" office:value-type="string" office:string-value="album_url: &quot;http://snapshowmagic.smugmug.com/Weddings/Mark-and-Laisa-020914&quot;)" calcext:value-type="string">
            <text:p>album_url: "http://snapshowmagic.smugmug.com/Weddings/Mark-and-Laisa-020914")</text:p>
          </table:table-cell>
          <table:table-cell table:formula="of:=&quot;&quot;">
            <text:p/>
          </table:table-cell>
          <table:table-cell table:formula="of:=CONCATENATE([.V45];[.W45];[.X45])" office:value-type="string" office:string-value="Gallery.create!(title: &quot;Mark and Laisa 02.09.14&quot;, event_date: Date.new(2014,9,2), album_url: &quot;http://snapshowmagic.smugmug.com/Weddings/Mark-and-Laisa-020914&quot;)" calcext:value-type="string">
            <text:p>Gallery.create!(title: "Mark and Laisa 02.09.14", event_date: Date.new(2014,9,2), album_url: "http://snapshowmagic.smugmug.com/Weddings/Mark-and-Laisa-0209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ul-and-Michele-020114"&gt;&lt;h1&gt;Paul and Michele 02.01.14&lt;/h1&gt;&lt;/a&gt;</text:p>
          </table:table-cell>
          <table:table-cell/>
          <table:table-cell table:formula="of:=FIND([.$D$2];[.B47];1)" office:value-type="float" office:value="10" calcext:value-type="float">
            <text:p>10</text:p>
          </table:table-cell>
          <table:table-cell table:formula="of:=FIND([.$E$2];[.B47];[.D47])" office:value-type="float" office:value="75" calcext:value-type="float">
            <text:p>75</text:p>
          </table:table-cell>
          <table:table-cell table:formula="of:=MID([.B47];[.D47];[.E47]-[.D47])" office:value-type="string" office:string-value="http://snapshowmagic.smugmug.com/Weddings/Paul-and-Michele-020114" calcext:value-type="string">
            <text:p>http://snapshowmagic.smugmug.com/Weddings/Paul-and-Michele-020114</text:p>
          </table:table-cell>
          <table:table-cell/>
          <table:table-cell table:formula="of:=FIND([.$H$2];[.B47];[.E47])" office:value-type="float" office:value="77" calcext:value-type="float">
            <text:p>77</text:p>
          </table:table-cell>
          <table:table-cell table:formula="of:=FIND([.$I$2];[.B47];[.H47])" office:value-type="float" office:value="106" calcext:value-type="float">
            <text:p>106</text:p>
          </table:table-cell>
          <table:table-cell table:formula="of:=MID([.B47];[.H47]+4;[.I47]-[.H47]-4)" office:value-type="string" office:string-value="Paul and Michele 02.01.14" calcext:value-type="string">
            <text:p>Paul and Michele 02.01.14</text:p>
          </table:table-cell>
          <table:table-cell/>
          <table:table-cell table:formula="of:=RIGHT([.J47];10)" office:value-type="string" office:string-value="e 02.01.14" calcext:value-type="string">
            <text:p>e 02.01.14</text:p>
          </table:table-cell>
          <table:table-cell table:formula="of:=IF(MID([.L47];2;1)=&quot; &quot;;RIGHT([.L47];8);[.L47])" office:value-type="string" office:string-value="02.01.14" calcext:value-type="string">
            <text:p>02.01.14</text:p>
          </table:table-cell>
          <table:table-cell table:formula="of:=FIND([.$N$2];[.M47];1)" office:value-type="float" office:value="3" calcext:value-type="float">
            <text:p>3</text:p>
          </table:table-cell>
          <table:table-cell table:formula="of:=VALUE(MID([.M47];1;[.N47]-1))" office:value-type="float" office:value="2" calcext:value-type="float">
            <text:p>2</text:p>
          </table:table-cell>
          <table:table-cell table:formula="of:=FIND([.$P$2];[.M47];[.N47]+1)" office:value-type="float" office:value="6" calcext:value-type="float">
            <text:p>6</text:p>
          </table:table-cell>
          <table:table-cell table:formula="of:=VALUE(MID([.M47];[.N47]+1;[.P47]-[.N47]-1))" office:value-type="float" office:value="1" calcext:value-type="float">
            <text:p>1</text:p>
          </table:table-cell>
          <table:table-cell/>
          <table:table-cell table:formula="of:=VALUE(MID([.M47];[.P47]+1;100))" office:value-type="float" office:value="14" calcext:value-type="float">
            <text:p>14</text:p>
          </table:table-cell>
          <table:table-cell table:formula="of:=IF([.S47]&lt;2000;[.S47]+2000;[.S47])" office:value-type="float" office:value="2014" calcext:value-type="float">
            <text:p>2014</text:p>
          </table:table-cell>
          <table:table-cell/>
          <table:table-cell table:formula="of:=[.$V$1]&amp;[.$J47]&amp;[.$V$2]" office:value-type="string" office:string-value="Gallery.create!(title: &quot;Paul and Michele 02.01.14&quot;, " calcext:value-type="string">
            <text:p>Gallery.create!(title: "Paul and Michele 02.01.14", </text:p>
          </table:table-cell>
          <table:table-cell table:formula="of:=[.$W$1]&amp;[.$T47]&amp;&quot;,&quot;&amp;[.$Q47]&amp;&quot;,&quot;&amp;[.$O47]&amp;[.$W$2]" office:value-type="string" office:string-value="event_date: Date.new(2014,1,2), " calcext:value-type="string">
            <text:p>event_date: Date.new(2014,1,2), </text:p>
          </table:table-cell>
          <table:table-cell table:formula="of:=[.$X$1]&amp;[.$F47]&amp;[.$X$2]" office:value-type="string" office:string-value="album_url: &quot;http://snapshowmagic.smugmug.com/Weddings/Paul-and-Michele-020114&quot;)" calcext:value-type="string">
            <text:p>album_url: "http://snapshowmagic.smugmug.com/Weddings/Paul-and-Michele-020114")</text:p>
          </table:table-cell>
          <table:table-cell table:formula="of:=&quot;&quot;">
            <text:p/>
          </table:table-cell>
          <table:table-cell table:formula="of:=CONCATENATE([.V47];[.W47];[.X47])" office:value-type="string" office:string-value="Gallery.create!(title: &quot;Paul and Michele 02.01.14&quot;, event_date: Date.new(2014,1,2), album_url: &quot;http://snapshowmagic.smugmug.com/Weddings/Paul-and-Michele-020114&quot;)" calcext:value-type="string">
            <text:p>Gallery.create!(title: "Paul and Michele 02.01.14", event_date: Date.new(2014,1,2), album_url: "http://snapshowmagic.smugmug.com/Weddings/Paul-and-Michele-020114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cott-and-Jenna-121513"&gt;&lt;h1&gt;Scott and Jenna 12.15.13&lt;/h1&gt;&lt;/a&gt;</text:p>
          </table:table-cell>
          <table:table-cell/>
          <table:table-cell table:formula="of:=FIND([.$D$2];[.B49];1)" office:value-type="float" office:value="10" calcext:value-type="float">
            <text:p>10</text:p>
          </table:table-cell>
          <table:table-cell table:formula="of:=FIND([.$E$2];[.B49];[.D49])" office:value-type="float" office:value="74" calcext:value-type="float">
            <text:p>74</text:p>
          </table:table-cell>
          <table:table-cell table:formula="of:=MID([.B49];[.D49];[.E49]-[.D49])" office:value-type="string" office:string-value="http://snapshowmagic.smugmug.com/Weddings/Scott-and-Jenna-121513" calcext:value-type="string">
            <text:p>http://snapshowmagic.smugmug.com/Weddings/Scott-and-Jenna-121513</text:p>
          </table:table-cell>
          <table:table-cell/>
          <table:table-cell table:formula="of:=FIND([.$H$2];[.B49];[.E49])" office:value-type="float" office:value="76" calcext:value-type="float">
            <text:p>76</text:p>
          </table:table-cell>
          <table:table-cell table:formula="of:=FIND([.$I$2];[.B49];[.H49])" office:value-type="float" office:value="104" calcext:value-type="float">
            <text:p>104</text:p>
          </table:table-cell>
          <table:table-cell table:formula="of:=MID([.B49];[.H49]+4;[.I49]-[.H49]-4)" office:value-type="string" office:string-value="Scott and Jenna 12.15.13" calcext:value-type="string">
            <text:p>Scott and Jenna 12.15.13</text:p>
          </table:table-cell>
          <table:table-cell/>
          <table:table-cell table:formula="of:=RIGHT([.J49];10)" office:value-type="string" office:string-value="a 12.15.13" calcext:value-type="string">
            <text:p>a 12.15.13</text:p>
          </table:table-cell>
          <table:table-cell table:formula="of:=IF(MID([.L49];2;1)=&quot; &quot;;RIGHT([.L49];8);[.L49])" office:value-type="string" office:string-value="12.15.13" calcext:value-type="string">
            <text:p>12.15.13</text:p>
          </table:table-cell>
          <table:table-cell table:formula="of:=FIND([.$N$2];[.M49];1)" office:value-type="float" office:value="3" calcext:value-type="float">
            <text:p>3</text:p>
          </table:table-cell>
          <table:table-cell table:formula="of:=VALUE(MID([.M49];1;[.N49]-1))" office:value-type="float" office:value="12" calcext:value-type="float">
            <text:p>12</text:p>
          </table:table-cell>
          <table:table-cell table:formula="of:=FIND([.$P$2];[.M49];[.N49]+1)" office:value-type="float" office:value="6" calcext:value-type="float">
            <text:p>6</text:p>
          </table:table-cell>
          <table:table-cell table:formula="of:=VALUE(MID([.M49];[.N49]+1;[.P49]-[.N49]-1))" office:value-type="float" office:value="15" calcext:value-type="float">
            <text:p>15</text:p>
          </table:table-cell>
          <table:table-cell/>
          <table:table-cell table:formula="of:=VALUE(MID([.M49];[.P49]+1;100))" office:value-type="float" office:value="13" calcext:value-type="float">
            <text:p>13</text:p>
          </table:table-cell>
          <table:table-cell table:formula="of:=IF([.S49]&lt;2000;[.S49]+2000;[.S49])" office:value-type="float" office:value="2013" calcext:value-type="float">
            <text:p>2013</text:p>
          </table:table-cell>
          <table:table-cell/>
          <table:table-cell table:formula="of:=[.$V$1]&amp;[.$J49]&amp;[.$V$2]" office:value-type="string" office:string-value="Gallery.create!(title: &quot;Scott and Jenna 12.15.13&quot;, " calcext:value-type="string">
            <text:p>Gallery.create!(title: "Scott and Jenna 12.15.13", </text:p>
          </table:table-cell>
          <table:table-cell table:formula="of:=[.$W$1]&amp;[.$T49]&amp;&quot;,&quot;&amp;[.$Q49]&amp;&quot;,&quot;&amp;[.$O49]&amp;[.$W$2]" office:value-type="string" office:string-value="event_date: Date.new(2013,15,12), " calcext:value-type="string">
            <text:p>event_date: Date.new(2013,15,12), </text:p>
          </table:table-cell>
          <table:table-cell table:formula="of:=[.$X$1]&amp;[.$F49]&amp;[.$X$2]" office:value-type="string" office:string-value="album_url: &quot;http://snapshowmagic.smugmug.com/Weddings/Scott-and-Jenna-121513&quot;)" calcext:value-type="string">
            <text:p>album_url: "http://snapshowmagic.smugmug.com/Weddings/Scott-and-Jenna-121513")</text:p>
          </table:table-cell>
          <table:table-cell table:formula="of:=&quot;&quot;">
            <text:p/>
          </table:table-cell>
          <table:table-cell table:formula="of:=CONCATENATE([.V49];[.W49];[.X49])" office:value-type="string" office:string-value="Gallery.create!(title: &quot;Scott and Jenna 12.15.13&quot;, event_date: Date.new(2013,15,12), album_url: &quot;http://snapshowmagic.smugmug.com/Weddings/Scott-and-Jenna-121513&quot;)" calcext:value-type="string">
            <text:p>Gallery.create!(title: "Scott and Jenna 12.15.13", event_date: Date.new(2013,15,12), album_url: "http://snapshowmagic.smugmug.com/Weddings/Scott-and-Jenna-1215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Upland-Hills-Bridal-Show"&gt;&lt;h1&gt;Upland Hills Bridal Show 11.05.13&lt;/h1&gt;&lt;/a&gt;</text:p>
          </table:table-cell>
          <table:table-cell/>
          <table:table-cell table:formula="of:=FIND([.$D$2];[.B51];1)" office:value-type="float" office:value="10" calcext:value-type="float">
            <text:p>10</text:p>
          </table:table-cell>
          <table:table-cell table:formula="of:=FIND([.$E$2];[.B51];[.D51])" office:value-type="float" office:value="76" calcext:value-type="float">
            <text:p>76</text:p>
          </table:table-cell>
          <table:table-cell table:formula="of:=MID([.B51];[.D51];[.E51]-[.D51])" office:value-type="string" office:string-value="http://snapshowmagic.smugmug.com/Weddings/Upland-Hills-Bridal-Show" calcext:value-type="string">
            <text:p>http://snapshowmagic.smugmug.com/Weddings/Upland-Hills-Bridal-Show</text:p>
          </table:table-cell>
          <table:table-cell/>
          <table:table-cell table:formula="of:=FIND([.$H$2];[.B51];[.E51])" office:value-type="float" office:value="78" calcext:value-type="float">
            <text:p>78</text:p>
          </table:table-cell>
          <table:table-cell table:formula="of:=FIND([.$I$2];[.B51];[.H51])" office:value-type="float" office:value="115" calcext:value-type="float">
            <text:p>115</text:p>
          </table:table-cell>
          <table:table-cell table:formula="of:=MID([.B51];[.H51]+4;[.I51]-[.H51]-4)" office:value-type="string" office:string-value="Upland Hills Bridal Show 11.05.13" calcext:value-type="string">
            <text:p>Upland Hills Bridal Show 11.05.13</text:p>
          </table:table-cell>
          <table:table-cell/>
          <table:table-cell table:formula="of:=RIGHT([.J51];10)" office:value-type="string" office:string-value="w 11.05.13" calcext:value-type="string">
            <text:p>w 11.05.13</text:p>
          </table:table-cell>
          <table:table-cell table:formula="of:=IF(MID([.L51];2;1)=&quot; &quot;;RIGHT([.L51];8);[.L51])" office:value-type="string" office:string-value="11.05.13" calcext:value-type="string">
            <text:p>11.05.13</text:p>
          </table:table-cell>
          <table:table-cell table:formula="of:=FIND([.$N$2];[.M51];1)" office:value-type="float" office:value="3" calcext:value-type="float">
            <text:p>3</text:p>
          </table:table-cell>
          <table:table-cell table:formula="of:=VALUE(MID([.M51];1;[.N51]-1))" office:value-type="float" office:value="11" calcext:value-type="float">
            <text:p>11</text:p>
          </table:table-cell>
          <table:table-cell table:formula="of:=FIND([.$P$2];[.M51];[.N51]+1)" office:value-type="float" office:value="6" calcext:value-type="float">
            <text:p>6</text:p>
          </table:table-cell>
          <table:table-cell table:formula="of:=VALUE(MID([.M51];[.N51]+1;[.P51]-[.N51]-1))" office:value-type="float" office:value="5" calcext:value-type="float">
            <text:p>5</text:p>
          </table:table-cell>
          <table:table-cell/>
          <table:table-cell table:formula="of:=VALUE(MID([.M51];[.P51]+1;100))" office:value-type="float" office:value="13" calcext:value-type="float">
            <text:p>13</text:p>
          </table:table-cell>
          <table:table-cell table:formula="of:=IF([.S51]&lt;2000;[.S51]+2000;[.S51])" office:value-type="float" office:value="2013" calcext:value-type="float">
            <text:p>2013</text:p>
          </table:table-cell>
          <table:table-cell/>
          <table:table-cell table:formula="of:=[.$V$1]&amp;[.$J51]&amp;[.$V$2]" office:value-type="string" office:string-value="Gallery.create!(title: &quot;Upland Hills Bridal Show 11.05.13&quot;, " calcext:value-type="string">
            <text:p>Gallery.create!(title: "Upland Hills Bridal Show 11.05.13", </text:p>
          </table:table-cell>
          <table:table-cell table:formula="of:=[.$W$1]&amp;[.$T51]&amp;&quot;,&quot;&amp;[.$Q51]&amp;&quot;,&quot;&amp;[.$O51]&amp;[.$W$2]" office:value-type="string" office:string-value="event_date: Date.new(2013,5,11), " calcext:value-type="string">
            <text:p>event_date: Date.new(2013,5,11), </text:p>
          </table:table-cell>
          <table:table-cell table:formula="of:=[.$X$1]&amp;[.$F51]&amp;[.$X$2]" office:value-type="string" office:string-value="album_url: &quot;http://snapshowmagic.smugmug.com/Weddings/Upland-Hills-Bridal-Show&quot;)" calcext:value-type="string">
            <text:p>album_url: "http://snapshowmagic.smugmug.com/Weddings/Upland-Hills-Bridal-Show")</text:p>
          </table:table-cell>
          <table:table-cell table:formula="of:=&quot;&quot;">
            <text:p/>
          </table:table-cell>
          <table:table-cell table:formula="of:=CONCATENATE([.V51];[.W51];[.X51])" office:value-type="string" office:string-value="Gallery.create!(title: &quot;Upland Hills Bridal Show 11.05.13&quot;, event_date: Date.new(2013,5,11), album_url: &quot;http://snapshowmagic.smugmug.com/Weddings/Upland-Hills-Bridal-Show&quot;)" calcext:value-type="string">
            <text:p>Gallery.create!(title: "Upland Hills Bridal Show 11.05.13", event_date: Date.new(2013,5,11), album_url: "http://snapshowmagic.smugmug.com/Weddings/Upland-Hills-Bridal-Sho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2931"&gt;&lt;h1&gt;Glen Ivy Bridal Show 10.29.13&lt;/h1&gt;&lt;/a&gt;</text:p>
          </table:table-cell>
          <table:table-cell/>
          <table:table-cell table:formula="of:=FIND([.$D$2];[.B53];1)" office:value-type="float" office:value="10" calcext:value-type="float">
            <text:p>10</text:p>
          </table:table-cell>
          <table:table-cell table:formula="of:=FIND([.$E$2];[.B53];[.D53])" office:value-type="float" office:value="79" calcext:value-type="float">
            <text:p>79</text:p>
          </table:table-cell>
          <table:table-cell table:formula="of:=MID([.B53];[.D53];[.E53]-[.D53])" office:value-type="string" office:string-value="http://snapshowmagic.smugmug.com/Weddings/Glen-Ivy-Bridal-Show-102931" calcext:value-type="string">
            <text:p>http://snapshowmagic.smugmug.com/Weddings/Glen-Ivy-Bridal-Show-102931</text:p>
          </table:table-cell>
          <table:table-cell/>
          <table:table-cell table:formula="of:=FIND([.$H$2];[.B53];[.E53])" office:value-type="float" office:value="81" calcext:value-type="float">
            <text:p>81</text:p>
          </table:table-cell>
          <table:table-cell table:formula="of:=FIND([.$I$2];[.B53];[.H53])" office:value-type="float" office:value="114" calcext:value-type="float">
            <text:p>114</text:p>
          </table:table-cell>
          <table:table-cell table:formula="of:=MID([.B53];[.H53]+4;[.I53]-[.H53]-4)" office:value-type="string" office:string-value="Glen Ivy Bridal Show 10.29.13" calcext:value-type="string">
            <text:p>Glen Ivy Bridal Show 10.29.13</text:p>
          </table:table-cell>
          <table:table-cell/>
          <table:table-cell table:formula="of:=RIGHT([.J53];10)" office:value-type="string" office:string-value="w 10.29.13" calcext:value-type="string">
            <text:p>w 10.29.13</text:p>
          </table:table-cell>
          <table:table-cell table:formula="of:=IF(MID([.L53];2;1)=&quot; &quot;;RIGHT([.L53];8);[.L53])" office:value-type="string" office:string-value="10.29.13" calcext:value-type="string">
            <text:p>10.29.13</text:p>
          </table:table-cell>
          <table:table-cell table:formula="of:=FIND([.$N$2];[.M53];1)" office:value-type="float" office:value="3" calcext:value-type="float">
            <text:p>3</text:p>
          </table:table-cell>
          <table:table-cell table:formula="of:=VALUE(MID([.M53];1;[.N53]-1))" office:value-type="float" office:value="10" calcext:value-type="float">
            <text:p>10</text:p>
          </table:table-cell>
          <table:table-cell table:formula="of:=FIND([.$P$2];[.M53];[.N53]+1)" office:value-type="float" office:value="6" calcext:value-type="float">
            <text:p>6</text:p>
          </table:table-cell>
          <table:table-cell table:formula="of:=VALUE(MID([.M53];[.N53]+1;[.P53]-[.N53]-1))" office:value-type="float" office:value="29" calcext:value-type="float">
            <text:p>29</text:p>
          </table:table-cell>
          <table:table-cell/>
          <table:table-cell table:formula="of:=VALUE(MID([.M53];[.P53]+1;100))" office:value-type="float" office:value="13" calcext:value-type="float">
            <text:p>13</text:p>
          </table:table-cell>
          <table:table-cell table:formula="of:=IF([.S53]&lt;2000;[.S53]+2000;[.S53])" office:value-type="float" office:value="2013" calcext:value-type="float">
            <text:p>2013</text:p>
          </table:table-cell>
          <table:table-cell/>
          <table:table-cell table:formula="of:=[.$V$1]&amp;[.$J53]&amp;[.$V$2]" office:value-type="string" office:string-value="Gallery.create!(title: &quot;Glen Ivy Bridal Show 10.29.13&quot;, " calcext:value-type="string">
            <text:p>Gallery.create!(title: "Glen Ivy Bridal Show 10.29.13", </text:p>
          </table:table-cell>
          <table:table-cell table:formula="of:=[.$W$1]&amp;[.$T53]&amp;&quot;,&quot;&amp;[.$Q53]&amp;&quot;,&quot;&amp;[.$O53]&amp;[.$W$2]" office:value-type="string" office:string-value="event_date: Date.new(2013,29,10), " calcext:value-type="string">
            <text:p>event_date: Date.new(2013,29,10), </text:p>
          </table:table-cell>
          <table:table-cell table:formula="of:=[.$X$1]&amp;[.$F53]&amp;[.$X$2]" office:value-type="string" office:string-value="album_url: &quot;http://snapshowmagic.smugmug.com/Weddings/Glen-Ivy-Bridal-Show-102931&quot;)" calcext:value-type="string">
            <text:p>album_url: "http://snapshowmagic.smugmug.com/Weddings/Glen-Ivy-Bridal-Show-102931")</text:p>
          </table:table-cell>
          <table:table-cell table:formula="of:=&quot;&quot;">
            <text:p/>
          </table:table-cell>
          <table:table-cell table:formula="of:=CONCATENATE([.V53];[.W53];[.X53])" office:value-type="string" office:string-value="Gallery.create!(title: &quot;Glen Ivy Bridal Show 10.29.13&quot;, event_date: Date.new(2013,29,10), album_url: &quot;http://snapshowmagic.smugmug.com/Weddings/Glen-Ivy-Bridal-Show-102931&quot;)" calcext:value-type="string">
            <text:p>Gallery.create!(title: "Glen Ivy Bridal Show 10.29.13", event_date: Date.new(2013,29,10), album_url: "http://snapshowmagic.smugmug.com/Weddings/Glen-Ivy-Bridal-Show-10293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02313"&gt;&lt;h1&gt;The Retreat Bridal Show 10.23.13&lt;/h1&gt;&lt;/a&gt;</text:p>
          </table:table-cell>
          <table:table-cell/>
          <table:table-cell table:formula="of:=FIND([.$D$2];[.B55];1)" office:value-type="float" office:value="10" calcext:value-type="float">
            <text:p>10</text:p>
          </table:table-cell>
          <table:table-cell table:formula="of:=FIND([.$E$2];[.B55];[.D55])" office:value-type="float" office:value="82" calcext:value-type="float">
            <text:p>82</text:p>
          </table:table-cell>
          <table:table-cell table:formula="of:=MID([.B55];[.D55];[.E55]-[.D55])" office:value-type="string" office:string-value="http://snapshowmagic.smugmug.com/Weddings/The-Retreat-Bridal-Show-102313" calcext:value-type="string">
            <text:p>http://snapshowmagic.smugmug.com/Weddings/The-Retreat-Bridal-Show-102313</text:p>
          </table:table-cell>
          <table:table-cell/>
          <table:table-cell table:formula="of:=FIND([.$H$2];[.B55];[.E55])" office:value-type="float" office:value="84" calcext:value-type="float">
            <text:p>84</text:p>
          </table:table-cell>
          <table:table-cell table:formula="of:=FIND([.$I$2];[.B55];[.H55])" office:value-type="float" office:value="120" calcext:value-type="float">
            <text:p>120</text:p>
          </table:table-cell>
          <table:table-cell table:formula="of:=MID([.B55];[.H55]+4;[.I55]-[.H55]-4)" office:value-type="string" office:string-value="The Retreat Bridal Show 10.23.13" calcext:value-type="string">
            <text:p>The Retreat Bridal Show 10.23.13</text:p>
          </table:table-cell>
          <table:table-cell/>
          <table:table-cell table:formula="of:=RIGHT([.J55];10)" office:value-type="string" office:string-value="w 10.23.13" calcext:value-type="string">
            <text:p>w 10.23.13</text:p>
          </table:table-cell>
          <table:table-cell table:formula="of:=IF(MID([.L55];2;1)=&quot; &quot;;RIGHT([.L55];8);[.L55])" office:value-type="string" office:string-value="10.23.13" calcext:value-type="string">
            <text:p>10.23.13</text:p>
          </table:table-cell>
          <table:table-cell table:formula="of:=FIND([.$N$2];[.M55];1)" office:value-type="float" office:value="3" calcext:value-type="float">
            <text:p>3</text:p>
          </table:table-cell>
          <table:table-cell table:formula="of:=VALUE(MID([.M55];1;[.N55]-1))" office:value-type="float" office:value="10" calcext:value-type="float">
            <text:p>10</text:p>
          </table:table-cell>
          <table:table-cell table:formula="of:=FIND([.$P$2];[.M55];[.N55]+1)" office:value-type="float" office:value="6" calcext:value-type="float">
            <text:p>6</text:p>
          </table:table-cell>
          <table:table-cell table:formula="of:=VALUE(MID([.M55];[.N55]+1;[.P55]-[.N55]-1))" office:value-type="float" office:value="23" calcext:value-type="float">
            <text:p>23</text:p>
          </table:table-cell>
          <table:table-cell/>
          <table:table-cell table:formula="of:=VALUE(MID([.M55];[.P55]+1;100))" office:value-type="float" office:value="13" calcext:value-type="float">
            <text:p>13</text:p>
          </table:table-cell>
          <table:table-cell table:formula="of:=IF([.S55]&lt;2000;[.S55]+2000;[.S55])" office:value-type="float" office:value="2013" calcext:value-type="float">
            <text:p>2013</text:p>
          </table:table-cell>
          <table:table-cell/>
          <table:table-cell table:formula="of:=[.$V$1]&amp;[.$J55]&amp;[.$V$2]" office:value-type="string" office:string-value="Gallery.create!(title: &quot;The Retreat Bridal Show 10.23.13&quot;, " calcext:value-type="string">
            <text:p>Gallery.create!(title: "The Retreat Bridal Show 10.23.13", </text:p>
          </table:table-cell>
          <table:table-cell table:formula="of:=[.$W$1]&amp;[.$T55]&amp;&quot;,&quot;&amp;[.$Q55]&amp;&quot;,&quot;&amp;[.$O55]&amp;[.$W$2]" office:value-type="string" office:string-value="event_date: Date.new(2013,23,10), " calcext:value-type="string">
            <text:p>event_date: Date.new(2013,23,10), </text:p>
          </table:table-cell>
          <table:table-cell table:formula="of:=[.$X$1]&amp;[.$F55]&amp;[.$X$2]" office:value-type="string" office:string-value="album_url: &quot;http://snapshowmagic.smugmug.com/Weddings/The-Retreat-Bridal-Show-102313&quot;)" calcext:value-type="string">
            <text:p>album_url: "http://snapshowmagic.smugmug.com/Weddings/The-Retreat-Bridal-Show-102313")</text:p>
          </table:table-cell>
          <table:table-cell table:formula="of:=&quot;&quot;">
            <text:p/>
          </table:table-cell>
          <table:table-cell table:formula="of:=CONCATENATE([.V55];[.W55];[.X55])" office:value-type="string" office:string-value="Gallery.create!(title: &quot;The Retreat Bridal Show 10.23.13&quot;, event_date: Date.new(2013,23,10), album_url: &quot;http://snapshowmagic.smugmug.com/Weddings/The-Retreat-Bridal-Show-102313&quot;)" calcext:value-type="string">
            <text:p>Gallery.create!(title: "The Retreat Bridal Show 10.23.13", event_date: Date.new(2013,23,10), album_url: "http://snapshowmagic.smugmug.com/Weddings/The-Retreat-Bridal-Show-1023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-1"&gt;&lt;h1&gt;Indian Hills Bridal Show 10.16.13&lt;/h1&gt;&lt;/a&gt;</text:p>
          </table:table-cell>
          <table:table-cell/>
          <table:table-cell table:formula="of:=FIND([.$D$2];[.B57];1)" office:value-type="float" office:value="10" calcext:value-type="float">
            <text:p>10</text:p>
          </table:table-cell>
          <table:table-cell table:formula="of:=FIND([.$E$2];[.B57];[.D57])" office:value-type="float" office:value="78" calcext:value-type="float">
            <text:p>78</text:p>
          </table:table-cell>
          <table:table-cell table:formula="of:=MID([.B57];[.D57];[.E57]-[.D57])" office:value-type="string" office:string-value="http://snapshowmagic.smugmug.com/Weddings/Indian-Hills-Bridal-Show-1" calcext:value-type="string">
            <text:p>http://snapshowmagic.smugmug.com/Weddings/Indian-Hills-Bridal-Show-1</text:p>
          </table:table-cell>
          <table:table-cell/>
          <table:table-cell table:formula="of:=FIND([.$H$2];[.B57];[.E57])" office:value-type="float" office:value="80" calcext:value-type="float">
            <text:p>80</text:p>
          </table:table-cell>
          <table:table-cell table:formula="of:=FIND([.$I$2];[.B57];[.H57])" office:value-type="float" office:value="117" calcext:value-type="float">
            <text:p>117</text:p>
          </table:table-cell>
          <table:table-cell table:formula="of:=MID([.B57];[.H57]+4;[.I57]-[.H57]-4)" office:value-type="string" office:string-value="Indian Hills Bridal Show 10.16.13" calcext:value-type="string">
            <text:p>Indian Hills Bridal Show 10.16.13</text:p>
          </table:table-cell>
          <table:table-cell/>
          <table:table-cell table:formula="of:=RIGHT([.J57];10)" office:value-type="string" office:string-value="w 10.16.13" calcext:value-type="string">
            <text:p>w 10.16.13</text:p>
          </table:table-cell>
          <table:table-cell table:formula="of:=IF(MID([.L57];2;1)=&quot; &quot;;RIGHT([.L57];8);[.L57])" office:value-type="string" office:string-value="10.16.13" calcext:value-type="string">
            <text:p>10.16.13</text:p>
          </table:table-cell>
          <table:table-cell table:formula="of:=FIND([.$N$2];[.M57];1)" office:value-type="float" office:value="3" calcext:value-type="float">
            <text:p>3</text:p>
          </table:table-cell>
          <table:table-cell table:formula="of:=VALUE(MID([.M57];1;[.N57]-1))" office:value-type="float" office:value="10" calcext:value-type="float">
            <text:p>10</text:p>
          </table:table-cell>
          <table:table-cell table:formula="of:=FIND([.$P$2];[.M57];[.N57]+1)" office:value-type="float" office:value="6" calcext:value-type="float">
            <text:p>6</text:p>
          </table:table-cell>
          <table:table-cell table:formula="of:=VALUE(MID([.M57];[.N57]+1;[.P57]-[.N57]-1))" office:value-type="float" office:value="16" calcext:value-type="float">
            <text:p>16</text:p>
          </table:table-cell>
          <table:table-cell/>
          <table:table-cell table:formula="of:=VALUE(MID([.M57];[.P57]+1;100))" office:value-type="float" office:value="13" calcext:value-type="float">
            <text:p>13</text:p>
          </table:table-cell>
          <table:table-cell table:formula="of:=IF([.S57]&lt;2000;[.S57]+2000;[.S57])" office:value-type="float" office:value="2013" calcext:value-type="float">
            <text:p>2013</text:p>
          </table:table-cell>
          <table:table-cell/>
          <table:table-cell table:formula="of:=[.$V$1]&amp;[.$J57]&amp;[.$V$2]" office:value-type="string" office:string-value="Gallery.create!(title: &quot;Indian Hills Bridal Show 10.16.13&quot;, " calcext:value-type="string">
            <text:p>Gallery.create!(title: "Indian Hills Bridal Show 10.16.13", </text:p>
          </table:table-cell>
          <table:table-cell table:formula="of:=[.$W$1]&amp;[.$T57]&amp;&quot;,&quot;&amp;[.$Q57]&amp;&quot;,&quot;&amp;[.$O57]&amp;[.$W$2]" office:value-type="string" office:string-value="event_date: Date.new(2013,16,10), " calcext:value-type="string">
            <text:p>event_date: Date.new(2013,16,10), </text:p>
          </table:table-cell>
          <table:table-cell table:formula="of:=[.$X$1]&amp;[.$F57]&amp;[.$X$2]" office:value-type="string" office:string-value="album_url: &quot;http://snapshowmagic.smugmug.com/Weddings/Indian-Hills-Bridal-Show-1&quot;)" calcext:value-type="string">
            <text:p>album_url: "http://snapshowmagic.smugmug.com/Weddings/Indian-Hills-Bridal-Show-1")</text:p>
          </table:table-cell>
          <table:table-cell table:formula="of:=&quot;&quot;">
            <text:p/>
          </table:table-cell>
          <table:table-cell table:formula="of:=CONCATENATE([.V57];[.W57];[.X57])" office:value-type="string" office:string-value="Gallery.create!(title: &quot;Indian Hills Bridal Show 10.16.13&quot;, event_date: Date.new(2013,16,10), album_url: &quot;http://snapshowmagic.smugmug.com/Weddings/Indian-Hills-Bridal-Show-1&quot;)" calcext:value-type="string">
            <text:p>Gallery.create!(title: "Indian Hills Bridal Show 10.16.13", event_date: Date.new(2013,16,10), album_url: "http://snapshowmagic.smugmug.com/Weddings/Indian-Hills-Bridal-Show-1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Danielle-101113"&gt;&lt;h1&gt;Josh and Danielle 10.11.13&lt;/h1&gt;&lt;/a&gt;</text:p>
          </table:table-cell>
          <table:table-cell/>
          <table:table-cell table:formula="of:=FIND([.$D$2];[.B59];1)" office:value-type="float" office:value="10" calcext:value-type="float">
            <text:p>10</text:p>
          </table:table-cell>
          <table:table-cell table:formula="of:=FIND([.$E$2];[.B59];[.D59])" office:value-type="float" office:value="76" calcext:value-type="float">
            <text:p>76</text:p>
          </table:table-cell>
          <table:table-cell table:formula="of:=MID([.B59];[.D59];[.E59]-[.D59])" office:value-type="string" office:string-value="http://snapshowmagic.smugmug.com/Weddings/Josh-and-Danielle-101113" calcext:value-type="string">
            <text:p>http://snapshowmagic.smugmug.com/Weddings/Josh-and-Danielle-101113</text:p>
          </table:table-cell>
          <table:table-cell/>
          <table:table-cell table:formula="of:=FIND([.$H$2];[.B59];[.E59])" office:value-type="float" office:value="78" calcext:value-type="float">
            <text:p>78</text:p>
          </table:table-cell>
          <table:table-cell table:formula="of:=FIND([.$I$2];[.B59];[.H59])" office:value-type="float" office:value="108" calcext:value-type="float">
            <text:p>108</text:p>
          </table:table-cell>
          <table:table-cell table:formula="of:=MID([.B59];[.H59]+4;[.I59]-[.H59]-4)" office:value-type="string" office:string-value="Josh and Danielle 10.11.13" calcext:value-type="string">
            <text:p>Josh and Danielle 10.11.13</text:p>
          </table:table-cell>
          <table:table-cell/>
          <table:table-cell table:formula="of:=RIGHT([.J59];10)" office:value-type="string" office:string-value="e 10.11.13" calcext:value-type="string">
            <text:p>e 10.11.13</text:p>
          </table:table-cell>
          <table:table-cell table:formula="of:=IF(MID([.L59];2;1)=&quot; &quot;;RIGHT([.L59];8);[.L59])" office:value-type="string" office:string-value="10.11.13" calcext:value-type="string">
            <text:p>10.11.13</text:p>
          </table:table-cell>
          <table:table-cell table:formula="of:=FIND([.$N$2];[.M59];1)" office:value-type="float" office:value="3" calcext:value-type="float">
            <text:p>3</text:p>
          </table:table-cell>
          <table:table-cell table:formula="of:=VALUE(MID([.M59];1;[.N59]-1))" office:value-type="float" office:value="10" calcext:value-type="float">
            <text:p>10</text:p>
          </table:table-cell>
          <table:table-cell table:formula="of:=FIND([.$P$2];[.M59];[.N59]+1)" office:value-type="float" office:value="6" calcext:value-type="float">
            <text:p>6</text:p>
          </table:table-cell>
          <table:table-cell table:formula="of:=VALUE(MID([.M59];[.N59]+1;[.P59]-[.N59]-1))" office:value-type="float" office:value="11" calcext:value-type="float">
            <text:p>11</text:p>
          </table:table-cell>
          <table:table-cell/>
          <table:table-cell table:formula="of:=VALUE(MID([.M59];[.P59]+1;100))" office:value-type="float" office:value="13" calcext:value-type="float">
            <text:p>13</text:p>
          </table:table-cell>
          <table:table-cell table:formula="of:=IF([.S59]&lt;2000;[.S59]+2000;[.S59])" office:value-type="float" office:value="2013" calcext:value-type="float">
            <text:p>2013</text:p>
          </table:table-cell>
          <table:table-cell/>
          <table:table-cell table:formula="of:=[.$V$1]&amp;[.$J59]&amp;[.$V$2]" office:value-type="string" office:string-value="Gallery.create!(title: &quot;Josh and Danielle 10.11.13&quot;, " calcext:value-type="string">
            <text:p>Gallery.create!(title: "Josh and Danielle 10.11.13", </text:p>
          </table:table-cell>
          <table:table-cell table:formula="of:=[.$W$1]&amp;[.$T59]&amp;&quot;,&quot;&amp;[.$Q59]&amp;&quot;,&quot;&amp;[.$O59]&amp;[.$W$2]" office:value-type="string" office:string-value="event_date: Date.new(2013,11,10), " calcext:value-type="string">
            <text:p>event_date: Date.new(2013,11,10), </text:p>
          </table:table-cell>
          <table:table-cell table:formula="of:=[.$X$1]&amp;[.$F59]&amp;[.$X$2]" office:value-type="string" office:string-value="album_url: &quot;http://snapshowmagic.smugmug.com/Weddings/Josh-and-Danielle-101113&quot;)" calcext:value-type="string">
            <text:p>album_url: "http://snapshowmagic.smugmug.com/Weddings/Josh-and-Danielle-101113")</text:p>
          </table:table-cell>
          <table:table-cell table:formula="of:=&quot;&quot;">
            <text:p/>
          </table:table-cell>
          <table:table-cell table:formula="of:=CONCATENATE([.V59];[.W59];[.X59])" office:value-type="string" office:string-value="Gallery.create!(title: &quot;Josh and Danielle 10.11.13&quot;, event_date: Date.new(2013,11,10), album_url: &quot;http://snapshowmagic.smugmug.com/Weddings/Josh-and-Danielle-101113&quot;)" calcext:value-type="string">
            <text:p>Gallery.create!(title: "Josh and Danielle 10.11.13", event_date: Date.new(2013,11,10), album_url: "http://snapshowmagic.smugmug.com/Weddings/Josh-and-Danielle-1011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Vellano-Bridal-Show-100813"&gt;&lt;h1&gt;Vellano Bridal Show 10.08.13&lt;/h1&gt;&lt;/a&gt;</text:p>
          </table:table-cell>
          <table:table-cell/>
          <table:table-cell table:formula="of:=FIND([.$D$2];[.B61];1)" office:value-type="float" office:value="10" calcext:value-type="float">
            <text:p>10</text:p>
          </table:table-cell>
          <table:table-cell table:formula="of:=FIND([.$E$2];[.B61];[.D61])" office:value-type="float" office:value="78" calcext:value-type="float">
            <text:p>78</text:p>
          </table:table-cell>
          <table:table-cell table:formula="of:=MID([.B61];[.D61];[.E61]-[.D61])" office:value-type="string" office:string-value="http://snapshowmagic.smugmug.com/Weddings/Vellano-Bridal-Show-100813" calcext:value-type="string">
            <text:p>http://snapshowmagic.smugmug.com/Weddings/Vellano-Bridal-Show-100813</text:p>
          </table:table-cell>
          <table:table-cell/>
          <table:table-cell table:formula="of:=FIND([.$H$2];[.B61];[.E61])" office:value-type="float" office:value="80" calcext:value-type="float">
            <text:p>80</text:p>
          </table:table-cell>
          <table:table-cell table:formula="of:=FIND([.$I$2];[.B61];[.H61])" office:value-type="float" office:value="112" calcext:value-type="float">
            <text:p>112</text:p>
          </table:table-cell>
          <table:table-cell table:formula="of:=MID([.B61];[.H61]+4;[.I61]-[.H61]-4)" office:value-type="string" office:string-value="Vellano Bridal Show 10.08.13" calcext:value-type="string">
            <text:p>Vellano Bridal Show 10.08.13</text:p>
          </table:table-cell>
          <table:table-cell/>
          <table:table-cell table:formula="of:=RIGHT([.J61];10)" office:value-type="string" office:string-value="w 10.08.13" calcext:value-type="string">
            <text:p>w 10.08.13</text:p>
          </table:table-cell>
          <table:table-cell table:formula="of:=IF(MID([.L61];2;1)=&quot; &quot;;RIGHT([.L61];8);[.L61])" office:value-type="string" office:string-value="10.08.13" calcext:value-type="string">
            <text:p>10.08.13</text:p>
          </table:table-cell>
          <table:table-cell table:formula="of:=FIND([.$N$2];[.M61];1)" office:value-type="float" office:value="3" calcext:value-type="float">
            <text:p>3</text:p>
          </table:table-cell>
          <table:table-cell table:formula="of:=VALUE(MID([.M61];1;[.N61]-1))" office:value-type="float" office:value="10" calcext:value-type="float">
            <text:p>10</text:p>
          </table:table-cell>
          <table:table-cell table:formula="of:=FIND([.$P$2];[.M61];[.N61]+1)" office:value-type="float" office:value="6" calcext:value-type="float">
            <text:p>6</text:p>
          </table:table-cell>
          <table:table-cell table:formula="of:=VALUE(MID([.M61];[.N61]+1;[.P61]-[.N61]-1))" office:value-type="float" office:value="8" calcext:value-type="float">
            <text:p>8</text:p>
          </table:table-cell>
          <table:table-cell/>
          <table:table-cell table:formula="of:=VALUE(MID([.M61];[.P61]+1;100))" office:value-type="float" office:value="13" calcext:value-type="float">
            <text:p>13</text:p>
          </table:table-cell>
          <table:table-cell table:formula="of:=IF([.S61]&lt;2000;[.S61]+2000;[.S61])" office:value-type="float" office:value="2013" calcext:value-type="float">
            <text:p>2013</text:p>
          </table:table-cell>
          <table:table-cell/>
          <table:table-cell table:formula="of:=[.$V$1]&amp;[.$J61]&amp;[.$V$2]" office:value-type="string" office:string-value="Gallery.create!(title: &quot;Vellano Bridal Show 10.08.13&quot;, " calcext:value-type="string">
            <text:p>Gallery.create!(title: "Vellano Bridal Show 10.08.13", </text:p>
          </table:table-cell>
          <table:table-cell table:formula="of:=[.$W$1]&amp;[.$T61]&amp;&quot;,&quot;&amp;[.$Q61]&amp;&quot;,&quot;&amp;[.$O61]&amp;[.$W$2]" office:value-type="string" office:string-value="event_date: Date.new(2013,8,10), " calcext:value-type="string">
            <text:p>event_date: Date.new(2013,8,10), </text:p>
          </table:table-cell>
          <table:table-cell table:formula="of:=[.$X$1]&amp;[.$F61]&amp;[.$X$2]" office:value-type="string" office:string-value="album_url: &quot;http://snapshowmagic.smugmug.com/Weddings/Vellano-Bridal-Show-100813&quot;)" calcext:value-type="string">
            <text:p>album_url: "http://snapshowmagic.smugmug.com/Weddings/Vellano-Bridal-Show-100813")</text:p>
          </table:table-cell>
          <table:table-cell table:formula="of:=&quot;&quot;">
            <text:p/>
          </table:table-cell>
          <table:table-cell table:formula="of:=CONCATENATE([.V61];[.W61];[.X61])" office:value-type="string" office:string-value="Gallery.create!(title: &quot;Vellano Bridal Show 10.08.13&quot;, event_date: Date.new(2013,8,10), album_url: &quot;http://snapshowmagic.smugmug.com/Weddings/Vellano-Bridal-Show-100813&quot;)" calcext:value-type="string">
            <text:p>Gallery.create!(title: "Vellano Bridal Show 10.08.13", event_date: Date.new(2013,8,10), album_url: "http://snapshowmagic.smugmug.com/Weddings/Vellano-Bridal-Show-1008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ete-and-Tawnee-091413"&gt;&lt;h1&gt;Pete and Tawnee 09.14.13&lt;/h1&gt;&lt;/a&gt;</text:p>
          </table:table-cell>
          <table:table-cell/>
          <table:table-cell table:formula="of:=FIND([.$D$2];[.B63];1)" office:value-type="float" office:value="10" calcext:value-type="float">
            <text:p>10</text:p>
          </table:table-cell>
          <table:table-cell table:formula="of:=FIND([.$E$2];[.B63];[.D63])" office:value-type="float" office:value="74" calcext:value-type="float">
            <text:p>74</text:p>
          </table:table-cell>
          <table:table-cell table:formula="of:=MID([.B63];[.D63];[.E63]-[.D63])" office:value-type="string" office:string-value="http://snapshowmagic.smugmug.com/Weddings/Pete-and-Tawnee-091413" calcext:value-type="string">
            <text:p>http://snapshowmagic.smugmug.com/Weddings/Pete-and-Tawnee-091413</text:p>
          </table:table-cell>
          <table:table-cell/>
          <table:table-cell table:formula="of:=FIND([.$H$2];[.B63];[.E63])" office:value-type="float" office:value="76" calcext:value-type="float">
            <text:p>76</text:p>
          </table:table-cell>
          <table:table-cell table:formula="of:=FIND([.$I$2];[.B63];[.H63])" office:value-type="float" office:value="104" calcext:value-type="float">
            <text:p>104</text:p>
          </table:table-cell>
          <table:table-cell table:formula="of:=MID([.B63];[.H63]+4;[.I63]-[.H63]-4)" office:value-type="string" office:string-value="Pete and Tawnee 09.14.13" calcext:value-type="string">
            <text:p>Pete and Tawnee 09.14.13</text:p>
          </table:table-cell>
          <table:table-cell/>
          <table:table-cell table:formula="of:=RIGHT([.J63];10)" office:value-type="string" office:string-value="e 09.14.13" calcext:value-type="string">
            <text:p>e 09.14.13</text:p>
          </table:table-cell>
          <table:table-cell table:formula="of:=IF(MID([.L63];2;1)=&quot; &quot;;RIGHT([.L63];8);[.L63])" office:value-type="string" office:string-value="09.14.13" calcext:value-type="string">
            <text:p>09.14.13</text:p>
          </table:table-cell>
          <table:table-cell table:formula="of:=FIND([.$N$2];[.M63];1)" office:value-type="float" office:value="3" calcext:value-type="float">
            <text:p>3</text:p>
          </table:table-cell>
          <table:table-cell table:formula="of:=VALUE(MID([.M63];1;[.N63]-1))" office:value-type="float" office:value="9" calcext:value-type="float">
            <text:p>9</text:p>
          </table:table-cell>
          <table:table-cell table:formula="of:=FIND([.$P$2];[.M63];[.N63]+1)" office:value-type="float" office:value="6" calcext:value-type="float">
            <text:p>6</text:p>
          </table:table-cell>
          <table:table-cell table:formula="of:=VALUE(MID([.M63];[.N63]+1;[.P63]-[.N63]-1))" office:value-type="float" office:value="14" calcext:value-type="float">
            <text:p>14</text:p>
          </table:table-cell>
          <table:table-cell/>
          <table:table-cell table:formula="of:=VALUE(MID([.M63];[.P63]+1;100))" office:value-type="float" office:value="13" calcext:value-type="float">
            <text:p>13</text:p>
          </table:table-cell>
          <table:table-cell table:formula="of:=IF([.S63]&lt;2000;[.S63]+2000;[.S63])" office:value-type="float" office:value="2013" calcext:value-type="float">
            <text:p>2013</text:p>
          </table:table-cell>
          <table:table-cell/>
          <table:table-cell table:formula="of:=[.$V$1]&amp;[.$J63]&amp;[.$V$2]" office:value-type="string" office:string-value="Gallery.create!(title: &quot;Pete and Tawnee 09.14.13&quot;, " calcext:value-type="string">
            <text:p>Gallery.create!(title: "Pete and Tawnee 09.14.13", </text:p>
          </table:table-cell>
          <table:table-cell table:formula="of:=[.$W$1]&amp;[.$T63]&amp;&quot;,&quot;&amp;[.$Q63]&amp;&quot;,&quot;&amp;[.$O63]&amp;[.$W$2]" office:value-type="string" office:string-value="event_date: Date.new(2013,14,9), " calcext:value-type="string">
            <text:p>event_date: Date.new(2013,14,9), </text:p>
          </table:table-cell>
          <table:table-cell table:formula="of:=[.$X$1]&amp;[.$F63]&amp;[.$X$2]" office:value-type="string" office:string-value="album_url: &quot;http://snapshowmagic.smugmug.com/Weddings/Pete-and-Tawnee-091413&quot;)" calcext:value-type="string">
            <text:p>album_url: "http://snapshowmagic.smugmug.com/Weddings/Pete-and-Tawnee-091413")</text:p>
          </table:table-cell>
          <table:table-cell table:formula="of:=&quot;&quot;">
            <text:p/>
          </table:table-cell>
          <table:table-cell table:formula="of:=CONCATENATE([.V63];[.W63];[.X63])" office:value-type="string" office:string-value="Gallery.create!(title: &quot;Pete and Tawnee 09.14.13&quot;, event_date: Date.new(2013,14,9), album_url: &quot;http://snapshowmagic.smugmug.com/Weddings/Pete-and-Tawnee-091413&quot;)" calcext:value-type="string">
            <text:p>Gallery.create!(title: "Pete and Tawnee 09.14.13", event_date: Date.new(2013,14,9), album_url: "http://snapshowmagic.smugmug.com/Weddings/Pete-and-Tawnee-0914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e-and-Janna-090613"&gt;&lt;h1&gt;Joe and Janna 09.06.13&lt;/h1&gt;&lt;/a&gt;</text:p>
          </table:table-cell>
          <table:table-cell/>
          <table:table-cell table:formula="of:=FIND([.$D$2];[.B65];1)" office:value-type="float" office:value="10" calcext:value-type="float">
            <text:p>10</text:p>
          </table:table-cell>
          <table:table-cell table:formula="of:=FIND([.$E$2];[.B65];[.D65])" office:value-type="float" office:value="72" calcext:value-type="float">
            <text:p>72</text:p>
          </table:table-cell>
          <table:table-cell table:formula="of:=MID([.B65];[.D65];[.E65]-[.D65])" office:value-type="string" office:string-value="http://snapshowmagic.smugmug.com/Weddings/Joe-and-Janna-090613" calcext:value-type="string">
            <text:p>http://snapshowmagic.smugmug.com/Weddings/Joe-and-Janna-090613</text:p>
          </table:table-cell>
          <table:table-cell/>
          <table:table-cell table:formula="of:=FIND([.$H$2];[.B65];[.E65])" office:value-type="float" office:value="74" calcext:value-type="float">
            <text:p>74</text:p>
          </table:table-cell>
          <table:table-cell table:formula="of:=FIND([.$I$2];[.B65];[.H65])" office:value-type="float" office:value="100" calcext:value-type="float">
            <text:p>100</text:p>
          </table:table-cell>
          <table:table-cell table:formula="of:=MID([.B65];[.H65]+4;[.I65]-[.H65]-4)" office:value-type="string" office:string-value="Joe and Janna 09.06.13" calcext:value-type="string">
            <text:p>Joe and Janna 09.06.13</text:p>
          </table:table-cell>
          <table:table-cell/>
          <table:table-cell table:formula="of:=RIGHT([.J65];10)" office:value-type="string" office:string-value="a 09.06.13" calcext:value-type="string">
            <text:p>a 09.06.13</text:p>
          </table:table-cell>
          <table:table-cell table:formula="of:=IF(MID([.L65];2;1)=&quot; &quot;;RIGHT([.L65];8);[.L65])" office:value-type="string" office:string-value="09.06.13" calcext:value-type="string">
            <text:p>09.06.13</text:p>
          </table:table-cell>
          <table:table-cell table:formula="of:=FIND([.$N$2];[.M65];1)" office:value-type="float" office:value="3" calcext:value-type="float">
            <text:p>3</text:p>
          </table:table-cell>
          <table:table-cell table:formula="of:=VALUE(MID([.M65];1;[.N65]-1))" office:value-type="float" office:value="9" calcext:value-type="float">
            <text:p>9</text:p>
          </table:table-cell>
          <table:table-cell table:formula="of:=FIND([.$P$2];[.M65];[.N65]+1)" office:value-type="float" office:value="6" calcext:value-type="float">
            <text:p>6</text:p>
          </table:table-cell>
          <table:table-cell table:formula="of:=VALUE(MID([.M65];[.N65]+1;[.P65]-[.N65]-1))" office:value-type="float" office:value="6" calcext:value-type="float">
            <text:p>6</text:p>
          </table:table-cell>
          <table:table-cell/>
          <table:table-cell table:formula="of:=VALUE(MID([.M65];[.P65]+1;100))" office:value-type="float" office:value="13" calcext:value-type="float">
            <text:p>13</text:p>
          </table:table-cell>
          <table:table-cell table:formula="of:=IF([.S65]&lt;2000;[.S65]+2000;[.S65])" office:value-type="float" office:value="2013" calcext:value-type="float">
            <text:p>2013</text:p>
          </table:table-cell>
          <table:table-cell/>
          <table:table-cell table:formula="of:=[.$V$1]&amp;[.$J65]&amp;[.$V$2]" office:value-type="string" office:string-value="Gallery.create!(title: &quot;Joe and Janna 09.06.13&quot;, " calcext:value-type="string">
            <text:p>Gallery.create!(title: "Joe and Janna 09.06.13", </text:p>
          </table:table-cell>
          <table:table-cell table:formula="of:=[.$W$1]&amp;[.$T65]&amp;&quot;,&quot;&amp;[.$Q65]&amp;&quot;,&quot;&amp;[.$O65]&amp;[.$W$2]" office:value-type="string" office:string-value="event_date: Date.new(2013,6,9), " calcext:value-type="string">
            <text:p>event_date: Date.new(2013,6,9), </text:p>
          </table:table-cell>
          <table:table-cell table:formula="of:=[.$X$1]&amp;[.$F65]&amp;[.$X$2]" office:value-type="string" office:string-value="album_url: &quot;http://snapshowmagic.smugmug.com/Weddings/Joe-and-Janna-090613&quot;)" calcext:value-type="string">
            <text:p>album_url: "http://snapshowmagic.smugmug.com/Weddings/Joe-and-Janna-090613")</text:p>
          </table:table-cell>
          <table:table-cell table:formula="of:=&quot;&quot;">
            <text:p/>
          </table:table-cell>
          <table:table-cell table:formula="of:=CONCATENATE([.V65];[.W65];[.X65])" office:value-type="string" office:string-value="Gallery.create!(title: &quot;Joe and Janna 09.06.13&quot;, event_date: Date.new(2013,6,9), album_url: &quot;http://snapshowmagic.smugmug.com/Weddings/Joe-and-Janna-090613&quot;)" calcext:value-type="string">
            <text:p>Gallery.create!(title: "Joe and Janna 09.06.13", event_date: Date.new(2013,6,9), album_url: "http://snapshowmagic.smugmug.com/Weddings/Joe-and-Janna-09061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reg-and-Nicole-072113/30671446_HNfsMh"&gt;&lt;h1&gt;Greg and Nicole 07.21.13&lt;/h1&gt;&lt;/a&gt;</text:p>
          </table:table-cell>
          <table:table-cell/>
          <table:table-cell table:formula="of:=FIND([.$D$2];[.B67];1)" office:value-type="float" office:value="10" calcext:value-type="float">
            <text:p>10</text:p>
          </table:table-cell>
          <table:table-cell table:formula="of:=FIND([.$E$2];[.B67];[.D67])" office:value-type="float" office:value="90" calcext:value-type="float">
            <text:p>90</text:p>
          </table:table-cell>
          <table:table-cell table:formula="of:=MID([.B67];[.D67];[.E67]-[.D67])" office:value-type="string" office:string-value="http://snapshowmagic.smugmug.com/Weddings/Greg-and-Nicole-072113/30671446_HNfsMh" calcext:value-type="string">
            <text:p>http://snapshowmagic.smugmug.com/Weddings/Greg-and-Nicole-072113/30671446_HNfsMh</text:p>
          </table:table-cell>
          <table:table-cell/>
          <table:table-cell table:formula="of:=FIND([.$H$2];[.B67];[.E67])" office:value-type="float" office:value="92" calcext:value-type="float">
            <text:p>92</text:p>
          </table:table-cell>
          <table:table-cell table:formula="of:=FIND([.$I$2];[.B67];[.H67])" office:value-type="float" office:value="120" calcext:value-type="float">
            <text:p>120</text:p>
          </table:table-cell>
          <table:table-cell table:formula="of:=MID([.B67];[.H67]+4;[.I67]-[.H67]-4)" office:value-type="string" office:string-value="Greg and Nicole 07.21.13" calcext:value-type="string">
            <text:p>Greg and Nicole 07.21.13</text:p>
          </table:table-cell>
          <table:table-cell/>
          <table:table-cell table:formula="of:=RIGHT([.J67];10)" office:value-type="string" office:string-value="e 07.21.13" calcext:value-type="string">
            <text:p>e 07.21.13</text:p>
          </table:table-cell>
          <table:table-cell table:formula="of:=IF(MID([.L67];2;1)=&quot; &quot;;RIGHT([.L67];8);[.L67])" office:value-type="string" office:string-value="07.21.13" calcext:value-type="string">
            <text:p>07.21.13</text:p>
          </table:table-cell>
          <table:table-cell table:formula="of:=FIND([.$N$2];[.M67];1)" office:value-type="float" office:value="3" calcext:value-type="float">
            <text:p>3</text:p>
          </table:table-cell>
          <table:table-cell table:formula="of:=VALUE(MID([.M67];1;[.N67]-1))" office:value-type="float" office:value="7" calcext:value-type="float">
            <text:p>7</text:p>
          </table:table-cell>
          <table:table-cell table:formula="of:=FIND([.$P$2];[.M67];[.N67]+1)" office:value-type="float" office:value="6" calcext:value-type="float">
            <text:p>6</text:p>
          </table:table-cell>
          <table:table-cell table:formula="of:=VALUE(MID([.M67];[.N67]+1;[.P67]-[.N67]-1))" office:value-type="float" office:value="21" calcext:value-type="float">
            <text:p>21</text:p>
          </table:table-cell>
          <table:table-cell/>
          <table:table-cell table:formula="of:=VALUE(MID([.M67];[.P67]+1;100))" office:value-type="float" office:value="13" calcext:value-type="float">
            <text:p>13</text:p>
          </table:table-cell>
          <table:table-cell table:formula="of:=IF([.S67]&lt;2000;[.S67]+2000;[.S67])" office:value-type="float" office:value="2013" calcext:value-type="float">
            <text:p>2013</text:p>
          </table:table-cell>
          <table:table-cell/>
          <table:table-cell table:formula="of:=[.$V$1]&amp;[.$J67]&amp;[.$V$2]" office:value-type="string" office:string-value="Gallery.create!(title: &quot;Greg and Nicole 07.21.13&quot;, " calcext:value-type="string">
            <text:p>Gallery.create!(title: "Greg and Nicole 07.21.13", </text:p>
          </table:table-cell>
          <table:table-cell table:formula="of:=[.$W$1]&amp;[.$T67]&amp;&quot;,&quot;&amp;[.$Q67]&amp;&quot;,&quot;&amp;[.$O67]&amp;[.$W$2]" office:value-type="string" office:string-value="event_date: Date.new(2013,21,7), " calcext:value-type="string">
            <text:p>event_date: Date.new(2013,21,7), </text:p>
          </table:table-cell>
          <table:table-cell table:formula="of:=[.$X$1]&amp;[.$F67]&amp;[.$X$2]" office:value-type="string" office:string-value="album_url: &quot;http://snapshowmagic.smugmug.com/Weddings/Greg-and-Nicole-072113/30671446_HNfsMh&quot;)" calcext:value-type="string">
            <text:p>album_url: "http://snapshowmagic.smugmug.com/Weddings/Greg-and-Nicole-072113/30671446_HNfsMh")</text:p>
          </table:table-cell>
          <table:table-cell table:formula="of:=&quot;&quot;">
            <text:p/>
          </table:table-cell>
          <table:table-cell table:formula="of:=CONCATENATE([.V67];[.W67];[.X67])" office:value-type="string" office:string-value="Gallery.create!(title: &quot;Greg and Nicole 07.21.13&quot;, event_date: Date.new(2013,21,7), album_url: &quot;http://snapshowmagic.smugmug.com/Weddings/Greg-and-Nicole-072113/30671446_HNfsMh&quot;)" calcext:value-type="string">
            <text:p>Gallery.create!(title: "Greg and Nicole 07.21.13", event_date: Date.new(2013,21,7), album_url: "http://snapshowmagic.smugmug.com/Weddings/Greg-and-Nicole-072113/30671446_HNfsM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Erik-and-Kelly-071913/30637055_ngM6Qc"&gt;&lt;h1&gt;Erik and Kelly 07.19.13&lt;/h1&gt;&lt;/a&gt;</text:p>
          </table:table-cell>
          <table:table-cell/>
          <table:table-cell table:formula="of:=FIND([.$D$2];[.B69];1)" office:value-type="float" office:value="10" calcext:value-type="float">
            <text:p>10</text:p>
          </table:table-cell>
          <table:table-cell table:formula="of:=FIND([.$E$2];[.B69];[.D69])" office:value-type="float" office:value="89" calcext:value-type="float">
            <text:p>89</text:p>
          </table:table-cell>
          <table:table-cell table:formula="of:=MID([.B69];[.D69];[.E69]-[.D69])" office:value-type="string" office:string-value="http://snapshowmagic.smugmug.com/Weddings/Erik-and-Kelly-071913/30637055_ngM6Qc" calcext:value-type="string">
            <text:p>http://snapshowmagic.smugmug.com/Weddings/Erik-and-Kelly-071913/30637055_ngM6Qc</text:p>
          </table:table-cell>
          <table:table-cell/>
          <table:table-cell table:formula="of:=FIND([.$H$2];[.B69];[.E69])" office:value-type="float" office:value="91" calcext:value-type="float">
            <text:p>91</text:p>
          </table:table-cell>
          <table:table-cell table:formula="of:=FIND([.$I$2];[.B69];[.H69])" office:value-type="float" office:value="118" calcext:value-type="float">
            <text:p>118</text:p>
          </table:table-cell>
          <table:table-cell table:formula="of:=MID([.B69];[.H69]+4;[.I69]-[.H69]-4)" office:value-type="string" office:string-value="Erik and Kelly 07.19.13" calcext:value-type="string">
            <text:p>Erik and Kelly 07.19.13</text:p>
          </table:table-cell>
          <table:table-cell/>
          <table:table-cell table:formula="of:=RIGHT([.J69];10)" office:value-type="string" office:string-value="y 07.19.13" calcext:value-type="string">
            <text:p>y 07.19.13</text:p>
          </table:table-cell>
          <table:table-cell table:formula="of:=IF(MID([.L69];2;1)=&quot; &quot;;RIGHT([.L69];8);[.L69])" office:value-type="string" office:string-value="07.19.13" calcext:value-type="string">
            <text:p>07.19.13</text:p>
          </table:table-cell>
          <table:table-cell table:formula="of:=FIND([.$N$2];[.M69];1)" office:value-type="float" office:value="3" calcext:value-type="float">
            <text:p>3</text:p>
          </table:table-cell>
          <table:table-cell table:formula="of:=VALUE(MID([.M69];1;[.N69]-1))" office:value-type="float" office:value="7" calcext:value-type="float">
            <text:p>7</text:p>
          </table:table-cell>
          <table:table-cell table:formula="of:=FIND([.$P$2];[.M69];[.N69]+1)" office:value-type="float" office:value="6" calcext:value-type="float">
            <text:p>6</text:p>
          </table:table-cell>
          <table:table-cell table:formula="of:=VALUE(MID([.M69];[.N69]+1;[.P69]-[.N69]-1))" office:value-type="float" office:value="19" calcext:value-type="float">
            <text:p>19</text:p>
          </table:table-cell>
          <table:table-cell/>
          <table:table-cell table:formula="of:=VALUE(MID([.M69];[.P69]+1;100))" office:value-type="float" office:value="13" calcext:value-type="float">
            <text:p>13</text:p>
          </table:table-cell>
          <table:table-cell table:formula="of:=IF([.S69]&lt;2000;[.S69]+2000;[.S69])" office:value-type="float" office:value="2013" calcext:value-type="float">
            <text:p>2013</text:p>
          </table:table-cell>
          <table:table-cell/>
          <table:table-cell table:formula="of:=[.$V$1]&amp;[.$J69]&amp;[.$V$2]" office:value-type="string" office:string-value="Gallery.create!(title: &quot;Erik and Kelly 07.19.13&quot;, " calcext:value-type="string">
            <text:p>Gallery.create!(title: "Erik and Kelly 07.19.13", </text:p>
          </table:table-cell>
          <table:table-cell table:formula="of:=[.$W$1]&amp;[.$T69]&amp;&quot;,&quot;&amp;[.$Q69]&amp;&quot;,&quot;&amp;[.$O69]&amp;[.$W$2]" office:value-type="string" office:string-value="event_date: Date.new(2013,19,7), " calcext:value-type="string">
            <text:p>event_date: Date.new(2013,19,7), </text:p>
          </table:table-cell>
          <table:table-cell table:formula="of:=[.$X$1]&amp;[.$F69]&amp;[.$X$2]" office:value-type="string" office:string-value="album_url: &quot;http://snapshowmagic.smugmug.com/Weddings/Erik-and-Kelly-071913/30637055_ngM6Qc&quot;)" calcext:value-type="string">
            <text:p>album_url: "http://snapshowmagic.smugmug.com/Weddings/Erik-and-Kelly-071913/30637055_ngM6Qc")</text:p>
          </table:table-cell>
          <table:table-cell table:formula="of:=&quot;&quot;">
            <text:p/>
          </table:table-cell>
          <table:table-cell table:formula="of:=CONCATENATE([.V69];[.W69];[.X69])" office:value-type="string" office:string-value="Gallery.create!(title: &quot;Erik and Kelly 07.19.13&quot;, event_date: Date.new(2013,19,7), album_url: &quot;http://snapshowmagic.smugmug.com/Weddings/Erik-and-Kelly-071913/30637055_ngM6Qc&quot;)" calcext:value-type="string">
            <text:p>Gallery.create!(title: "Erik and Kelly 07.19.13", event_date: Date.new(2013,19,7), album_url: "http://snapshowmagic.smugmug.com/Weddings/Erik-and-Kelly-071913/30637055_ngM6Qc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Josh-and-Teresa-062913/30267396_npNPrn"&gt;&lt;h1&gt;Josh and Theresa 06.29.13&lt;/h1&gt;&lt;/a&gt;</text:p>
          </table:table-cell>
          <table:table-cell/>
          <table:table-cell table:formula="of:=FIND([.$D$2];[.B71];1)" office:value-type="float" office:value="10" calcext:value-type="float">
            <text:p>10</text:p>
          </table:table-cell>
          <table:table-cell table:formula="of:=FIND([.$E$2];[.B71];[.D71])" office:value-type="float" office:value="90" calcext:value-type="float">
            <text:p>90</text:p>
          </table:table-cell>
          <table:table-cell table:formula="of:=MID([.B71];[.D71];[.E71]-[.D71])" office:value-type="string" office:string-value="http://snapshowmagic.smugmug.com/Weddings/Josh-and-Teresa-062913/30267396_npNPrn" calcext:value-type="string">
            <text:p>http://snapshowmagic.smugmug.com/Weddings/Josh-and-Teresa-062913/30267396_npNPrn</text:p>
          </table:table-cell>
          <table:table-cell/>
          <table:table-cell table:formula="of:=FIND([.$H$2];[.B71];[.E71])" office:value-type="float" office:value="92" calcext:value-type="float">
            <text:p>92</text:p>
          </table:table-cell>
          <table:table-cell table:formula="of:=FIND([.$I$2];[.B71];[.H71])" office:value-type="float" office:value="121" calcext:value-type="float">
            <text:p>121</text:p>
          </table:table-cell>
          <table:table-cell table:formula="of:=MID([.B71];[.H71]+4;[.I71]-[.H71]-4)" office:value-type="string" office:string-value="Josh and Theresa 06.29.13" calcext:value-type="string">
            <text:p>Josh and Theresa 06.29.13</text:p>
          </table:table-cell>
          <table:table-cell/>
          <table:table-cell table:formula="of:=RIGHT([.J71];10)" office:value-type="string" office:string-value="a 06.29.13" calcext:value-type="string">
            <text:p>a 06.29.13</text:p>
          </table:table-cell>
          <table:table-cell table:formula="of:=IF(MID([.L71];2;1)=&quot; &quot;;RIGHT([.L71];8);[.L71])" office:value-type="string" office:string-value="06.29.13" calcext:value-type="string">
            <text:p>06.29.13</text:p>
          </table:table-cell>
          <table:table-cell table:formula="of:=FIND([.$N$2];[.M71];1)" office:value-type="float" office:value="3" calcext:value-type="float">
            <text:p>3</text:p>
          </table:table-cell>
          <table:table-cell table:formula="of:=VALUE(MID([.M71];1;[.N71]-1))" office:value-type="float" office:value="6" calcext:value-type="float">
            <text:p>6</text:p>
          </table:table-cell>
          <table:table-cell table:formula="of:=FIND([.$P$2];[.M71];[.N71]+1)" office:value-type="float" office:value="6" calcext:value-type="float">
            <text:p>6</text:p>
          </table:table-cell>
          <table:table-cell table:formula="of:=VALUE(MID([.M71];[.N71]+1;[.P71]-[.N71]-1))" office:value-type="float" office:value="29" calcext:value-type="float">
            <text:p>29</text:p>
          </table:table-cell>
          <table:table-cell/>
          <table:table-cell table:formula="of:=VALUE(MID([.M71];[.P71]+1;100))" office:value-type="float" office:value="13" calcext:value-type="float">
            <text:p>13</text:p>
          </table:table-cell>
          <table:table-cell table:formula="of:=IF([.S71]&lt;2000;[.S71]+2000;[.S71])" office:value-type="float" office:value="2013" calcext:value-type="float">
            <text:p>2013</text:p>
          </table:table-cell>
          <table:table-cell/>
          <table:table-cell table:formula="of:=[.$V$1]&amp;[.$J71]&amp;[.$V$2]" office:value-type="string" office:string-value="Gallery.create!(title: &quot;Josh and Theresa 06.29.13&quot;, " calcext:value-type="string">
            <text:p>Gallery.create!(title: "Josh and Theresa 06.29.13", </text:p>
          </table:table-cell>
          <table:table-cell table:formula="of:=[.$W$1]&amp;[.$T71]&amp;&quot;,&quot;&amp;[.$Q71]&amp;&quot;,&quot;&amp;[.$O71]&amp;[.$W$2]" office:value-type="string" office:string-value="event_date: Date.new(2013,29,6), " calcext:value-type="string">
            <text:p>event_date: Date.new(2013,29,6), </text:p>
          </table:table-cell>
          <table:table-cell table:formula="of:=[.$X$1]&amp;[.$F71]&amp;[.$X$2]" office:value-type="string" office:string-value="album_url: &quot;http://snapshowmagic.smugmug.com/Weddings/Josh-and-Teresa-062913/30267396_npNPrn&quot;)" calcext:value-type="string">
            <text:p>album_url: "http://snapshowmagic.smugmug.com/Weddings/Josh-and-Teresa-062913/30267396_npNPrn")</text:p>
          </table:table-cell>
          <table:table-cell table:formula="of:=&quot;&quot;">
            <text:p/>
          </table:table-cell>
          <table:table-cell table:formula="of:=CONCATENATE([.V71];[.W71];[.X71])" office:value-type="string" office:string-value="Gallery.create!(title: &quot;Josh and Theresa 06.29.13&quot;, event_date: Date.new(2013,29,6), album_url: &quot;http://snapshowmagic.smugmug.com/Weddings/Josh-and-Teresa-062913/30267396_npNPrn&quot;)" calcext:value-type="string">
            <text:p>Gallery.create!(title: "Josh and Theresa 06.29.13", event_date: Date.new(2013,29,6), album_url: "http://snapshowmagic.smugmug.com/Weddings/Josh-and-Teresa-062913/30267396_npNPr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lex-and-Ashlee-060113/29756578_ZhrgSL"&gt;&lt;h1&gt;Alex and Ashlee 06.01.13&lt;/h1&gt;&lt;/a&gt;</text:p>
          </table:table-cell>
          <table:table-cell/>
          <table:table-cell table:formula="of:=FIND([.$D$2];[.B73];1)" office:value-type="float" office:value="10" calcext:value-type="float">
            <text:p>10</text:p>
          </table:table-cell>
          <table:table-cell table:formula="of:=FIND([.$E$2];[.B73];[.D73])" office:value-type="float" office:value="90" calcext:value-type="float">
            <text:p>90</text:p>
          </table:table-cell>
          <table:table-cell table:formula="of:=MID([.B73];[.D73];[.E73]-[.D73])" office:value-type="string" office:string-value="http://snapshowmagic.smugmug.com/Weddings/Alex-and-Ashlee-060113/29756578_ZhrgSL" calcext:value-type="string">
            <text:p>http://snapshowmagic.smugmug.com/Weddings/Alex-and-Ashlee-060113/29756578_ZhrgSL</text:p>
          </table:table-cell>
          <table:table-cell/>
          <table:table-cell table:formula="of:=FIND([.$H$2];[.B73];[.E73])" office:value-type="float" office:value="92" calcext:value-type="float">
            <text:p>92</text:p>
          </table:table-cell>
          <table:table-cell table:formula="of:=FIND([.$I$2];[.B73];[.H73])" office:value-type="float" office:value="120" calcext:value-type="float">
            <text:p>120</text:p>
          </table:table-cell>
          <table:table-cell table:formula="of:=MID([.B73];[.H73]+4;[.I73]-[.H73]-4)" office:value-type="string" office:string-value="Alex and Ashlee 06.01.13" calcext:value-type="string">
            <text:p>Alex and Ashlee 06.01.13</text:p>
          </table:table-cell>
          <table:table-cell/>
          <table:table-cell table:formula="of:=RIGHT([.J73];10)" office:value-type="string" office:string-value="e 06.01.13" calcext:value-type="string">
            <text:p>e 06.01.13</text:p>
          </table:table-cell>
          <table:table-cell table:formula="of:=IF(MID([.L73];2;1)=&quot; &quot;;RIGHT([.L73];8);[.L73])" office:value-type="string" office:string-value="06.01.13" calcext:value-type="string">
            <text:p>06.01.13</text:p>
          </table:table-cell>
          <table:table-cell table:formula="of:=FIND([.$N$2];[.M73];1)" office:value-type="float" office:value="3" calcext:value-type="float">
            <text:p>3</text:p>
          </table:table-cell>
          <table:table-cell table:formula="of:=VALUE(MID([.M73];1;[.N73]-1))" office:value-type="float" office:value="6" calcext:value-type="float">
            <text:p>6</text:p>
          </table:table-cell>
          <table:table-cell table:formula="of:=FIND([.$P$2];[.M73];[.N73]+1)" office:value-type="float" office:value="6" calcext:value-type="float">
            <text:p>6</text:p>
          </table:table-cell>
          <table:table-cell table:formula="of:=VALUE(MID([.M73];[.N73]+1;[.P73]-[.N73]-1))" office:value-type="float" office:value="1" calcext:value-type="float">
            <text:p>1</text:p>
          </table:table-cell>
          <table:table-cell/>
          <table:table-cell table:formula="of:=VALUE(MID([.M73];[.P73]+1;100))" office:value-type="float" office:value="13" calcext:value-type="float">
            <text:p>13</text:p>
          </table:table-cell>
          <table:table-cell table:formula="of:=IF([.S73]&lt;2000;[.S73]+2000;[.S73])" office:value-type="float" office:value="2013" calcext:value-type="float">
            <text:p>2013</text:p>
          </table:table-cell>
          <table:table-cell/>
          <table:table-cell table:formula="of:=[.$V$1]&amp;[.$J73]&amp;[.$V$2]" office:value-type="string" office:string-value="Gallery.create!(title: &quot;Alex and Ashlee 06.01.13&quot;, " calcext:value-type="string">
            <text:p>Gallery.create!(title: "Alex and Ashlee 06.01.13", </text:p>
          </table:table-cell>
          <table:table-cell table:formula="of:=[.$W$1]&amp;[.$T73]&amp;&quot;,&quot;&amp;[.$Q73]&amp;&quot;,&quot;&amp;[.$O73]&amp;[.$W$2]" office:value-type="string" office:string-value="event_date: Date.new(2013,1,6), " calcext:value-type="string">
            <text:p>event_date: Date.new(2013,1,6), </text:p>
          </table:table-cell>
          <table:table-cell table:formula="of:=[.$X$1]&amp;[.$F73]&amp;[.$X$2]" office:value-type="string" office:string-value="album_url: &quot;http://snapshowmagic.smugmug.com/Weddings/Alex-and-Ashlee-060113/29756578_ZhrgSL&quot;)" calcext:value-type="string">
            <text:p>album_url: "http://snapshowmagic.smugmug.com/Weddings/Alex-and-Ashlee-060113/29756578_ZhrgSL")</text:p>
          </table:table-cell>
          <table:table-cell table:formula="of:=&quot;&quot;">
            <text:p/>
          </table:table-cell>
          <table:table-cell table:formula="of:=CONCATENATE([.V73];[.W73];[.X73])" office:value-type="string" office:string-value="Gallery.create!(title: &quot;Alex and Ashlee 06.01.13&quot;, event_date: Date.new(2013,1,6), album_url: &quot;http://snapshowmagic.smugmug.com/Weddings/Alex-and-Ashlee-060113/29756578_ZhrgSL&quot;)" calcext:value-type="string">
            <text:p>Gallery.create!(title: "Alex and Ashlee 06.01.13", event_date: Date.new(2013,1,6), album_url: "http://snapshowmagic.smugmug.com/Weddings/Alex-and-Ashlee-060113/29756578_ZhrgSL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uke-and-Misty-052613/29644098_qbNkNN"&gt;&lt;h1&gt;Luke and Misty 05.26.13&lt;/h1&gt;&lt;/a&gt;</text:p>
          </table:table-cell>
          <table:table-cell/>
          <table:table-cell table:formula="of:=FIND([.$D$2];[.B75];1)" office:value-type="float" office:value="10" calcext:value-type="float">
            <text:p>10</text:p>
          </table:table-cell>
          <table:table-cell table:formula="of:=FIND([.$E$2];[.B75];[.D75])" office:value-type="float" office:value="89" calcext:value-type="float">
            <text:p>89</text:p>
          </table:table-cell>
          <table:table-cell table:formula="of:=MID([.B75];[.D75];[.E75]-[.D75])" office:value-type="string" office:string-value="http://snapshowmagic.smugmug.com/Weddings/Luke-and-Misty-052613/29644098_qbNkNN" calcext:value-type="string">
            <text:p>http://snapshowmagic.smugmug.com/Weddings/Luke-and-Misty-052613/29644098_qbNkNN</text:p>
          </table:table-cell>
          <table:table-cell/>
          <table:table-cell table:formula="of:=FIND([.$H$2];[.B75];[.E75])" office:value-type="float" office:value="91" calcext:value-type="float">
            <text:p>91</text:p>
          </table:table-cell>
          <table:table-cell table:formula="of:=FIND([.$I$2];[.B75];[.H75])" office:value-type="float" office:value="118" calcext:value-type="float">
            <text:p>118</text:p>
          </table:table-cell>
          <table:table-cell table:formula="of:=MID([.B75];[.H75]+4;[.I75]-[.H75]-4)" office:value-type="string" office:string-value="Luke and Misty 05.26.13" calcext:value-type="string">
            <text:p>Luke and Misty 05.26.13</text:p>
          </table:table-cell>
          <table:table-cell/>
          <table:table-cell table:formula="of:=RIGHT([.J75];10)" office:value-type="string" office:string-value="y 05.26.13" calcext:value-type="string">
            <text:p>y 05.26.13</text:p>
          </table:table-cell>
          <table:table-cell table:formula="of:=IF(MID([.L75];2;1)=&quot; &quot;;RIGHT([.L75];8);[.L75])" office:value-type="string" office:string-value="05.26.13" calcext:value-type="string">
            <text:p>05.26.13</text:p>
          </table:table-cell>
          <table:table-cell table:formula="of:=FIND([.$N$2];[.M75];1)" office:value-type="float" office:value="3" calcext:value-type="float">
            <text:p>3</text:p>
          </table:table-cell>
          <table:table-cell table:formula="of:=VALUE(MID([.M75];1;[.N75]-1))" office:value-type="float" office:value="5" calcext:value-type="float">
            <text:p>5</text:p>
          </table:table-cell>
          <table:table-cell table:formula="of:=FIND([.$P$2];[.M75];[.N75]+1)" office:value-type="float" office:value="6" calcext:value-type="float">
            <text:p>6</text:p>
          </table:table-cell>
          <table:table-cell table:formula="of:=VALUE(MID([.M75];[.N75]+1;[.P75]-[.N75]-1))" office:value-type="float" office:value="26" calcext:value-type="float">
            <text:p>26</text:p>
          </table:table-cell>
          <table:table-cell/>
          <table:table-cell table:formula="of:=VALUE(MID([.M75];[.P75]+1;100))" office:value-type="float" office:value="13" calcext:value-type="float">
            <text:p>13</text:p>
          </table:table-cell>
          <table:table-cell table:formula="of:=IF([.S75]&lt;2000;[.S75]+2000;[.S75])" office:value-type="float" office:value="2013" calcext:value-type="float">
            <text:p>2013</text:p>
          </table:table-cell>
          <table:table-cell/>
          <table:table-cell table:formula="of:=[.$V$1]&amp;[.$J75]&amp;[.$V$2]" office:value-type="string" office:string-value="Gallery.create!(title: &quot;Luke and Misty 05.26.13&quot;, " calcext:value-type="string">
            <text:p>Gallery.create!(title: "Luke and Misty 05.26.13", </text:p>
          </table:table-cell>
          <table:table-cell table:formula="of:=[.$W$1]&amp;[.$T75]&amp;&quot;,&quot;&amp;[.$Q75]&amp;&quot;,&quot;&amp;[.$O75]&amp;[.$W$2]" office:value-type="string" office:string-value="event_date: Date.new(2013,26,5), " calcext:value-type="string">
            <text:p>event_date: Date.new(2013,26,5), </text:p>
          </table:table-cell>
          <table:table-cell table:formula="of:=[.$X$1]&amp;[.$F75]&amp;[.$X$2]" office:value-type="string" office:string-value="album_url: &quot;http://snapshowmagic.smugmug.com/Weddings/Luke-and-Misty-052613/29644098_qbNkNN&quot;)" calcext:value-type="string">
            <text:p>album_url: "http://snapshowmagic.smugmug.com/Weddings/Luke-and-Misty-052613/29644098_qbNkNN")</text:p>
          </table:table-cell>
          <table:table-cell table:formula="of:=&quot;&quot;">
            <text:p/>
          </table:table-cell>
          <table:table-cell table:formula="of:=CONCATENATE([.V75];[.W75];[.X75])" office:value-type="string" office:string-value="Gallery.create!(title: &quot;Luke and Misty 05.26.13&quot;, event_date: Date.new(2013,26,5), album_url: &quot;http://snapshowmagic.smugmug.com/Weddings/Luke-and-Misty-052613/29644098_qbNkNN&quot;)" calcext:value-type="string">
            <text:p>Gallery.create!(title: "Luke and Misty 05.26.13", event_date: Date.new(2013,26,5), album_url: "http://snapshowmagic.smugmug.com/Weddings/Luke-and-Misty-052613/29644098_qbNkN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Amber-042613/29120599_GMxggH"&gt;&lt;h1&gt;Daniel and Amber 04.26.13&lt;/h1&gt;&lt;/a&gt;</text:p>
          </table:table-cell>
          <table:table-cell/>
          <table:table-cell table:formula="of:=FIND([.$D$2];[.B77];1)" office:value-type="float" office:value="10" calcext:value-type="float">
            <text:p>10</text:p>
          </table:table-cell>
          <table:table-cell table:formula="of:=FIND([.$E$2];[.B77];[.D77])" office:value-type="float" office:value="91" calcext:value-type="float">
            <text:p>91</text:p>
          </table:table-cell>
          <table:table-cell table:formula="of:=MID([.B77];[.D77];[.E77]-[.D77])" office:value-type="string" office:string-value="http://snapshowmagic.smugmug.com/Weddings/Daniel-and-Amber-042613/29120599_GMxggH" calcext:value-type="string">
            <text:p>http://snapshowmagic.smugmug.com/Weddings/Daniel-and-Amber-042613/29120599_GMxggH</text:p>
          </table:table-cell>
          <table:table-cell/>
          <table:table-cell table:formula="of:=FIND([.$H$2];[.B77];[.E77])" office:value-type="float" office:value="93" calcext:value-type="float">
            <text:p>93</text:p>
          </table:table-cell>
          <table:table-cell table:formula="of:=FIND([.$I$2];[.B77];[.H77])" office:value-type="float" office:value="122" calcext:value-type="float">
            <text:p>122</text:p>
          </table:table-cell>
          <table:table-cell table:formula="of:=MID([.B77];[.H77]+4;[.I77]-[.H77]-4)" office:value-type="string" office:string-value="Daniel and Amber 04.26.13" calcext:value-type="string">
            <text:p>Daniel and Amber 04.26.13</text:p>
          </table:table-cell>
          <table:table-cell/>
          <table:table-cell table:formula="of:=RIGHT([.J77];10)" office:value-type="string" office:string-value="r 04.26.13" calcext:value-type="string">
            <text:p>r 04.26.13</text:p>
          </table:table-cell>
          <table:table-cell table:formula="of:=IF(MID([.L77];2;1)=&quot; &quot;;RIGHT([.L77];8);[.L77])" office:value-type="string" office:string-value="04.26.13" calcext:value-type="string">
            <text:p>04.26.13</text:p>
          </table:table-cell>
          <table:table-cell table:formula="of:=FIND([.$N$2];[.M77];1)" office:value-type="float" office:value="3" calcext:value-type="float">
            <text:p>3</text:p>
          </table:table-cell>
          <table:table-cell table:formula="of:=VALUE(MID([.M77];1;[.N77]-1))" office:value-type="float" office:value="4" calcext:value-type="float">
            <text:p>4</text:p>
          </table:table-cell>
          <table:table-cell table:formula="of:=FIND([.$P$2];[.M77];[.N77]+1)" office:value-type="float" office:value="6" calcext:value-type="float">
            <text:p>6</text:p>
          </table:table-cell>
          <table:table-cell table:formula="of:=VALUE(MID([.M77];[.N77]+1;[.P77]-[.N77]-1))" office:value-type="float" office:value="26" calcext:value-type="float">
            <text:p>26</text:p>
          </table:table-cell>
          <table:table-cell/>
          <table:table-cell table:formula="of:=VALUE(MID([.M77];[.P77]+1;100))" office:value-type="float" office:value="13" calcext:value-type="float">
            <text:p>13</text:p>
          </table:table-cell>
          <table:table-cell table:formula="of:=IF([.S77]&lt;2000;[.S77]+2000;[.S77])" office:value-type="float" office:value="2013" calcext:value-type="float">
            <text:p>2013</text:p>
          </table:table-cell>
          <table:table-cell/>
          <table:table-cell table:formula="of:=[.$V$1]&amp;[.$J77]&amp;[.$V$2]" office:value-type="string" office:string-value="Gallery.create!(title: &quot;Daniel and Amber 04.26.13&quot;, " calcext:value-type="string">
            <text:p>Gallery.create!(title: "Daniel and Amber 04.26.13", </text:p>
          </table:table-cell>
          <table:table-cell table:formula="of:=[.$W$1]&amp;[.$T77]&amp;&quot;,&quot;&amp;[.$Q77]&amp;&quot;,&quot;&amp;[.$O77]&amp;[.$W$2]" office:value-type="string" office:string-value="event_date: Date.new(2013,26,4), " calcext:value-type="string">
            <text:p>event_date: Date.new(2013,26,4), </text:p>
          </table:table-cell>
          <table:table-cell table:formula="of:=[.$X$1]&amp;[.$F77]&amp;[.$X$2]" office:value-type="string" office:string-value="album_url: &quot;http://snapshowmagic.smugmug.com/Weddings/Daniel-and-Amber-042613/29120599_GMxggH&quot;)" calcext:value-type="string">
            <text:p>album_url: "http://snapshowmagic.smugmug.com/Weddings/Daniel-and-Amber-042613/29120599_GMxggH")</text:p>
          </table:table-cell>
          <table:table-cell table:formula="of:=&quot;&quot;">
            <text:p/>
          </table:table-cell>
          <table:table-cell table:formula="of:=CONCATENATE([.V77];[.W77];[.X77])" office:value-type="string" office:string-value="Gallery.create!(title: &quot;Daniel and Amber 04.26.13&quot;, event_date: Date.new(2013,26,4), album_url: &quot;http://snapshowmagic.smugmug.com/Weddings/Daniel-and-Amber-042613/29120599_GMxggH&quot;)" calcext:value-type="string">
            <text:p>Gallery.create!(title: "Daniel and Amber 04.26.13", event_date: Date.new(2013,26,4), album_url: "http://snapshowmagic.smugmug.com/Weddings/Daniel-and-Amber-042613/29120599_GMxggH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41813/28990308_pkFjNQ"&gt;&lt;h1&gt;Glen Ivy Bridal Show 04.18.13&lt;/h1&gt;&lt;/a&gt;</text:p>
          </table:table-cell>
          <table:table-cell/>
          <table:table-cell table:formula="of:=FIND([.$D$2];[.B79];1)" office:value-type="float" office:value="10" calcext:value-type="float">
            <text:p>10</text:p>
          </table:table-cell>
          <table:table-cell table:formula="of:=FIND([.$E$2];[.B79];[.D79])" office:value-type="float" office:value="95" calcext:value-type="float">
            <text:p>95</text:p>
          </table:table-cell>
          <table:table-cell table:formula="of:=MID([.B79];[.D79];[.E79]-[.D79])" office:value-type="string" office:string-value="http://snapshowmagic.smugmug.com/Weddings/Glen-Ivy-Bridal-Show-041813/28990308_pkFjNQ" calcext:value-type="string">
            <text:p>http://snapshowmagic.smugmug.com/Weddings/Glen-Ivy-Bridal-Show-041813/28990308_pkFjNQ</text:p>
          </table:table-cell>
          <table:table-cell/>
          <table:table-cell table:formula="of:=FIND([.$H$2];[.B79];[.E79])" office:value-type="float" office:value="97" calcext:value-type="float">
            <text:p>97</text:p>
          </table:table-cell>
          <table:table-cell table:formula="of:=FIND([.$I$2];[.B79];[.H79])" office:value-type="float" office:value="130" calcext:value-type="float">
            <text:p>130</text:p>
          </table:table-cell>
          <table:table-cell table:formula="of:=MID([.B79];[.H79]+4;[.I79]-[.H79]-4)" office:value-type="string" office:string-value="Glen Ivy Bridal Show 04.18.13" calcext:value-type="string">
            <text:p>Glen Ivy Bridal Show 04.18.13</text:p>
          </table:table-cell>
          <table:table-cell/>
          <table:table-cell table:formula="of:=RIGHT([.J79];10)" office:value-type="string" office:string-value="w 04.18.13" calcext:value-type="string">
            <text:p>w 04.18.13</text:p>
          </table:table-cell>
          <table:table-cell table:formula="of:=IF(MID([.L79];2;1)=&quot; &quot;;RIGHT([.L79];8);[.L79])" office:value-type="string" office:string-value="04.18.13" calcext:value-type="string">
            <text:p>04.18.13</text:p>
          </table:table-cell>
          <table:table-cell table:formula="of:=FIND([.$N$2];[.M79];1)" office:value-type="float" office:value="3" calcext:value-type="float">
            <text:p>3</text:p>
          </table:table-cell>
          <table:table-cell table:formula="of:=VALUE(MID([.M79];1;[.N79]-1))" office:value-type="float" office:value="4" calcext:value-type="float">
            <text:p>4</text:p>
          </table:table-cell>
          <table:table-cell table:formula="of:=FIND([.$P$2];[.M79];[.N79]+1)" office:value-type="float" office:value="6" calcext:value-type="float">
            <text:p>6</text:p>
          </table:table-cell>
          <table:table-cell table:formula="of:=VALUE(MID([.M79];[.N79]+1;[.P79]-[.N79]-1))" office:value-type="float" office:value="18" calcext:value-type="float">
            <text:p>18</text:p>
          </table:table-cell>
          <table:table-cell/>
          <table:table-cell table:formula="of:=VALUE(MID([.M79];[.P79]+1;100))" office:value-type="float" office:value="13" calcext:value-type="float">
            <text:p>13</text:p>
          </table:table-cell>
          <table:table-cell table:formula="of:=IF([.S79]&lt;2000;[.S79]+2000;[.S79])" office:value-type="float" office:value="2013" calcext:value-type="float">
            <text:p>2013</text:p>
          </table:table-cell>
          <table:table-cell/>
          <table:table-cell table:formula="of:=[.$V$1]&amp;[.$J79]&amp;[.$V$2]" office:value-type="string" office:string-value="Gallery.create!(title: &quot;Glen Ivy Bridal Show 04.18.13&quot;, " calcext:value-type="string">
            <text:p>Gallery.create!(title: "Glen Ivy Bridal Show 04.18.13", </text:p>
          </table:table-cell>
          <table:table-cell table:formula="of:=[.$W$1]&amp;[.$T79]&amp;&quot;,&quot;&amp;[.$Q79]&amp;&quot;,&quot;&amp;[.$O79]&amp;[.$W$2]" office:value-type="string" office:string-value="event_date: Date.new(2013,18,4), " calcext:value-type="string">
            <text:p>event_date: Date.new(2013,18,4), </text:p>
          </table:table-cell>
          <table:table-cell table:formula="of:=[.$X$1]&amp;[.$F79]&amp;[.$X$2]" office:value-type="string" office:string-value="album_url: &quot;http://snapshowmagic.smugmug.com/Weddings/Glen-Ivy-Bridal-Show-041813/28990308_pkFjNQ&quot;)" calcext:value-type="string">
            <text:p>album_url: "http://snapshowmagic.smugmug.com/Weddings/Glen-Ivy-Bridal-Show-041813/28990308_pkFjNQ")</text:p>
          </table:table-cell>
          <table:table-cell table:formula="of:=&quot;&quot;">
            <text:p/>
          </table:table-cell>
          <table:table-cell table:formula="of:=CONCATENATE([.V79];[.W79];[.X79])" office:value-type="string" office:string-value="Gallery.create!(title: &quot;Glen Ivy Bridal Show 04.18.13&quot;, event_date: Date.new(2013,18,4), album_url: &quot;http://snapshowmagic.smugmug.com/Weddings/Glen-Ivy-Bridal-Show-041813/28990308_pkFjNQ&quot;)" calcext:value-type="string">
            <text:p>Gallery.create!(title: "Glen Ivy Bridal Show 04.18.13", event_date: Date.new(2013,18,4), album_url: "http://snapshowmagic.smugmug.com/Weddings/Glen-Ivy-Bridal-Show-041813/28990308_pkFjN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niel-and-Lauren-033013/28684667_bnGdvD"&gt;&lt;h1&gt;Daniel and Lauren 03.30.13&lt;/h1&gt;&lt;/a&gt;</text:p>
          </table:table-cell>
          <table:table-cell/>
          <table:table-cell table:formula="of:=FIND([.$D$2];[.B81];1)" office:value-type="float" office:value="10" calcext:value-type="float">
            <text:p>10</text:p>
          </table:table-cell>
          <table:table-cell table:formula="of:=FIND([.$E$2];[.B81];[.D81])" office:value-type="float" office:value="92" calcext:value-type="float">
            <text:p>92</text:p>
          </table:table-cell>
          <table:table-cell table:formula="of:=MID([.B81];[.D81];[.E81]-[.D81])" office:value-type="string" office:string-value="http://snapshowmagic.smugmug.com/Weddings/Daniel-and-Lauren-033013/28684667_bnGdvD" calcext:value-type="string">
            <text:p>http://snapshowmagic.smugmug.com/Weddings/Daniel-and-Lauren-033013/28684667_bnGdvD</text:p>
          </table:table-cell>
          <table:table-cell/>
          <table:table-cell table:formula="of:=FIND([.$H$2];[.B81];[.E81])" office:value-type="float" office:value="94" calcext:value-type="float">
            <text:p>94</text:p>
          </table:table-cell>
          <table:table-cell table:formula="of:=FIND([.$I$2];[.B81];[.H81])" office:value-type="float" office:value="124" calcext:value-type="float">
            <text:p>124</text:p>
          </table:table-cell>
          <table:table-cell table:formula="of:=MID([.B81];[.H81]+4;[.I81]-[.H81]-4)" office:value-type="string" office:string-value="Daniel and Lauren 03.30.13" calcext:value-type="string">
            <text:p>Daniel and Lauren 03.30.13</text:p>
          </table:table-cell>
          <table:table-cell/>
          <table:table-cell table:formula="of:=RIGHT([.J81];10)" office:value-type="string" office:string-value="n 03.30.13" calcext:value-type="string">
            <text:p>n 03.30.13</text:p>
          </table:table-cell>
          <table:table-cell table:formula="of:=IF(MID([.L81];2;1)=&quot; &quot;;RIGHT([.L81];8);[.L81])" office:value-type="string" office:string-value="03.30.13" calcext:value-type="string">
            <text:p>03.30.13</text:p>
          </table:table-cell>
          <table:table-cell table:formula="of:=FIND([.$N$2];[.M81];1)" office:value-type="float" office:value="3" calcext:value-type="float">
            <text:p>3</text:p>
          </table:table-cell>
          <table:table-cell table:formula="of:=VALUE(MID([.M81];1;[.N81]-1))" office:value-type="float" office:value="3" calcext:value-type="float">
            <text:p>3</text:p>
          </table:table-cell>
          <table:table-cell table:formula="of:=FIND([.$P$2];[.M81];[.N81]+1)" office:value-type="float" office:value="6" calcext:value-type="float">
            <text:p>6</text:p>
          </table:table-cell>
          <table:table-cell table:formula="of:=VALUE(MID([.M81];[.N81]+1;[.P81]-[.N81]-1))" office:value-type="float" office:value="30" calcext:value-type="float">
            <text:p>30</text:p>
          </table:table-cell>
          <table:table-cell/>
          <table:table-cell table:formula="of:=VALUE(MID([.M81];[.P81]+1;100))" office:value-type="float" office:value="13" calcext:value-type="float">
            <text:p>13</text:p>
          </table:table-cell>
          <table:table-cell table:formula="of:=IF([.S81]&lt;2000;[.S81]+2000;[.S81])" office:value-type="float" office:value="2013" calcext:value-type="float">
            <text:p>2013</text:p>
          </table:table-cell>
          <table:table-cell/>
          <table:table-cell table:formula="of:=[.$V$1]&amp;[.$J81]&amp;[.$V$2]" office:value-type="string" office:string-value="Gallery.create!(title: &quot;Daniel and Lauren 03.30.13&quot;, " calcext:value-type="string">
            <text:p>Gallery.create!(title: "Daniel and Lauren 03.30.13", </text:p>
          </table:table-cell>
          <table:table-cell table:formula="of:=[.$W$1]&amp;[.$T81]&amp;&quot;,&quot;&amp;[.$Q81]&amp;&quot;,&quot;&amp;[.$O81]&amp;[.$W$2]" office:value-type="string" office:string-value="event_date: Date.new(2013,30,3), " calcext:value-type="string">
            <text:p>event_date: Date.new(2013,30,3), </text:p>
          </table:table-cell>
          <table:table-cell table:formula="of:=[.$X$1]&amp;[.$F81]&amp;[.$X$2]" office:value-type="string" office:string-value="album_url: &quot;http://snapshowmagic.smugmug.com/Weddings/Daniel-and-Lauren-033013/28684667_bnGdvD&quot;)" calcext:value-type="string">
            <text:p>album_url: "http://snapshowmagic.smugmug.com/Weddings/Daniel-and-Lauren-033013/28684667_bnGdvD")</text:p>
          </table:table-cell>
          <table:table-cell table:formula="of:=&quot;&quot;">
            <text:p/>
          </table:table-cell>
          <table:table-cell table:formula="of:=CONCATENATE([.V81];[.W81];[.X81])" office:value-type="string" office:string-value="Gallery.create!(title: &quot;Daniel and Lauren 03.30.13&quot;, event_date: Date.new(2013,30,3), album_url: &quot;http://snapshowmagic.smugmug.com/Weddings/Daniel-and-Lauren-033013/28684667_bnGdvD&quot;)" calcext:value-type="string">
            <text:p>Gallery.create!(title: "Daniel and Lauren 03.30.13", event_date: Date.new(2013,30,3), album_url: "http://snapshowmagic.smugmug.com/Weddings/Daniel-and-Lauren-033013/28684667_bnGdvD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32013/28534144_SdsgnZ"&gt;&lt;h1&gt;The Retreat Bridal Show 03.20.13&lt;/h1&gt;&lt;/a&gt;</text:p>
          </table:table-cell>
          <table:table-cell/>
          <table:table-cell table:formula="of:=FIND([.$D$2];[.B83];1)" office:value-type="float" office:value="10" calcext:value-type="float">
            <text:p>10</text:p>
          </table:table-cell>
          <table:table-cell table:formula="of:=FIND([.$E$2];[.B83];[.D83])" office:value-type="float" office:value="98" calcext:value-type="float">
            <text:p>98</text:p>
          </table:table-cell>
          <table:table-cell table:formula="of:=MID([.B83];[.D83];[.E83]-[.D83])" office:value-type="string" office:string-value="http://snapshowmagic.smugmug.com/Weddings/The-Retreat-Bridal-Show-032013/28534144_SdsgnZ" calcext:value-type="string">
            <text:p>http://snapshowmagic.smugmug.com/Weddings/The-Retreat-Bridal-Show-032013/28534144_SdsgnZ</text:p>
          </table:table-cell>
          <table:table-cell/>
          <table:table-cell table:formula="of:=FIND([.$H$2];[.B83];[.E83])" office:value-type="float" office:value="100" calcext:value-type="float">
            <text:p>100</text:p>
          </table:table-cell>
          <table:table-cell table:formula="of:=FIND([.$I$2];[.B83];[.H83])" office:value-type="float" office:value="136" calcext:value-type="float">
            <text:p>136</text:p>
          </table:table-cell>
          <table:table-cell table:formula="of:=MID([.B83];[.H83]+4;[.I83]-[.H83]-4)" office:value-type="string" office:string-value="The Retreat Bridal Show 03.20.13" calcext:value-type="string">
            <text:p>The Retreat Bridal Show 03.20.13</text:p>
          </table:table-cell>
          <table:table-cell/>
          <table:table-cell table:formula="of:=RIGHT([.J83];10)" office:value-type="string" office:string-value="w 03.20.13" calcext:value-type="string">
            <text:p>w 03.20.13</text:p>
          </table:table-cell>
          <table:table-cell table:formula="of:=IF(MID([.L83];2;1)=&quot; &quot;;RIGHT([.L83];8);[.L83])" office:value-type="string" office:string-value="03.20.13" calcext:value-type="string">
            <text:p>03.20.13</text:p>
          </table:table-cell>
          <table:table-cell table:formula="of:=FIND([.$N$2];[.M83];1)" office:value-type="float" office:value="3" calcext:value-type="float">
            <text:p>3</text:p>
          </table:table-cell>
          <table:table-cell table:formula="of:=VALUE(MID([.M83];1;[.N83]-1))" office:value-type="float" office:value="3" calcext:value-type="float">
            <text:p>3</text:p>
          </table:table-cell>
          <table:table-cell table:formula="of:=FIND([.$P$2];[.M83];[.N83]+1)" office:value-type="float" office:value="6" calcext:value-type="float">
            <text:p>6</text:p>
          </table:table-cell>
          <table:table-cell table:formula="of:=VALUE(MID([.M83];[.N83]+1;[.P83]-[.N83]-1))" office:value-type="float" office:value="20" calcext:value-type="float">
            <text:p>20</text:p>
          </table:table-cell>
          <table:table-cell/>
          <table:table-cell table:formula="of:=VALUE(MID([.M83];[.P83]+1;100))" office:value-type="float" office:value="13" calcext:value-type="float">
            <text:p>13</text:p>
          </table:table-cell>
          <table:table-cell table:formula="of:=IF([.S83]&lt;2000;[.S83]+2000;[.S83])" office:value-type="float" office:value="2013" calcext:value-type="float">
            <text:p>2013</text:p>
          </table:table-cell>
          <table:table-cell/>
          <table:table-cell table:formula="of:=[.$V$1]&amp;[.$J83]&amp;[.$V$2]" office:value-type="string" office:string-value="Gallery.create!(title: &quot;The Retreat Bridal Show 03.20.13&quot;, " calcext:value-type="string">
            <text:p>Gallery.create!(title: "The Retreat Bridal Show 03.20.13", </text:p>
          </table:table-cell>
          <table:table-cell table:formula="of:=[.$W$1]&amp;[.$T83]&amp;&quot;,&quot;&amp;[.$Q83]&amp;&quot;,&quot;&amp;[.$O83]&amp;[.$W$2]" office:value-type="string" office:string-value="event_date: Date.new(2013,20,3), " calcext:value-type="string">
            <text:p>event_date: Date.new(2013,20,3), </text:p>
          </table:table-cell>
          <table:table-cell table:formula="of:=[.$X$1]&amp;[.$F83]&amp;[.$X$2]" office:value-type="string" office:string-value="album_url: &quot;http://snapshowmagic.smugmug.com/Weddings/The-Retreat-Bridal-Show-032013/28534144_SdsgnZ&quot;)" calcext:value-type="string">
            <text:p>album_url: "http://snapshowmagic.smugmug.com/Weddings/The-Retreat-Bridal-Show-032013/28534144_SdsgnZ")</text:p>
          </table:table-cell>
          <table:table-cell table:formula="of:=&quot;&quot;">
            <text:p/>
          </table:table-cell>
          <table:table-cell table:formula="of:=CONCATENATE([.V83];[.W83];[.X83])" office:value-type="string" office:string-value="Gallery.create!(title: &quot;The Retreat Bridal Show 03.20.13&quot;, event_date: Date.new(2013,20,3), album_url: &quot;http://snapshowmagic.smugmug.com/Weddings/The-Retreat-Bridal-Show-032013/28534144_SdsgnZ&quot;)" calcext:value-type="string">
            <text:p>Gallery.create!(title: "The Retreat Bridal Show 03.20.13", event_date: Date.new(2013,20,3), album_url: "http://snapshowmagic.smugmug.com/Weddings/The-Retreat-Bridal-Show-032013/28534144_SdsgnZ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Young-and-Vivian-030913/28361784_pNcNCR"&gt;&lt;h1&gt;Young and Vivian 03.09.13&lt;/h1&gt;&lt;/a&gt;</text:p>
          </table:table-cell>
          <table:table-cell/>
          <table:table-cell table:formula="of:=FIND([.$D$2];[.B85];1)" office:value-type="float" office:value="10" calcext:value-type="float">
            <text:p>10</text:p>
          </table:table-cell>
          <table:table-cell table:formula="of:=FIND([.$E$2];[.B85];[.D85])" office:value-type="float" office:value="91" calcext:value-type="float">
            <text:p>91</text:p>
          </table:table-cell>
          <table:table-cell table:formula="of:=MID([.B85];[.D85];[.E85]-[.D85])" office:value-type="string" office:string-value="http://snapshowmagic.smugmug.com/Weddings/Young-and-Vivian-030913/28361784_pNcNCR" calcext:value-type="string">
            <text:p>http://snapshowmagic.smugmug.com/Weddings/Young-and-Vivian-030913/28361784_pNcNCR</text:p>
          </table:table-cell>
          <table:table-cell/>
          <table:table-cell table:formula="of:=FIND([.$H$2];[.B85];[.E85])" office:value-type="float" office:value="93" calcext:value-type="float">
            <text:p>93</text:p>
          </table:table-cell>
          <table:table-cell table:formula="of:=FIND([.$I$2];[.B85];[.H85])" office:value-type="float" office:value="122" calcext:value-type="float">
            <text:p>122</text:p>
          </table:table-cell>
          <table:table-cell table:formula="of:=MID([.B85];[.H85]+4;[.I85]-[.H85]-4)" office:value-type="string" office:string-value="Young and Vivian 03.09.13" calcext:value-type="string">
            <text:p>Young and Vivian 03.09.13</text:p>
          </table:table-cell>
          <table:table-cell/>
          <table:table-cell table:formula="of:=RIGHT([.J85];10)" office:value-type="string" office:string-value="n 03.09.13" calcext:value-type="string">
            <text:p>n 03.09.13</text:p>
          </table:table-cell>
          <table:table-cell table:formula="of:=IF(MID([.L85];2;1)=&quot; &quot;;RIGHT([.L85];8);[.L85])" office:value-type="string" office:string-value="03.09.13" calcext:value-type="string">
            <text:p>03.09.13</text:p>
          </table:table-cell>
          <table:table-cell table:formula="of:=FIND([.$N$2];[.M85];1)" office:value-type="float" office:value="3" calcext:value-type="float">
            <text:p>3</text:p>
          </table:table-cell>
          <table:table-cell table:formula="of:=VALUE(MID([.M85];1;[.N85]-1))" office:value-type="float" office:value="3" calcext:value-type="float">
            <text:p>3</text:p>
          </table:table-cell>
          <table:table-cell table:formula="of:=FIND([.$P$2];[.M85];[.N85]+1)" office:value-type="float" office:value="6" calcext:value-type="float">
            <text:p>6</text:p>
          </table:table-cell>
          <table:table-cell table:formula="of:=VALUE(MID([.M85];[.N85]+1;[.P85]-[.N85]-1))" office:value-type="float" office:value="9" calcext:value-type="float">
            <text:p>9</text:p>
          </table:table-cell>
          <table:table-cell/>
          <table:table-cell table:formula="of:=VALUE(MID([.M85];[.P85]+1;100))" office:value-type="float" office:value="13" calcext:value-type="float">
            <text:p>13</text:p>
          </table:table-cell>
          <table:table-cell table:formula="of:=IF([.S85]&lt;2000;[.S85]+2000;[.S85])" office:value-type="float" office:value="2013" calcext:value-type="float">
            <text:p>2013</text:p>
          </table:table-cell>
          <table:table-cell/>
          <table:table-cell table:formula="of:=[.$V$1]&amp;[.$J85]&amp;[.$V$2]" office:value-type="string" office:string-value="Gallery.create!(title: &quot;Young and Vivian 03.09.13&quot;, " calcext:value-type="string">
            <text:p>Gallery.create!(title: "Young and Vivian 03.09.13", </text:p>
          </table:table-cell>
          <table:table-cell table:formula="of:=[.$W$1]&amp;[.$T85]&amp;&quot;,&quot;&amp;[.$Q85]&amp;&quot;,&quot;&amp;[.$O85]&amp;[.$W$2]" office:value-type="string" office:string-value="event_date: Date.new(2013,9,3), " calcext:value-type="string">
            <text:p>event_date: Date.new(2013,9,3), </text:p>
          </table:table-cell>
          <table:table-cell table:formula="of:=[.$X$1]&amp;[.$F85]&amp;[.$X$2]" office:value-type="string" office:string-value="album_url: &quot;http://snapshowmagic.smugmug.com/Weddings/Young-and-Vivian-030913/28361784_pNcNCR&quot;)" calcext:value-type="string">
            <text:p>album_url: "http://snapshowmagic.smugmug.com/Weddings/Young-and-Vivian-030913/28361784_pNcNCR")</text:p>
          </table:table-cell>
          <table:table-cell table:formula="of:=&quot;&quot;">
            <text:p/>
          </table:table-cell>
          <table:table-cell table:formula="of:=CONCATENATE([.V85];[.W85];[.X85])" office:value-type="string" office:string-value="Gallery.create!(title: &quot;Young and Vivian 03.09.13&quot;, event_date: Date.new(2013,9,3), album_url: &quot;http://snapshowmagic.smugmug.com/Weddings/Young-and-Vivian-030913/28361784_pNcNCR&quot;)" calcext:value-type="string">
            <text:p>Gallery.create!(title: "Young and Vivian 03.09.13", event_date: Date.new(2013,9,3), album_url: "http://snapshowmagic.smugmug.com/Weddings/Young-and-Vivian-030913/28361784_pNcNC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Heather-030813/28347204_XD9tv6"&gt;&lt;h1&gt;Michael and Heather 03.08.13&lt;/h1&gt;&lt;/a&gt;</text:p>
          </table:table-cell>
          <table:table-cell/>
          <table:table-cell table:formula="of:=FIND([.$D$2];[.B87];1)" office:value-type="float" office:value="10" calcext:value-type="float">
            <text:p>10</text:p>
          </table:table-cell>
          <table:table-cell table:formula="of:=FIND([.$E$2];[.B87];[.D87])" office:value-type="float" office:value="94" calcext:value-type="float">
            <text:p>94</text:p>
          </table:table-cell>
          <table:table-cell table:formula="of:=MID([.B87];[.D87];[.E87]-[.D87])" office:value-type="string" office:string-value="http://snapshowmagic.smugmug.com/Weddings/Michael-and-Heather-030813/28347204_XD9tv6" calcext:value-type="string">
            <text:p>http://snapshowmagic.smugmug.com/Weddings/Michael-and-Heather-030813/28347204_XD9tv6</text:p>
          </table:table-cell>
          <table:table-cell/>
          <table:table-cell table:formula="of:=FIND([.$H$2];[.B87];[.E87])" office:value-type="float" office:value="96" calcext:value-type="float">
            <text:p>96</text:p>
          </table:table-cell>
          <table:table-cell table:formula="of:=FIND([.$I$2];[.B87];[.H87])" office:value-type="float" office:value="128" calcext:value-type="float">
            <text:p>128</text:p>
          </table:table-cell>
          <table:table-cell table:formula="of:=MID([.B87];[.H87]+4;[.I87]-[.H87]-4)" office:value-type="string" office:string-value="Michael and Heather 03.08.13" calcext:value-type="string">
            <text:p>Michael and Heather 03.08.13</text:p>
          </table:table-cell>
          <table:table-cell/>
          <table:table-cell table:formula="of:=RIGHT([.J87];10)" office:value-type="string" office:string-value="r 03.08.13" calcext:value-type="string">
            <text:p>r 03.08.13</text:p>
          </table:table-cell>
          <table:table-cell table:formula="of:=IF(MID([.L87];2;1)=&quot; &quot;;RIGHT([.L87];8);[.L87])" office:value-type="string" office:string-value="03.08.13" calcext:value-type="string">
            <text:p>03.08.13</text:p>
          </table:table-cell>
          <table:table-cell table:formula="of:=FIND([.$N$2];[.M87];1)" office:value-type="float" office:value="3" calcext:value-type="float">
            <text:p>3</text:p>
          </table:table-cell>
          <table:table-cell table:formula="of:=VALUE(MID([.M87];1;[.N87]-1))" office:value-type="float" office:value="3" calcext:value-type="float">
            <text:p>3</text:p>
          </table:table-cell>
          <table:table-cell table:formula="of:=FIND([.$P$2];[.M87];[.N87]+1)" office:value-type="float" office:value="6" calcext:value-type="float">
            <text:p>6</text:p>
          </table:table-cell>
          <table:table-cell table:formula="of:=VALUE(MID([.M87];[.N87]+1;[.P87]-[.N87]-1))" office:value-type="float" office:value="8" calcext:value-type="float">
            <text:p>8</text:p>
          </table:table-cell>
          <table:table-cell/>
          <table:table-cell table:formula="of:=VALUE(MID([.M87];[.P87]+1;100))" office:value-type="float" office:value="13" calcext:value-type="float">
            <text:p>13</text:p>
          </table:table-cell>
          <table:table-cell table:formula="of:=IF([.S87]&lt;2000;[.S87]+2000;[.S87])" office:value-type="float" office:value="2013" calcext:value-type="float">
            <text:p>2013</text:p>
          </table:table-cell>
          <table:table-cell/>
          <table:table-cell table:formula="of:=[.$V$1]&amp;[.$J87]&amp;[.$V$2]" office:value-type="string" office:string-value="Gallery.create!(title: &quot;Michael and Heather 03.08.13&quot;, " calcext:value-type="string">
            <text:p>Gallery.create!(title: "Michael and Heather 03.08.13", </text:p>
          </table:table-cell>
          <table:table-cell table:formula="of:=[.$W$1]&amp;[.$T87]&amp;&quot;,&quot;&amp;[.$Q87]&amp;&quot;,&quot;&amp;[.$O87]&amp;[.$W$2]" office:value-type="string" office:string-value="event_date: Date.new(2013,8,3), " calcext:value-type="string">
            <text:p>event_date: Date.new(2013,8,3), </text:p>
          </table:table-cell>
          <table:table-cell table:formula="of:=[.$X$1]&amp;[.$F87]&amp;[.$X$2]" office:value-type="string" office:string-value="album_url: &quot;http://snapshowmagic.smugmug.com/Weddings/Michael-and-Heather-030813/28347204_XD9tv6&quot;)" calcext:value-type="string">
            <text:p>album_url: "http://snapshowmagic.smugmug.com/Weddings/Michael-and-Heather-030813/28347204_XD9tv6")</text:p>
          </table:table-cell>
          <table:table-cell table:formula="of:=&quot;&quot;">
            <text:p/>
          </table:table-cell>
          <table:table-cell table:formula="of:=CONCATENATE([.V87];[.W87];[.X87])" office:value-type="string" office:string-value="Gallery.create!(title: &quot;Michael and Heather 03.08.13&quot;, event_date: Date.new(2013,8,3), album_url: &quot;http://snapshowmagic.smugmug.com/Weddings/Michael-and-Heather-030813/28347204_XD9tv6&quot;)" calcext:value-type="string">
            <text:p>Gallery.create!(title: "Michael and Heather 03.08.13", event_date: Date.new(2013,8,3), album_url: "http://snapshowmagic.smugmug.com/Weddings/Michael-and-Heather-030813/28347204_XD9tv6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drian-and-Adrianna-022313/28151176_QpWLwv"&gt;&lt;h1&gt;Adrian and Adrianna 02.23.13&lt;/h1&gt;&lt;/a&gt;</text:p>
          </table:table-cell>
          <table:table-cell/>
          <table:table-cell table:formula="of:=FIND([.$D$2];[.B89];1)" office:value-type="float" office:value="10" calcext:value-type="float">
            <text:p>10</text:p>
          </table:table-cell>
          <table:table-cell table:formula="of:=FIND([.$E$2];[.B89];[.D89])" office:value-type="float" office:value="94" calcext:value-type="float">
            <text:p>94</text:p>
          </table:table-cell>
          <table:table-cell table:formula="of:=MID([.B89];[.D89];[.E89]-[.D89])" office:value-type="string" office:string-value="http://snapshowmagic.smugmug.com/Weddings/Adrian-and-Adrianna-022313/28151176_QpWLwv" calcext:value-type="string">
            <text:p>http://snapshowmagic.smugmug.com/Weddings/Adrian-and-Adrianna-022313/28151176_QpWLwv</text:p>
          </table:table-cell>
          <table:table-cell/>
          <table:table-cell table:formula="of:=FIND([.$H$2];[.B89];[.E89])" office:value-type="float" office:value="96" calcext:value-type="float">
            <text:p>96</text:p>
          </table:table-cell>
          <table:table-cell table:formula="of:=FIND([.$I$2];[.B89];[.H89])" office:value-type="float" office:value="128" calcext:value-type="float">
            <text:p>128</text:p>
          </table:table-cell>
          <table:table-cell table:formula="of:=MID([.B89];[.H89]+4;[.I89]-[.H89]-4)" office:value-type="string" office:string-value="Adrian and Adrianna 02.23.13" calcext:value-type="string">
            <text:p>Adrian and Adrianna 02.23.13</text:p>
          </table:table-cell>
          <table:table-cell/>
          <table:table-cell table:formula="of:=RIGHT([.J89];10)" office:value-type="string" office:string-value="a 02.23.13" calcext:value-type="string">
            <text:p>a 02.23.13</text:p>
          </table:table-cell>
          <table:table-cell table:formula="of:=IF(MID([.L89];2;1)=&quot; &quot;;RIGHT([.L89];8);[.L89])" office:value-type="string" office:string-value="02.23.13" calcext:value-type="string">
            <text:p>02.23.13</text:p>
          </table:table-cell>
          <table:table-cell table:formula="of:=FIND([.$N$2];[.M89];1)" office:value-type="float" office:value="3" calcext:value-type="float">
            <text:p>3</text:p>
          </table:table-cell>
          <table:table-cell table:formula="of:=VALUE(MID([.M89];1;[.N89]-1))" office:value-type="float" office:value="2" calcext:value-type="float">
            <text:p>2</text:p>
          </table:table-cell>
          <table:table-cell table:formula="of:=FIND([.$P$2];[.M89];[.N89]+1)" office:value-type="float" office:value="6" calcext:value-type="float">
            <text:p>6</text:p>
          </table:table-cell>
          <table:table-cell table:formula="of:=VALUE(MID([.M89];[.N89]+1;[.P89]-[.N89]-1))" office:value-type="float" office:value="23" calcext:value-type="float">
            <text:p>23</text:p>
          </table:table-cell>
          <table:table-cell/>
          <table:table-cell table:formula="of:=VALUE(MID([.M89];[.P89]+1;100))" office:value-type="float" office:value="13" calcext:value-type="float">
            <text:p>13</text:p>
          </table:table-cell>
          <table:table-cell table:formula="of:=IF([.S89]&lt;2000;[.S89]+2000;[.S89])" office:value-type="float" office:value="2013" calcext:value-type="float">
            <text:p>2013</text:p>
          </table:table-cell>
          <table:table-cell/>
          <table:table-cell table:formula="of:=[.$V$1]&amp;[.$J89]&amp;[.$V$2]" office:value-type="string" office:string-value="Gallery.create!(title: &quot;Adrian and Adrianna 02.23.13&quot;, " calcext:value-type="string">
            <text:p>Gallery.create!(title: "Adrian and Adrianna 02.23.13", </text:p>
          </table:table-cell>
          <table:table-cell table:formula="of:=[.$W$1]&amp;[.$T89]&amp;&quot;,&quot;&amp;[.$Q89]&amp;&quot;,&quot;&amp;[.$O89]&amp;[.$W$2]" office:value-type="string" office:string-value="event_date: Date.new(2013,23,2), " calcext:value-type="string">
            <text:p>event_date: Date.new(2013,23,2), </text:p>
          </table:table-cell>
          <table:table-cell table:formula="of:=[.$X$1]&amp;[.$F89]&amp;[.$X$2]" office:value-type="string" office:string-value="album_url: &quot;http://snapshowmagic.smugmug.com/Weddings/Adrian-and-Adrianna-022313/28151176_QpWLwv&quot;)" calcext:value-type="string">
            <text:p>album_url: "http://snapshowmagic.smugmug.com/Weddings/Adrian-and-Adrianna-022313/28151176_QpWLwv")</text:p>
          </table:table-cell>
          <table:table-cell table:formula="of:=&quot;&quot;">
            <text:p/>
          </table:table-cell>
          <table:table-cell table:formula="of:=CONCATENATE([.V89];[.W89];[.X89])" office:value-type="string" office:string-value="Gallery.create!(title: &quot;Adrian and Adrianna 02.23.13&quot;, event_date: Date.new(2013,23,2), album_url: &quot;http://snapshowmagic.smugmug.com/Weddings/Adrian-and-Adrianna-022313/28151176_QpWLwv&quot;)" calcext:value-type="string">
            <text:p>Gallery.create!(title: "Adrian and Adrianna 02.23.13", event_date: Date.new(2013,23,2), album_url: "http://snapshowmagic.smugmug.com/Weddings/Adrian-and-Adrianna-022313/28151176_QpWLw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Whispering-Meadows-Bridal-Show/27838013_pWvVKw"&gt;&lt;h1&gt;Whispering Meadows Bridal Show 02.02.13&lt;/h1&gt;&lt;/a&gt;</text:p>
          </table:table-cell>
          <table:table-cell/>
          <table:table-cell table:formula="of:=FIND([.$D$2];[.B91];1)" office:value-type="float" office:value="10" calcext:value-type="float">
            <text:p>10</text:p>
          </table:table-cell>
          <table:table-cell table:formula="of:=FIND([.$E$2];[.B91];[.D91])" office:value-type="float" office:value="98" calcext:value-type="float">
            <text:p>98</text:p>
          </table:table-cell>
          <table:table-cell table:formula="of:=MID([.B91];[.D91];[.E91]-[.D91])" office:value-type="string" office:string-value="http://snapshowmagic.smugmug.com/Weddings/Whispering-Meadows-Bridal-Show/27838013_pWvVKw" calcext:value-type="string">
            <text:p>http://snapshowmagic.smugmug.com/Weddings/Whispering-Meadows-Bridal-Show/27838013_pWvVKw</text:p>
          </table:table-cell>
          <table:table-cell/>
          <table:table-cell table:formula="of:=FIND([.$H$2];[.B91];[.E91])" office:value-type="float" office:value="100" calcext:value-type="float">
            <text:p>100</text:p>
          </table:table-cell>
          <table:table-cell table:formula="of:=FIND([.$I$2];[.B91];[.H91])" office:value-type="float" office:value="143" calcext:value-type="float">
            <text:p>143</text:p>
          </table:table-cell>
          <table:table-cell table:formula="of:=MID([.B91];[.H91]+4;[.I91]-[.H91]-4)" office:value-type="string" office:string-value="Whispering Meadows Bridal Show 02.02.13" calcext:value-type="string">
            <text:p>Whispering Meadows Bridal Show 02.02.13</text:p>
          </table:table-cell>
          <table:table-cell/>
          <table:table-cell table:formula="of:=RIGHT([.J91];10)" office:value-type="string" office:string-value="w 02.02.13" calcext:value-type="string">
            <text:p>w 02.02.13</text:p>
          </table:table-cell>
          <table:table-cell table:formula="of:=IF(MID([.L91];2;1)=&quot; &quot;;RIGHT([.L91];8);[.L91])" office:value-type="string" office:string-value="02.02.13" calcext:value-type="string">
            <text:p>02.02.13</text:p>
          </table:table-cell>
          <table:table-cell table:formula="of:=FIND([.$N$2];[.M91];1)" office:value-type="float" office:value="3" calcext:value-type="float">
            <text:p>3</text:p>
          </table:table-cell>
          <table:table-cell table:formula="of:=VALUE(MID([.M91];1;[.N91]-1))" office:value-type="float" office:value="2" calcext:value-type="float">
            <text:p>2</text:p>
          </table:table-cell>
          <table:table-cell table:formula="of:=FIND([.$P$2];[.M91];[.N91]+1)" office:value-type="float" office:value="6" calcext:value-type="float">
            <text:p>6</text:p>
          </table:table-cell>
          <table:table-cell table:formula="of:=VALUE(MID([.M91];[.N91]+1;[.P91]-[.N91]-1))" office:value-type="float" office:value="2" calcext:value-type="float">
            <text:p>2</text:p>
          </table:table-cell>
          <table:table-cell/>
          <table:table-cell table:formula="of:=VALUE(MID([.M91];[.P91]+1;100))" office:value-type="float" office:value="13" calcext:value-type="float">
            <text:p>13</text:p>
          </table:table-cell>
          <table:table-cell table:formula="of:=IF([.S91]&lt;2000;[.S91]+2000;[.S91])" office:value-type="float" office:value="2013" calcext:value-type="float">
            <text:p>2013</text:p>
          </table:table-cell>
          <table:table-cell/>
          <table:table-cell table:formula="of:=[.$V$1]&amp;[.$J91]&amp;[.$V$2]" office:value-type="string" office:string-value="Gallery.create!(title: &quot;Whispering Meadows Bridal Show 02.02.13&quot;, " calcext:value-type="string">
            <text:p>Gallery.create!(title: "Whispering Meadows Bridal Show 02.02.13", </text:p>
          </table:table-cell>
          <table:table-cell table:formula="of:=[.$W$1]&amp;[.$T91]&amp;&quot;,&quot;&amp;[.$Q91]&amp;&quot;,&quot;&amp;[.$O91]&amp;[.$W$2]" office:value-type="string" office:string-value="event_date: Date.new(2013,2,2), " calcext:value-type="string">
            <text:p>event_date: Date.new(2013,2,2), </text:p>
          </table:table-cell>
          <table:table-cell table:formula="of:=[.$X$1]&amp;[.$F91]&amp;[.$X$2]" office:value-type="string" office:string-value="album_url: &quot;http://snapshowmagic.smugmug.com/Weddings/Whispering-Meadows-Bridal-Show/27838013_pWvVKw&quot;)" calcext:value-type="string">
            <text:p>album_url: "http://snapshowmagic.smugmug.com/Weddings/Whispering-Meadows-Bridal-Show/27838013_pWvVKw")</text:p>
          </table:table-cell>
          <table:table-cell table:formula="of:=&quot;&quot;">
            <text:p/>
          </table:table-cell>
          <table:table-cell table:formula="of:=CONCATENATE([.V91];[.W91];[.X91])" office:value-type="string" office:string-value="Gallery.create!(title: &quot;Whispering Meadows Bridal Show 02.02.13&quot;, event_date: Date.new(2013,2,2), album_url: &quot;http://snapshowmagic.smugmug.com/Weddings/Whispering-Meadows-Bridal-Show/27838013_pWvVKw&quot;)" calcext:value-type="string">
            <text:p>Gallery.create!(title: "Whispering Meadows Bridal Show 02.02.13", event_date: Date.new(2013,2,2), album_url: "http://snapshowmagic.smugmug.com/Weddings/Whispering-Meadows-Bridal-Show/27838013_pWvVK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111512/26548041_7XM3Qr"&gt;&lt;h1&gt;The Retreat Bridal Show 11.15.12&lt;/h1&gt;&lt;/a&gt;</text:p>
          </table:table-cell>
          <table:table-cell/>
          <table:table-cell table:formula="of:=FIND([.$D$2];[.B93];1)" office:value-type="float" office:value="10" calcext:value-type="float">
            <text:p>10</text:p>
          </table:table-cell>
          <table:table-cell table:formula="of:=FIND([.$E$2];[.B93];[.D93])" office:value-type="float" office:value="98" calcext:value-type="float">
            <text:p>98</text:p>
          </table:table-cell>
          <table:table-cell table:formula="of:=MID([.B93];[.D93];[.E93]-[.D93])" office:value-type="string" office:string-value="http://snapshowmagic.smugmug.com/Weddings/The-Retreat-Bridal-Show-111512/26548041_7XM3Qr" calcext:value-type="string">
            <text:p>http://snapshowmagic.smugmug.com/Weddings/The-Retreat-Bridal-Show-111512/26548041_7XM3Qr</text:p>
          </table:table-cell>
          <table:table-cell/>
          <table:table-cell table:formula="of:=FIND([.$H$2];[.B93];[.E93])" office:value-type="float" office:value="100" calcext:value-type="float">
            <text:p>100</text:p>
          </table:table-cell>
          <table:table-cell table:formula="of:=FIND([.$I$2];[.B93];[.H93])" office:value-type="float" office:value="136" calcext:value-type="float">
            <text:p>136</text:p>
          </table:table-cell>
          <table:table-cell table:formula="of:=MID([.B93];[.H93]+4;[.I93]-[.H93]-4)" office:value-type="string" office:string-value="The Retreat Bridal Show 11.15.12" calcext:value-type="string">
            <text:p>The Retreat Bridal Show 11.15.12</text:p>
          </table:table-cell>
          <table:table-cell/>
          <table:table-cell table:formula="of:=RIGHT([.J93];10)" office:value-type="string" office:string-value="w 11.15.12" calcext:value-type="string">
            <text:p>w 11.15.12</text:p>
          </table:table-cell>
          <table:table-cell table:formula="of:=IF(MID([.L93];2;1)=&quot; &quot;;RIGHT([.L93];8);[.L93])" office:value-type="string" office:string-value="11.15.12" calcext:value-type="string">
            <text:p>11.15.12</text:p>
          </table:table-cell>
          <table:table-cell table:formula="of:=FIND([.$N$2];[.M93];1)" office:value-type="float" office:value="3" calcext:value-type="float">
            <text:p>3</text:p>
          </table:table-cell>
          <table:table-cell table:formula="of:=VALUE(MID([.M93];1;[.N93]-1))" office:value-type="float" office:value="11" calcext:value-type="float">
            <text:p>11</text:p>
          </table:table-cell>
          <table:table-cell table:formula="of:=FIND([.$P$2];[.M93];[.N93]+1)" office:value-type="float" office:value="6" calcext:value-type="float">
            <text:p>6</text:p>
          </table:table-cell>
          <table:table-cell table:formula="of:=VALUE(MID([.M93];[.N93]+1;[.P93]-[.N93]-1))" office:value-type="float" office:value="15" calcext:value-type="float">
            <text:p>15</text:p>
          </table:table-cell>
          <table:table-cell/>
          <table:table-cell table:formula="of:=VALUE(MID([.M93];[.P93]+1;100))" office:value-type="float" office:value="12" calcext:value-type="float">
            <text:p>12</text:p>
          </table:table-cell>
          <table:table-cell table:formula="of:=IF([.S93]&lt;2000;[.S93]+2000;[.S93])" office:value-type="float" office:value="2012" calcext:value-type="float">
            <text:p>2012</text:p>
          </table:table-cell>
          <table:table-cell/>
          <table:table-cell table:formula="of:=[.$V$1]&amp;[.$J93]&amp;[.$V$2]" office:value-type="string" office:string-value="Gallery.create!(title: &quot;The Retreat Bridal Show 11.15.12&quot;, " calcext:value-type="string">
            <text:p>Gallery.create!(title: "The Retreat Bridal Show 11.15.12", </text:p>
          </table:table-cell>
          <table:table-cell table:formula="of:=[.$W$1]&amp;[.$T93]&amp;&quot;,&quot;&amp;[.$Q93]&amp;&quot;,&quot;&amp;[.$O93]&amp;[.$W$2]" office:value-type="string" office:string-value="event_date: Date.new(2012,15,11), " calcext:value-type="string">
            <text:p>event_date: Date.new(2012,15,11), </text:p>
          </table:table-cell>
          <table:table-cell table:formula="of:=[.$X$1]&amp;[.$F93]&amp;[.$X$2]" office:value-type="string" office:string-value="album_url: &quot;http://snapshowmagic.smugmug.com/Weddings/The-Retreat-Bridal-Show-111512/26548041_7XM3Qr&quot;)" calcext:value-type="string">
            <text:p>album_url: "http://snapshowmagic.smugmug.com/Weddings/The-Retreat-Bridal-Show-111512/26548041_7XM3Qr")</text:p>
          </table:table-cell>
          <table:table-cell table:formula="of:=&quot;&quot;">
            <text:p/>
          </table:table-cell>
          <table:table-cell table:formula="of:=CONCATENATE([.V93];[.W93];[.X93])" office:value-type="string" office:string-value="Gallery.create!(title: &quot;The Retreat Bridal Show 11.15.12&quot;, event_date: Date.new(2012,15,11), album_url: &quot;http://snapshowmagic.smugmug.com/Weddings/The-Retreat-Bridal-Show-111512/26548041_7XM3Qr&quot;)" calcext:value-type="string">
            <text:p>Gallery.create!(title: "The Retreat Bridal Show 11.15.12", event_date: Date.new(2012,15,11), album_url: "http://snapshowmagic.smugmug.com/Weddings/The-Retreat-Bridal-Show-111512/26548041_7XM3Q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Indian-Hills-Bridal-Show/26141664_fdZg4p"&gt;&lt;h1&gt;Indian Hills Bridal Show 10.24.12&lt;/h1&gt;&lt;/a&gt;</text:p>
          </table:table-cell>
          <table:table-cell/>
          <table:table-cell table:formula="of:=FIND([.$D$2];[.B95];1)" office:value-type="float" office:value="10" calcext:value-type="float">
            <text:p>10</text:p>
          </table:table-cell>
          <table:table-cell table:formula="of:=FIND([.$E$2];[.B95];[.D95])" office:value-type="float" office:value="92" calcext:value-type="float">
            <text:p>92</text:p>
          </table:table-cell>
          <table:table-cell table:formula="of:=MID([.B95];[.D95];[.E95]-[.D95])" office:value-type="string" office:string-value="http://snapshowmagic.smugmug.com/Weddings/Indian-Hills-Bridal-Show/26141664_fdZg4p" calcext:value-type="string">
            <text:p>http://snapshowmagic.smugmug.com/Weddings/Indian-Hills-Bridal-Show/26141664_fdZg4p</text:p>
          </table:table-cell>
          <table:table-cell/>
          <table:table-cell table:formula="of:=FIND([.$H$2];[.B95];[.E95])" office:value-type="float" office:value="94" calcext:value-type="float">
            <text:p>94</text:p>
          </table:table-cell>
          <table:table-cell table:formula="of:=FIND([.$I$2];[.B95];[.H95])" office:value-type="float" office:value="131" calcext:value-type="float">
            <text:p>131</text:p>
          </table:table-cell>
          <table:table-cell table:formula="of:=MID([.B95];[.H95]+4;[.I95]-[.H95]-4)" office:value-type="string" office:string-value="Indian Hills Bridal Show 10.24.12" calcext:value-type="string">
            <text:p>Indian Hills Bridal Show 10.24.12</text:p>
          </table:table-cell>
          <table:table-cell/>
          <table:table-cell table:formula="of:=RIGHT([.J95];10)" office:value-type="string" office:string-value="w 10.24.12" calcext:value-type="string">
            <text:p>w 10.24.12</text:p>
          </table:table-cell>
          <table:table-cell table:formula="of:=IF(MID([.L95];2;1)=&quot; &quot;;RIGHT([.L95];8);[.L95])" office:value-type="string" office:string-value="10.24.12" calcext:value-type="string">
            <text:p>10.24.12</text:p>
          </table:table-cell>
          <table:table-cell table:formula="of:=FIND([.$N$2];[.M95];1)" office:value-type="float" office:value="3" calcext:value-type="float">
            <text:p>3</text:p>
          </table:table-cell>
          <table:table-cell table:formula="of:=VALUE(MID([.M95];1;[.N95]-1))" office:value-type="float" office:value="10" calcext:value-type="float">
            <text:p>10</text:p>
          </table:table-cell>
          <table:table-cell table:formula="of:=FIND([.$P$2];[.M95];[.N95]+1)" office:value-type="float" office:value="6" calcext:value-type="float">
            <text:p>6</text:p>
          </table:table-cell>
          <table:table-cell table:formula="of:=VALUE(MID([.M95];[.N95]+1;[.P95]-[.N95]-1))" office:value-type="float" office:value="24" calcext:value-type="float">
            <text:p>24</text:p>
          </table:table-cell>
          <table:table-cell/>
          <table:table-cell table:formula="of:=VALUE(MID([.M95];[.P95]+1;100))" office:value-type="float" office:value="12" calcext:value-type="float">
            <text:p>12</text:p>
          </table:table-cell>
          <table:table-cell table:formula="of:=IF([.S95]&lt;2000;[.S95]+2000;[.S95])" office:value-type="float" office:value="2012" calcext:value-type="float">
            <text:p>2012</text:p>
          </table:table-cell>
          <table:table-cell/>
          <table:table-cell table:formula="of:=[.$V$1]&amp;[.$J95]&amp;[.$V$2]" office:value-type="string" office:string-value="Gallery.create!(title: &quot;Indian Hills Bridal Show 10.24.12&quot;, " calcext:value-type="string">
            <text:p>Gallery.create!(title: "Indian Hills Bridal Show 10.24.12", </text:p>
          </table:table-cell>
          <table:table-cell table:formula="of:=[.$W$1]&amp;[.$T95]&amp;&quot;,&quot;&amp;[.$Q95]&amp;&quot;,&quot;&amp;[.$O95]&amp;[.$W$2]" office:value-type="string" office:string-value="event_date: Date.new(2012,24,10), " calcext:value-type="string">
            <text:p>event_date: Date.new(2012,24,10), </text:p>
          </table:table-cell>
          <table:table-cell table:formula="of:=[.$X$1]&amp;[.$F95]&amp;[.$X$2]" office:value-type="string" office:string-value="album_url: &quot;http://snapshowmagic.smugmug.com/Weddings/Indian-Hills-Bridal-Show/26141664_fdZg4p&quot;)" calcext:value-type="string">
            <text:p>album_url: "http://snapshowmagic.smugmug.com/Weddings/Indian-Hills-Bridal-Show/26141664_fdZg4p")</text:p>
          </table:table-cell>
          <table:table-cell table:formula="of:=&quot;&quot;">
            <text:p/>
          </table:table-cell>
          <table:table-cell table:formula="of:=CONCATENATE([.V95];[.W95];[.X95])" office:value-type="string" office:string-value="Gallery.create!(title: &quot;Indian Hills Bridal Show 10.24.12&quot;, event_date: Date.new(2012,24,10), album_url: &quot;http://snapshowmagic.smugmug.com/Weddings/Indian-Hills-Bridal-Show/26141664_fdZg4p&quot;)" calcext:value-type="string">
            <text:p>Gallery.create!(title: "Indian Hills Bridal Show 10.24.12", event_date: Date.new(2012,24,10), album_url: "http://snapshowmagic.smugmug.com/Weddings/Indian-Hills-Bridal-Show/26141664_fdZg4p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101712/25998255_DVSCLR"&gt;&lt;h1&gt;Glen Ivy Bridal Show 10.17.12&lt;/h1&gt;&lt;/a&gt;</text:p>
          </table:table-cell>
          <table:table-cell/>
          <table:table-cell table:formula="of:=FIND([.$D$2];[.B97];1)" office:value-type="float" office:value="10" calcext:value-type="float">
            <text:p>10</text:p>
          </table:table-cell>
          <table:table-cell table:formula="of:=FIND([.$E$2];[.B97];[.D97])" office:value-type="float" office:value="95" calcext:value-type="float">
            <text:p>95</text:p>
          </table:table-cell>
          <table:table-cell table:formula="of:=MID([.B97];[.D97];[.E97]-[.D97])" office:value-type="string" office:string-value="http://snapshowmagic.smugmug.com/Weddings/Glen-Ivy-Bridal-Show-101712/25998255_DVSCLR" calcext:value-type="string">
            <text:p>http://snapshowmagic.smugmug.com/Weddings/Glen-Ivy-Bridal-Show-101712/25998255_DVSCLR</text:p>
          </table:table-cell>
          <table:table-cell/>
          <table:table-cell table:formula="of:=FIND([.$H$2];[.B97];[.E97])" office:value-type="float" office:value="97" calcext:value-type="float">
            <text:p>97</text:p>
          </table:table-cell>
          <table:table-cell table:formula="of:=FIND([.$I$2];[.B97];[.H97])" office:value-type="float" office:value="130" calcext:value-type="float">
            <text:p>130</text:p>
          </table:table-cell>
          <table:table-cell table:formula="of:=MID([.B97];[.H97]+4;[.I97]-[.H97]-4)" office:value-type="string" office:string-value="Glen Ivy Bridal Show 10.17.12" calcext:value-type="string">
            <text:p>Glen Ivy Bridal Show 10.17.12</text:p>
          </table:table-cell>
          <table:table-cell/>
          <table:table-cell table:formula="of:=RIGHT([.J97];10)" office:value-type="string" office:string-value="w 10.17.12" calcext:value-type="string">
            <text:p>w 10.17.12</text:p>
          </table:table-cell>
          <table:table-cell table:formula="of:=IF(MID([.L97];2;1)=&quot; &quot;;RIGHT([.L97];8);[.L97])" office:value-type="string" office:string-value="10.17.12" calcext:value-type="string">
            <text:p>10.17.12</text:p>
          </table:table-cell>
          <table:table-cell table:formula="of:=FIND([.$N$2];[.M97];1)" office:value-type="float" office:value="3" calcext:value-type="float">
            <text:p>3</text:p>
          </table:table-cell>
          <table:table-cell table:formula="of:=VALUE(MID([.M97];1;[.N97]-1))" office:value-type="float" office:value="10" calcext:value-type="float">
            <text:p>10</text:p>
          </table:table-cell>
          <table:table-cell table:formula="of:=FIND([.$P$2];[.M97];[.N97]+1)" office:value-type="float" office:value="6" calcext:value-type="float">
            <text:p>6</text:p>
          </table:table-cell>
          <table:table-cell table:formula="of:=VALUE(MID([.M97];[.N97]+1;[.P97]-[.N97]-1))" office:value-type="float" office:value="17" calcext:value-type="float">
            <text:p>17</text:p>
          </table:table-cell>
          <table:table-cell/>
          <table:table-cell table:formula="of:=VALUE(MID([.M97];[.P97]+1;100))" office:value-type="float" office:value="12" calcext:value-type="float">
            <text:p>12</text:p>
          </table:table-cell>
          <table:table-cell table:formula="of:=IF([.S97]&lt;2000;[.S97]+2000;[.S97])" office:value-type="float" office:value="2012" calcext:value-type="float">
            <text:p>2012</text:p>
          </table:table-cell>
          <table:table-cell/>
          <table:table-cell table:formula="of:=[.$V$1]&amp;[.$J97]&amp;[.$V$2]" office:value-type="string" office:string-value="Gallery.create!(title: &quot;Glen Ivy Bridal Show 10.17.12&quot;, " calcext:value-type="string">
            <text:p>Gallery.create!(title: "Glen Ivy Bridal Show 10.17.12", </text:p>
          </table:table-cell>
          <table:table-cell table:formula="of:=[.$W$1]&amp;[.$T97]&amp;&quot;,&quot;&amp;[.$Q97]&amp;&quot;,&quot;&amp;[.$O97]&amp;[.$W$2]" office:value-type="string" office:string-value="event_date: Date.new(2012,17,10), " calcext:value-type="string">
            <text:p>event_date: Date.new(2012,17,10), </text:p>
          </table:table-cell>
          <table:table-cell table:formula="of:=[.$X$1]&amp;[.$F97]&amp;[.$X$2]" office:value-type="string" office:string-value="album_url: &quot;http://snapshowmagic.smugmug.com/Weddings/Glen-Ivy-Bridal-Show-101712/25998255_DVSCLR&quot;)" calcext:value-type="string">
            <text:p>album_url: "http://snapshowmagic.smugmug.com/Weddings/Glen-Ivy-Bridal-Show-101712/25998255_DVSCLR")</text:p>
          </table:table-cell>
          <table:table-cell table:formula="of:=&quot;&quot;">
            <text:p/>
          </table:table-cell>
          <table:table-cell table:formula="of:=CONCATENATE([.V97];[.W97];[.X97])" office:value-type="string" office:string-value="Gallery.create!(title: &quot;Glen Ivy Bridal Show 10.17.12&quot;, event_date: Date.new(2012,17,10), album_url: &quot;http://snapshowmagic.smugmug.com/Weddings/Glen-Ivy-Bridal-Show-101712/25998255_DVSCLR&quot;)" calcext:value-type="string">
            <text:p>Gallery.create!(title: "Glen Ivy Bridal Show 10.17.12", event_date: Date.new(2012,17,10), album_url: "http://snapshowmagic.smugmug.com/Weddings/Glen-Ivy-Bridal-Show-101712/25998255_DVSCL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Shad-and-Crystal-082512/24994050_JfpW4v"&gt;&lt;h1&gt;Shad and Crystal 08.25.12&lt;/h1&gt;&lt;/a&gt;</text:p>
          </table:table-cell>
          <table:table-cell/>
          <table:table-cell table:formula="of:=FIND([.$D$2];[.B99];1)" office:value-type="float" office:value="10" calcext:value-type="float">
            <text:p>10</text:p>
          </table:table-cell>
          <table:table-cell table:formula="of:=FIND([.$E$2];[.B99];[.D99])" office:value-type="float" office:value="91" calcext:value-type="float">
            <text:p>91</text:p>
          </table:table-cell>
          <table:table-cell table:formula="of:=MID([.B99];[.D99];[.E99]-[.D99])" office:value-type="string" office:string-value="http://snapshowmagic.smugmug.com/Weddings/Shad-and-Crystal-082512/24994050_JfpW4v" calcext:value-type="string">
            <text:p>http://snapshowmagic.smugmug.com/Weddings/Shad-and-Crystal-082512/24994050_JfpW4v</text:p>
          </table:table-cell>
          <table:table-cell/>
          <table:table-cell table:formula="of:=FIND([.$H$2];[.B99];[.E99])" office:value-type="float" office:value="93" calcext:value-type="float">
            <text:p>93</text:p>
          </table:table-cell>
          <table:table-cell table:formula="of:=FIND([.$I$2];[.B99];[.H99])" office:value-type="float" office:value="122" calcext:value-type="float">
            <text:p>122</text:p>
          </table:table-cell>
          <table:table-cell table:formula="of:=MID([.B99];[.H99]+4;[.I99]-[.H99]-4)" office:value-type="string" office:string-value="Shad and Crystal 08.25.12" calcext:value-type="string">
            <text:p>Shad and Crystal 08.25.12</text:p>
          </table:table-cell>
          <table:table-cell/>
          <table:table-cell table:formula="of:=RIGHT([.J99];10)" office:value-type="string" office:string-value="l 08.25.12" calcext:value-type="string">
            <text:p>l 08.25.12</text:p>
          </table:table-cell>
          <table:table-cell table:formula="of:=IF(MID([.L99];2;1)=&quot; &quot;;RIGHT([.L99];8);[.L99])" office:value-type="string" office:string-value="08.25.12" calcext:value-type="string">
            <text:p>08.25.12</text:p>
          </table:table-cell>
          <table:table-cell table:formula="of:=FIND([.$N$2];[.M99];1)" office:value-type="float" office:value="3" calcext:value-type="float">
            <text:p>3</text:p>
          </table:table-cell>
          <table:table-cell table:formula="of:=VALUE(MID([.M99];1;[.N99]-1))" office:value-type="float" office:value="8" calcext:value-type="float">
            <text:p>8</text:p>
          </table:table-cell>
          <table:table-cell table:formula="of:=FIND([.$P$2];[.M99];[.N99]+1)" office:value-type="float" office:value="6" calcext:value-type="float">
            <text:p>6</text:p>
          </table:table-cell>
          <table:table-cell table:formula="of:=VALUE(MID([.M99];[.N99]+1;[.P99]-[.N99]-1))" office:value-type="float" office:value="25" calcext:value-type="float">
            <text:p>25</text:p>
          </table:table-cell>
          <table:table-cell/>
          <table:table-cell table:formula="of:=VALUE(MID([.M99];[.P99]+1;100))" office:value-type="float" office:value="12" calcext:value-type="float">
            <text:p>12</text:p>
          </table:table-cell>
          <table:table-cell table:formula="of:=IF([.S99]&lt;2000;[.S99]+2000;[.S99])" office:value-type="float" office:value="2012" calcext:value-type="float">
            <text:p>2012</text:p>
          </table:table-cell>
          <table:table-cell/>
          <table:table-cell table:formula="of:=[.$V$1]&amp;[.$J99]&amp;[.$V$2]" office:value-type="string" office:string-value="Gallery.create!(title: &quot;Shad and Crystal 08.25.12&quot;, " calcext:value-type="string">
            <text:p>Gallery.create!(title: "Shad and Crystal 08.25.12", </text:p>
          </table:table-cell>
          <table:table-cell table:formula="of:=[.$W$1]&amp;[.$T99]&amp;&quot;,&quot;&amp;[.$Q99]&amp;&quot;,&quot;&amp;[.$O99]&amp;[.$W$2]" office:value-type="string" office:string-value="event_date: Date.new(2012,25,8), " calcext:value-type="string">
            <text:p>event_date: Date.new(2012,25,8), </text:p>
          </table:table-cell>
          <table:table-cell table:formula="of:=[.$X$1]&amp;[.$F99]&amp;[.$X$2]" office:value-type="string" office:string-value="album_url: &quot;http://snapshowmagic.smugmug.com/Weddings/Shad-and-Crystal-082512/24994050_JfpW4v&quot;)" calcext:value-type="string">
            <text:p>album_url: "http://snapshowmagic.smugmug.com/Weddings/Shad-and-Crystal-082512/24994050_JfpW4v")</text:p>
          </table:table-cell>
          <table:table-cell table:formula="of:=&quot;&quot;">
            <text:p/>
          </table:table-cell>
          <table:table-cell table:formula="of:=CONCATENATE([.V99];[.W99];[.X99])" office:value-type="string" office:string-value="Gallery.create!(title: &quot;Shad and Crystal 08.25.12&quot;, event_date: Date.new(2012,25,8), album_url: &quot;http://snapshowmagic.smugmug.com/Weddings/Shad-and-Crystal-082512/24994050_JfpW4v&quot;)" calcext:value-type="string">
            <text:p>Gallery.create!(title: "Shad and Crystal 08.25.12", event_date: Date.new(2012,25,8), album_url: "http://snapshowmagic.smugmug.com/Weddings/Shad-and-Crystal-082512/24994050_JfpW4v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anuel-and-Victoria-082412/24969841_2hJRwj"&gt;&lt;h1&gt;Manuel and Victoria 08.24.12&lt;/h1&gt;&lt;/a&gt;</text:p>
          </table:table-cell>
          <table:table-cell/>
          <table:table-cell table:formula="of:=FIND([.$D$2];[.B101];1)" office:value-type="float" office:value="10" calcext:value-type="float">
            <text:p>10</text:p>
          </table:table-cell>
          <table:table-cell table:formula="of:=FIND([.$E$2];[.B101];[.D101])" office:value-type="float" office:value="94" calcext:value-type="float">
            <text:p>94</text:p>
          </table:table-cell>
          <table:table-cell table:formula="of:=MID([.B101];[.D101];[.E101]-[.D101])" office:value-type="string" office:string-value="http://snapshowmagic.smugmug.com/Weddings/Manuel-and-Victoria-082412/24969841_2hJRwj" calcext:value-type="string">
            <text:p>http://snapshowmagic.smugmug.com/Weddings/Manuel-and-Victoria-082412/24969841_2hJRwj</text:p>
          </table:table-cell>
          <table:table-cell/>
          <table:table-cell table:formula="of:=FIND([.$H$2];[.B101];[.E101])" office:value-type="float" office:value="96" calcext:value-type="float">
            <text:p>96</text:p>
          </table:table-cell>
          <table:table-cell table:formula="of:=FIND([.$I$2];[.B101];[.H101])" office:value-type="float" office:value="128" calcext:value-type="float">
            <text:p>128</text:p>
          </table:table-cell>
          <table:table-cell table:formula="of:=MID([.B101];[.H101]+4;[.I101]-[.H101]-4)" office:value-type="string" office:string-value="Manuel and Victoria 08.24.12" calcext:value-type="string">
            <text:p>Manuel and Victoria 08.24.12</text:p>
          </table:table-cell>
          <table:table-cell/>
          <table:table-cell table:formula="of:=RIGHT([.J101];10)" office:value-type="string" office:string-value="a 08.24.12" calcext:value-type="string">
            <text:p>a 08.24.12</text:p>
          </table:table-cell>
          <table:table-cell table:formula="of:=IF(MID([.L101];2;1)=&quot; &quot;;RIGHT([.L101];8);[.L101])" office:value-type="string" office:string-value="08.24.12" calcext:value-type="string">
            <text:p>08.24.12</text:p>
          </table:table-cell>
          <table:table-cell table:formula="of:=FIND([.$N$2];[.M101];1)" office:value-type="float" office:value="3" calcext:value-type="float">
            <text:p>3</text:p>
          </table:table-cell>
          <table:table-cell table:formula="of:=VALUE(MID([.M101];1;[.N101]-1))" office:value-type="float" office:value="8" calcext:value-type="float">
            <text:p>8</text:p>
          </table:table-cell>
          <table:table-cell table:formula="of:=FIND([.$P$2];[.M101];[.N101]+1)" office:value-type="float" office:value="6" calcext:value-type="float">
            <text:p>6</text:p>
          </table:table-cell>
          <table:table-cell table:formula="of:=VALUE(MID([.M101];[.N101]+1;[.P101]-[.N101]-1))" office:value-type="float" office:value="24" calcext:value-type="float">
            <text:p>24</text:p>
          </table:table-cell>
          <table:table-cell/>
          <table:table-cell table:formula="of:=VALUE(MID([.M101];[.P101]+1;100))" office:value-type="float" office:value="12" calcext:value-type="float">
            <text:p>12</text:p>
          </table:table-cell>
          <table:table-cell table:formula="of:=IF([.S101]&lt;2000;[.S101]+2000;[.S101])" office:value-type="float" office:value="2012" calcext:value-type="float">
            <text:p>2012</text:p>
          </table:table-cell>
          <table:table-cell/>
          <table:table-cell table:formula="of:=[.$V$1]&amp;[.$J101]&amp;[.$V$2]" office:value-type="string" office:string-value="Gallery.create!(title: &quot;Manuel and Victoria 08.24.12&quot;, " calcext:value-type="string">
            <text:p>Gallery.create!(title: "Manuel and Victoria 08.24.12", </text:p>
          </table:table-cell>
          <table:table-cell table:formula="of:=[.$W$1]&amp;[.$T101]&amp;&quot;,&quot;&amp;[.$Q101]&amp;&quot;,&quot;&amp;[.$O101]&amp;[.$W$2]" office:value-type="string" office:string-value="event_date: Date.new(2012,24,8), " calcext:value-type="string">
            <text:p>event_date: Date.new(2012,24,8), </text:p>
          </table:table-cell>
          <table:table-cell table:formula="of:=[.$X$1]&amp;[.$F101]&amp;[.$X$2]" office:value-type="string" office:string-value="album_url: &quot;http://snapshowmagic.smugmug.com/Weddings/Manuel-and-Victoria-082412/24969841_2hJRwj&quot;)" calcext:value-type="string">
            <text:p>album_url: "http://snapshowmagic.smugmug.com/Weddings/Manuel-and-Victoria-082412/24969841_2hJRwj")</text:p>
          </table:table-cell>
          <table:table-cell table:formula="of:=&quot;&quot;">
            <text:p/>
          </table:table-cell>
          <table:table-cell table:formula="of:=CONCATENATE([.V101];[.W101];[.X101])" office:value-type="string" office:string-value="Gallery.create!(title: &quot;Manuel and Victoria 08.24.12&quot;, event_date: Date.new(2012,24,8), album_url: &quot;http://snapshowmagic.smugmug.com/Weddings/Manuel-and-Victoria-082412/24969841_2hJRwj&quot;)" calcext:value-type="string">
            <text:p>Gallery.create!(title: "Manuel and Victoria 08.24.12", event_date: Date.new(2012,24,8), album_url: "http://snapshowmagic.smugmug.com/Weddings/Manuel-and-Victoria-082412/24969841_2hJRwj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Bogie-and-Kristen-081812/24845669_M8dQ2w"&gt;&lt;h1&gt;Bogie and Kristen 08.18.12&lt;/h1&gt;&lt;/a&gt;</text:p>
          </table:table-cell>
          <table:table-cell/>
          <table:table-cell table:formula="of:=FIND([.$D$2];[.B103];1)" office:value-type="float" office:value="10" calcext:value-type="float">
            <text:p>10</text:p>
          </table:table-cell>
          <table:table-cell table:formula="of:=FIND([.$E$2];[.B103];[.D103])" office:value-type="float" office:value="92" calcext:value-type="float">
            <text:p>92</text:p>
          </table:table-cell>
          <table:table-cell table:formula="of:=MID([.B103];[.D103];[.E103]-[.D103])" office:value-type="string" office:string-value="http://snapshowmagic.smugmug.com/Weddings/Bogie-and-Kristen-081812/24845669_M8dQ2w" calcext:value-type="string">
            <text:p>http://snapshowmagic.smugmug.com/Weddings/Bogie-and-Kristen-081812/24845669_M8dQ2w</text:p>
          </table:table-cell>
          <table:table-cell/>
          <table:table-cell table:formula="of:=FIND([.$H$2];[.B103];[.E103])" office:value-type="float" office:value="94" calcext:value-type="float">
            <text:p>94</text:p>
          </table:table-cell>
          <table:table-cell table:formula="of:=FIND([.$I$2];[.B103];[.H103])" office:value-type="float" office:value="124" calcext:value-type="float">
            <text:p>124</text:p>
          </table:table-cell>
          <table:table-cell table:formula="of:=MID([.B103];[.H103]+4;[.I103]-[.H103]-4)" office:value-type="string" office:string-value="Bogie and Kristen 08.18.12" calcext:value-type="string">
            <text:p>Bogie and Kristen 08.18.12</text:p>
          </table:table-cell>
          <table:table-cell/>
          <table:table-cell table:formula="of:=RIGHT([.J103];10)" office:value-type="string" office:string-value="n 08.18.12" calcext:value-type="string">
            <text:p>n 08.18.12</text:p>
          </table:table-cell>
          <table:table-cell table:formula="of:=IF(MID([.L103];2;1)=&quot; &quot;;RIGHT([.L103];8);[.L103])" office:value-type="string" office:string-value="08.18.12" calcext:value-type="string">
            <text:p>08.18.12</text:p>
          </table:table-cell>
          <table:table-cell table:formula="of:=FIND([.$N$2];[.M103];1)" office:value-type="float" office:value="3" calcext:value-type="float">
            <text:p>3</text:p>
          </table:table-cell>
          <table:table-cell table:formula="of:=VALUE(MID([.M103];1;[.N103]-1))" office:value-type="float" office:value="8" calcext:value-type="float">
            <text:p>8</text:p>
          </table:table-cell>
          <table:table-cell table:formula="of:=FIND([.$P$2];[.M103];[.N103]+1)" office:value-type="float" office:value="6" calcext:value-type="float">
            <text:p>6</text:p>
          </table:table-cell>
          <table:table-cell table:formula="of:=VALUE(MID([.M103];[.N103]+1;[.P103]-[.N103]-1))" office:value-type="float" office:value="18" calcext:value-type="float">
            <text:p>18</text:p>
          </table:table-cell>
          <table:table-cell/>
          <table:table-cell table:formula="of:=VALUE(MID([.M103];[.P103]+1;100))" office:value-type="float" office:value="12" calcext:value-type="float">
            <text:p>12</text:p>
          </table:table-cell>
          <table:table-cell table:formula="of:=IF([.S103]&lt;2000;[.S103]+2000;[.S103])" office:value-type="float" office:value="2012" calcext:value-type="float">
            <text:p>2012</text:p>
          </table:table-cell>
          <table:table-cell/>
          <table:table-cell table:formula="of:=[.$V$1]&amp;[.$J103]&amp;[.$V$2]" office:value-type="string" office:string-value="Gallery.create!(title: &quot;Bogie and Kristen 08.18.12&quot;, " calcext:value-type="string">
            <text:p>Gallery.create!(title: "Bogie and Kristen 08.18.12", </text:p>
          </table:table-cell>
          <table:table-cell table:formula="of:=[.$W$1]&amp;[.$T103]&amp;&quot;,&quot;&amp;[.$Q103]&amp;&quot;,&quot;&amp;[.$O103]&amp;[.$W$2]" office:value-type="string" office:string-value="event_date: Date.new(2012,18,8), " calcext:value-type="string">
            <text:p>event_date: Date.new(2012,18,8), </text:p>
          </table:table-cell>
          <table:table-cell table:formula="of:=[.$X$1]&amp;[.$F103]&amp;[.$X$2]" office:value-type="string" office:string-value="album_url: &quot;http://snapshowmagic.smugmug.com/Weddings/Bogie-and-Kristen-081812/24845669_M8dQ2w&quot;)" calcext:value-type="string">
            <text:p>album_url: "http://snapshowmagic.smugmug.com/Weddings/Bogie-and-Kristen-081812/24845669_M8dQ2w")</text:p>
          </table:table-cell>
          <table:table-cell table:formula="of:=&quot;&quot;">
            <text:p/>
          </table:table-cell>
          <table:table-cell table:formula="of:=CONCATENATE([.V103];[.W103];[.X103])" office:value-type="string" office:string-value="Gallery.create!(title: &quot;Bogie and Kristen 08.18.12&quot;, event_date: Date.new(2012,18,8), album_url: &quot;http://snapshowmagic.smugmug.com/Weddings/Bogie-and-Kristen-081812/24845669_M8dQ2w&quot;)" calcext:value-type="string">
            <text:p>Gallery.create!(title: "Bogie and Kristen 08.18.12", event_date: Date.new(2012,18,8), album_url: "http://snapshowmagic.smugmug.com/Weddings/Bogie-and-Kristen-081812/24845669_M8dQ2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Darrall-and-Desiree-081212/24727074_LTsC5Q"&gt;&lt;h1&gt;Darrall and Desiree 08.12.12&lt;/h1&gt;&lt;/a&gt;</text:p>
          </table:table-cell>
          <table:table-cell/>
          <table:table-cell table:formula="of:=FIND([.$D$2];[.B105];1)" office:value-type="float" office:value="10" calcext:value-type="float">
            <text:p>10</text:p>
          </table:table-cell>
          <table:table-cell table:formula="of:=FIND([.$E$2];[.B105];[.D105])" office:value-type="float" office:value="94" calcext:value-type="float">
            <text:p>94</text:p>
          </table:table-cell>
          <table:table-cell table:formula="of:=MID([.B105];[.D105];[.E105]-[.D105])" office:value-type="string" office:string-value="http://snapshowmagic.smugmug.com/Weddings/Darrall-and-Desiree-081212/24727074_LTsC5Q" calcext:value-type="string">
            <text:p>http://snapshowmagic.smugmug.com/Weddings/Darrall-and-Desiree-081212/24727074_LTsC5Q</text:p>
          </table:table-cell>
          <table:table-cell/>
          <table:table-cell table:formula="of:=FIND([.$H$2];[.B105];[.E105])" office:value-type="float" office:value="96" calcext:value-type="float">
            <text:p>96</text:p>
          </table:table-cell>
          <table:table-cell table:formula="of:=FIND([.$I$2];[.B105];[.H105])" office:value-type="float" office:value="128" calcext:value-type="float">
            <text:p>128</text:p>
          </table:table-cell>
          <table:table-cell table:formula="of:=MID([.B105];[.H105]+4;[.I105]-[.H105]-4)" office:value-type="string" office:string-value="Darrall and Desiree 08.12.12" calcext:value-type="string">
            <text:p>Darrall and Desiree 08.12.12</text:p>
          </table:table-cell>
          <table:table-cell/>
          <table:table-cell table:formula="of:=RIGHT([.J105];10)" office:value-type="string" office:string-value="e 08.12.12" calcext:value-type="string">
            <text:p>e 08.12.12</text:p>
          </table:table-cell>
          <table:table-cell table:formula="of:=IF(MID([.L105];2;1)=&quot; &quot;;RIGHT([.L105];8);[.L105])" office:value-type="string" office:string-value="08.12.12" calcext:value-type="string">
            <text:p>08.12.12</text:p>
          </table:table-cell>
          <table:table-cell table:formula="of:=FIND([.$N$2];[.M105];1)" office:value-type="float" office:value="3" calcext:value-type="float">
            <text:p>3</text:p>
          </table:table-cell>
          <table:table-cell table:formula="of:=VALUE(MID([.M105];1;[.N105]-1))" office:value-type="float" office:value="8" calcext:value-type="float">
            <text:p>8</text:p>
          </table:table-cell>
          <table:table-cell table:formula="of:=FIND([.$P$2];[.M105];[.N105]+1)" office:value-type="float" office:value="6" calcext:value-type="float">
            <text:p>6</text:p>
          </table:table-cell>
          <table:table-cell table:formula="of:=VALUE(MID([.M105];[.N105]+1;[.P105]-[.N105]-1))" office:value-type="float" office:value="12" calcext:value-type="float">
            <text:p>12</text:p>
          </table:table-cell>
          <table:table-cell/>
          <table:table-cell table:formula="of:=VALUE(MID([.M105];[.P105]+1;100))" office:value-type="float" office:value="12" calcext:value-type="float">
            <text:p>12</text:p>
          </table:table-cell>
          <table:table-cell table:formula="of:=IF([.S105]&lt;2000;[.S105]+2000;[.S105])" office:value-type="float" office:value="2012" calcext:value-type="float">
            <text:p>2012</text:p>
          </table:table-cell>
          <table:table-cell/>
          <table:table-cell table:formula="of:=[.$V$1]&amp;[.$J105]&amp;[.$V$2]" office:value-type="string" office:string-value="Gallery.create!(title: &quot;Darrall and Desiree 08.12.12&quot;, " calcext:value-type="string">
            <text:p>Gallery.create!(title: "Darrall and Desiree 08.12.12", </text:p>
          </table:table-cell>
          <table:table-cell table:formula="of:=[.$W$1]&amp;[.$T105]&amp;&quot;,&quot;&amp;[.$Q105]&amp;&quot;,&quot;&amp;[.$O105]&amp;[.$W$2]" office:value-type="string" office:string-value="event_date: Date.new(2012,12,8), " calcext:value-type="string">
            <text:p>event_date: Date.new(2012,12,8), </text:p>
          </table:table-cell>
          <table:table-cell table:formula="of:=[.$X$1]&amp;[.$F105]&amp;[.$X$2]" office:value-type="string" office:string-value="album_url: &quot;http://snapshowmagic.smugmug.com/Weddings/Darrall-and-Desiree-081212/24727074_LTsC5Q&quot;)" calcext:value-type="string">
            <text:p>album_url: "http://snapshowmagic.smugmug.com/Weddings/Darrall-and-Desiree-081212/24727074_LTsC5Q")</text:p>
          </table:table-cell>
          <table:table-cell table:formula="of:=&quot;&quot;">
            <text:p/>
          </table:table-cell>
          <table:table-cell table:formula="of:=CONCATENATE([.V105];[.W105];[.X105])" office:value-type="string" office:string-value="Gallery.create!(title: &quot;Darrall and Desiree 08.12.12&quot;, event_date: Date.new(2012,12,8), album_url: &quot;http://snapshowmagic.smugmug.com/Weddings/Darrall-and-Desiree-081212/24727074_LTsC5Q&quot;)" calcext:value-type="string">
            <text:p>Gallery.create!(title: "Darrall and Desiree 08.12.12", event_date: Date.new(2012,12,8), album_url: "http://snapshowmagic.smugmug.com/Weddings/Darrall-and-Desiree-081212/24727074_LTsC5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Patrick-and-Andrea-061612/23610292_jcSXPW"&gt;&lt;h1&gt;Patrick and Andrea 06.16.12&lt;/h1&gt;&lt;/a&gt;</text:p>
          </table:table-cell>
          <table:table-cell/>
          <table:table-cell table:formula="of:=FIND([.$D$2];[.B107];1)" office:value-type="float" office:value="10" calcext:value-type="float">
            <text:p>10</text:p>
          </table:table-cell>
          <table:table-cell table:formula="of:=FIND([.$E$2];[.B107];[.D107])" office:value-type="float" office:value="93" calcext:value-type="float">
            <text:p>93</text:p>
          </table:table-cell>
          <table:table-cell table:formula="of:=MID([.B107];[.D107];[.E107]-[.D107])" office:value-type="string" office:string-value="http://snapshowmagic.smugmug.com/Weddings/Patrick-and-Andrea-061612/23610292_jcSXPW" calcext:value-type="string">
            <text:p>http://snapshowmagic.smugmug.com/Weddings/Patrick-and-Andrea-061612/23610292_jcSXPW</text:p>
          </table:table-cell>
          <table:table-cell/>
          <table:table-cell table:formula="of:=FIND([.$H$2];[.B107];[.E107])" office:value-type="float" office:value="95" calcext:value-type="float">
            <text:p>95</text:p>
          </table:table-cell>
          <table:table-cell table:formula="of:=FIND([.$I$2];[.B107];[.H107])" office:value-type="float" office:value="126" calcext:value-type="float">
            <text:p>126</text:p>
          </table:table-cell>
          <table:table-cell table:formula="of:=MID([.B107];[.H107]+4;[.I107]-[.H107]-4)" office:value-type="string" office:string-value="Patrick and Andrea 06.16.12" calcext:value-type="string">
            <text:p>Patrick and Andrea 06.16.12</text:p>
          </table:table-cell>
          <table:table-cell/>
          <table:table-cell table:formula="of:=RIGHT([.J107];10)" office:value-type="string" office:string-value="a 06.16.12" calcext:value-type="string">
            <text:p>a 06.16.12</text:p>
          </table:table-cell>
          <table:table-cell table:formula="of:=IF(MID([.L107];2;1)=&quot; &quot;;RIGHT([.L107];8);[.L107])" office:value-type="string" office:string-value="06.16.12" calcext:value-type="string">
            <text:p>06.16.12</text:p>
          </table:table-cell>
          <table:table-cell table:formula="of:=FIND([.$N$2];[.M107];1)" office:value-type="float" office:value="3" calcext:value-type="float">
            <text:p>3</text:p>
          </table:table-cell>
          <table:table-cell table:formula="of:=VALUE(MID([.M107];1;[.N107]-1))" office:value-type="float" office:value="6" calcext:value-type="float">
            <text:p>6</text:p>
          </table:table-cell>
          <table:table-cell table:formula="of:=FIND([.$P$2];[.M107];[.N107]+1)" office:value-type="float" office:value="6" calcext:value-type="float">
            <text:p>6</text:p>
          </table:table-cell>
          <table:table-cell table:formula="of:=VALUE(MID([.M107];[.N107]+1;[.P107]-[.N107]-1))" office:value-type="float" office:value="16" calcext:value-type="float">
            <text:p>16</text:p>
          </table:table-cell>
          <table:table-cell/>
          <table:table-cell table:formula="of:=VALUE(MID([.M107];[.P107]+1;100))" office:value-type="float" office:value="12" calcext:value-type="float">
            <text:p>12</text:p>
          </table:table-cell>
          <table:table-cell table:formula="of:=IF([.S107]&lt;2000;[.S107]+2000;[.S107])" office:value-type="float" office:value="2012" calcext:value-type="float">
            <text:p>2012</text:p>
          </table:table-cell>
          <table:table-cell/>
          <table:table-cell table:formula="of:=[.$V$1]&amp;[.$J107]&amp;[.$V$2]" office:value-type="string" office:string-value="Gallery.create!(title: &quot;Patrick and Andrea 06.16.12&quot;, " calcext:value-type="string">
            <text:p>Gallery.create!(title: "Patrick and Andrea 06.16.12", </text:p>
          </table:table-cell>
          <table:table-cell table:formula="of:=[.$W$1]&amp;[.$T107]&amp;&quot;,&quot;&amp;[.$Q107]&amp;&quot;,&quot;&amp;[.$O107]&amp;[.$W$2]" office:value-type="string" office:string-value="event_date: Date.new(2012,16,6), " calcext:value-type="string">
            <text:p>event_date: Date.new(2012,16,6), </text:p>
          </table:table-cell>
          <table:table-cell table:formula="of:=[.$X$1]&amp;[.$F107]&amp;[.$X$2]" office:value-type="string" office:string-value="album_url: &quot;http://snapshowmagic.smugmug.com/Weddings/Patrick-and-Andrea-061612/23610292_jcSXPW&quot;)" calcext:value-type="string">
            <text:p>album_url: "http://snapshowmagic.smugmug.com/Weddings/Patrick-and-Andrea-061612/23610292_jcSXPW")</text:p>
          </table:table-cell>
          <table:table-cell table:formula="of:=&quot;&quot;">
            <text:p/>
          </table:table-cell>
          <table:table-cell table:formula="of:=CONCATENATE([.V107];[.W107];[.X107])" office:value-type="string" office:string-value="Gallery.create!(title: &quot;Patrick and Andrea 06.16.12&quot;, event_date: Date.new(2012,16,6), album_url: &quot;http://snapshowmagic.smugmug.com/Weddings/Patrick-and-Andrea-061612/23610292_jcSXPW&quot;)" calcext:value-type="string">
            <text:p>Gallery.create!(title: "Patrick and Andrea 06.16.12", event_date: Date.new(2012,16,6), album_url: "http://snapshowmagic.smugmug.com/Weddings/Patrick-and-Andrea-061612/23610292_jcSXP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The-Retreat-Bridal-Show-041712/22525525_Vtz77M"&gt;&lt;h1&gt;The Retreat Bridal Show 04.18.12&lt;/h1&gt;&lt;/a&gt;</text:p>
          </table:table-cell>
          <table:table-cell/>
          <table:table-cell table:formula="of:=FIND([.$D$2];[.B109];1)" office:value-type="float" office:value="10" calcext:value-type="float">
            <text:p>10</text:p>
          </table:table-cell>
          <table:table-cell table:formula="of:=FIND([.$E$2];[.B109];[.D109])" office:value-type="float" office:value="98" calcext:value-type="float">
            <text:p>98</text:p>
          </table:table-cell>
          <table:table-cell table:formula="of:=MID([.B109];[.D109];[.E109]-[.D109])" office:value-type="string" office:string-value="http://snapshowmagic.smugmug.com/Weddings/The-Retreat-Bridal-Show-041712/22525525_Vtz77M" calcext:value-type="string">
            <text:p>http://snapshowmagic.smugmug.com/Weddings/The-Retreat-Bridal-Show-041712/22525525_Vtz77M</text:p>
          </table:table-cell>
          <table:table-cell/>
          <table:table-cell table:formula="of:=FIND([.$H$2];[.B109];[.E109])" office:value-type="float" office:value="100" calcext:value-type="float">
            <text:p>100</text:p>
          </table:table-cell>
          <table:table-cell table:formula="of:=FIND([.$I$2];[.B109];[.H109])" office:value-type="float" office:value="136" calcext:value-type="float">
            <text:p>136</text:p>
          </table:table-cell>
          <table:table-cell table:formula="of:=MID([.B109];[.H109]+4;[.I109]-[.H109]-4)" office:value-type="string" office:string-value="The Retreat Bridal Show 04.18.12" calcext:value-type="string">
            <text:p>The Retreat Bridal Show 04.18.12</text:p>
          </table:table-cell>
          <table:table-cell/>
          <table:table-cell table:formula="of:=RIGHT([.J109];10)" office:value-type="string" office:string-value="w 04.18.12" calcext:value-type="string">
            <text:p>w 04.18.12</text:p>
          </table:table-cell>
          <table:table-cell table:formula="of:=IF(MID([.L109];2;1)=&quot; &quot;;RIGHT([.L109];8);[.L109])" office:value-type="string" office:string-value="04.18.12" calcext:value-type="string">
            <text:p>04.18.12</text:p>
          </table:table-cell>
          <table:table-cell table:formula="of:=FIND([.$N$2];[.M109];1)" office:value-type="float" office:value="3" calcext:value-type="float">
            <text:p>3</text:p>
          </table:table-cell>
          <table:table-cell table:formula="of:=VALUE(MID([.M109];1;[.N109]-1))" office:value-type="float" office:value="4" calcext:value-type="float">
            <text:p>4</text:p>
          </table:table-cell>
          <table:table-cell table:formula="of:=FIND([.$P$2];[.M109];[.N109]+1)" office:value-type="float" office:value="6" calcext:value-type="float">
            <text:p>6</text:p>
          </table:table-cell>
          <table:table-cell table:formula="of:=VALUE(MID([.M109];[.N109]+1;[.P109]-[.N109]-1))" office:value-type="float" office:value="18" calcext:value-type="float">
            <text:p>18</text:p>
          </table:table-cell>
          <table:table-cell/>
          <table:table-cell table:formula="of:=VALUE(MID([.M109];[.P109]+1;100))" office:value-type="float" office:value="12" calcext:value-type="float">
            <text:p>12</text:p>
          </table:table-cell>
          <table:table-cell table:formula="of:=IF([.S109]&lt;2000;[.S109]+2000;[.S109])" office:value-type="float" office:value="2012" calcext:value-type="float">
            <text:p>2012</text:p>
          </table:table-cell>
          <table:table-cell/>
          <table:table-cell table:formula="of:=[.$V$1]&amp;[.$J109]&amp;[.$V$2]" office:value-type="string" office:string-value="Gallery.create!(title: &quot;The Retreat Bridal Show 04.18.12&quot;, " calcext:value-type="string">
            <text:p>Gallery.create!(title: "The Retreat Bridal Show 04.18.12", </text:p>
          </table:table-cell>
          <table:table-cell table:formula="of:=[.$W$1]&amp;[.$T109]&amp;&quot;,&quot;&amp;[.$Q109]&amp;&quot;,&quot;&amp;[.$O109]&amp;[.$W$2]" office:value-type="string" office:string-value="event_date: Date.new(2012,18,4), " calcext:value-type="string">
            <text:p>event_date: Date.new(2012,18,4), </text:p>
          </table:table-cell>
          <table:table-cell table:formula="of:=[.$X$1]&amp;[.$F109]&amp;[.$X$2]" office:value-type="string" office:string-value="album_url: &quot;http://snapshowmagic.smugmug.com/Weddings/The-Retreat-Bridal-Show-041712/22525525_Vtz77M&quot;)" calcext:value-type="string">
            <text:p>album_url: "http://snapshowmagic.smugmug.com/Weddings/The-Retreat-Bridal-Show-041712/22525525_Vtz77M")</text:p>
          </table:table-cell>
          <table:table-cell table:formula="of:=&quot;&quot;">
            <text:p/>
          </table:table-cell>
          <table:table-cell table:formula="of:=CONCATENATE([.V109];[.W109];[.X109])" office:value-type="string" office:string-value="Gallery.create!(title: &quot;The Retreat Bridal Show 04.18.12&quot;, event_date: Date.new(2012,18,4), album_url: &quot;http://snapshowmagic.smugmug.com/Weddings/The-Retreat-Bridal-Show-041712/22525525_Vtz77M&quot;)" calcext:value-type="string">
            <text:p>Gallery.create!(title: "The Retreat Bridal Show 04.18.12", event_date: Date.new(2012,18,4), album_url: "http://snapshowmagic.smugmug.com/Weddings/The-Retreat-Bridal-Show-041712/22525525_Vtz77M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chael-and-Robin-041512/22473732_3hBpgr"&gt;&lt;h1&gt;Michael and Robin 04.15.12&lt;/h1&gt;&lt;/a&gt;</text:p>
          </table:table-cell>
          <table:table-cell/>
          <table:table-cell table:formula="of:=FIND([.$D$2];[.B111];1)" office:value-type="float" office:value="10" calcext:value-type="float">
            <text:p>10</text:p>
          </table:table-cell>
          <table:table-cell table:formula="of:=FIND([.$E$2];[.B111];[.D111])" office:value-type="float" office:value="92" calcext:value-type="float">
            <text:p>92</text:p>
          </table:table-cell>
          <table:table-cell table:formula="of:=MID([.B111];[.D111];[.E111]-[.D111])" office:value-type="string" office:string-value="http://snapshowmagic.smugmug.com/Weddings/Michael-and-Robin-041512/22473732_3hBpgr" calcext:value-type="string">
            <text:p>http://snapshowmagic.smugmug.com/Weddings/Michael-and-Robin-041512/22473732_3hBpgr</text:p>
          </table:table-cell>
          <table:table-cell/>
          <table:table-cell table:formula="of:=FIND([.$H$2];[.B111];[.E111])" office:value-type="float" office:value="94" calcext:value-type="float">
            <text:p>94</text:p>
          </table:table-cell>
          <table:table-cell table:formula="of:=FIND([.$I$2];[.B111];[.H111])" office:value-type="float" office:value="124" calcext:value-type="float">
            <text:p>124</text:p>
          </table:table-cell>
          <table:table-cell table:formula="of:=MID([.B111];[.H111]+4;[.I111]-[.H111]-4)" office:value-type="string" office:string-value="Michael and Robin 04.15.12" calcext:value-type="string">
            <text:p>Michael and Robin 04.15.12</text:p>
          </table:table-cell>
          <table:table-cell/>
          <table:table-cell table:formula="of:=RIGHT([.J111];10)" office:value-type="string" office:string-value="n 04.15.12" calcext:value-type="string">
            <text:p>n 04.15.12</text:p>
          </table:table-cell>
          <table:table-cell table:formula="of:=IF(MID([.L111];2;1)=&quot; &quot;;RIGHT([.L111];8);[.L111])" office:value-type="string" office:string-value="04.15.12" calcext:value-type="string">
            <text:p>04.15.12</text:p>
          </table:table-cell>
          <table:table-cell table:formula="of:=FIND([.$N$2];[.M111];1)" office:value-type="float" office:value="3" calcext:value-type="float">
            <text:p>3</text:p>
          </table:table-cell>
          <table:table-cell table:formula="of:=VALUE(MID([.M111];1;[.N111]-1))" office:value-type="float" office:value="4" calcext:value-type="float">
            <text:p>4</text:p>
          </table:table-cell>
          <table:table-cell table:formula="of:=FIND([.$P$2];[.M111];[.N111]+1)" office:value-type="float" office:value="6" calcext:value-type="float">
            <text:p>6</text:p>
          </table:table-cell>
          <table:table-cell table:formula="of:=VALUE(MID([.M111];[.N111]+1;[.P111]-[.N111]-1))" office:value-type="float" office:value="15" calcext:value-type="float">
            <text:p>15</text:p>
          </table:table-cell>
          <table:table-cell/>
          <table:table-cell table:formula="of:=VALUE(MID([.M111];[.P111]+1;100))" office:value-type="float" office:value="12" calcext:value-type="float">
            <text:p>12</text:p>
          </table:table-cell>
          <table:table-cell table:formula="of:=IF([.S111]&lt;2000;[.S111]+2000;[.S111])" office:value-type="float" office:value="2012" calcext:value-type="float">
            <text:p>2012</text:p>
          </table:table-cell>
          <table:table-cell/>
          <table:table-cell table:formula="of:=[.$V$1]&amp;[.$J111]&amp;[.$V$2]" office:value-type="string" office:string-value="Gallery.create!(title: &quot;Michael and Robin 04.15.12&quot;, " calcext:value-type="string">
            <text:p>Gallery.create!(title: "Michael and Robin 04.15.12", </text:p>
          </table:table-cell>
          <table:table-cell table:formula="of:=[.$W$1]&amp;[.$T111]&amp;&quot;,&quot;&amp;[.$Q111]&amp;&quot;,&quot;&amp;[.$O111]&amp;[.$W$2]" office:value-type="string" office:string-value="event_date: Date.new(2012,15,4), " calcext:value-type="string">
            <text:p>event_date: Date.new(2012,15,4), </text:p>
          </table:table-cell>
          <table:table-cell table:formula="of:=[.$X$1]&amp;[.$F111]&amp;[.$X$2]" office:value-type="string" office:string-value="album_url: &quot;http://snapshowmagic.smugmug.com/Weddings/Michael-and-Robin-041512/22473732_3hBpgr&quot;)" calcext:value-type="string">
            <text:p>album_url: "http://snapshowmagic.smugmug.com/Weddings/Michael-and-Robin-041512/22473732_3hBpgr")</text:p>
          </table:table-cell>
          <table:table-cell table:formula="of:=&quot;&quot;">
            <text:p/>
          </table:table-cell>
          <table:table-cell table:formula="of:=CONCATENATE([.V111];[.W111];[.X111])" office:value-type="string" office:string-value="Gallery.create!(title: &quot;Michael and Robin 04.15.12&quot;, event_date: Date.new(2012,15,4), album_url: &quot;http://snapshowmagic.smugmug.com/Weddings/Michael-and-Robin-041512/22473732_3hBpgr&quot;)" calcext:value-type="string">
            <text:p>Gallery.create!(title: "Michael and Robin 04.15.12", event_date: Date.new(2012,15,4), album_url: "http://snapshowmagic.smugmug.com/Weddings/Michael-and-Robin-041512/22473732_3hBpgr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abriel-and-Tiffanie-041412/22452942_vQqjc3"&gt;&lt;h1&gt;Gabriel and Tiffanie 04.14.12&lt;/h1&gt;&lt;/a&gt;</text:p>
          </table:table-cell>
          <table:table-cell/>
          <table:table-cell table:formula="of:=FIND([.$D$2];[.B113];1)" office:value-type="float" office:value="10" calcext:value-type="float">
            <text:p>10</text:p>
          </table:table-cell>
          <table:table-cell table:formula="of:=FIND([.$E$2];[.B113];[.D113])" office:value-type="float" office:value="95" calcext:value-type="float">
            <text:p>95</text:p>
          </table:table-cell>
          <table:table-cell table:formula="of:=MID([.B113];[.D113];[.E113]-[.D113])" office:value-type="string" office:string-value="http://snapshowmagic.smugmug.com/Weddings/Gabriel-and-Tiffanie-041412/22452942_vQqjc3" calcext:value-type="string">
            <text:p>http://snapshowmagic.smugmug.com/Weddings/Gabriel-and-Tiffanie-041412/22452942_vQqjc3</text:p>
          </table:table-cell>
          <table:table-cell/>
          <table:table-cell table:formula="of:=FIND([.$H$2];[.B113];[.E113])" office:value-type="float" office:value="97" calcext:value-type="float">
            <text:p>97</text:p>
          </table:table-cell>
          <table:table-cell table:formula="of:=FIND([.$I$2];[.B113];[.H113])" office:value-type="float" office:value="130" calcext:value-type="float">
            <text:p>130</text:p>
          </table:table-cell>
          <table:table-cell table:formula="of:=MID([.B113];[.H113]+4;[.I113]-[.H113]-4)" office:value-type="string" office:string-value="Gabriel and Tiffanie 04.14.12" calcext:value-type="string">
            <text:p>Gabriel and Tiffanie 04.14.12</text:p>
          </table:table-cell>
          <table:table-cell/>
          <table:table-cell table:formula="of:=RIGHT([.J113];10)" office:value-type="string" office:string-value="e 04.14.12" calcext:value-type="string">
            <text:p>e 04.14.12</text:p>
          </table:table-cell>
          <table:table-cell table:formula="of:=IF(MID([.L113];2;1)=&quot; &quot;;RIGHT([.L113];8);[.L113])" office:value-type="string" office:string-value="04.14.12" calcext:value-type="string">
            <text:p>04.14.12</text:p>
          </table:table-cell>
          <table:table-cell table:formula="of:=FIND([.$N$2];[.M113];1)" office:value-type="float" office:value="3" calcext:value-type="float">
            <text:p>3</text:p>
          </table:table-cell>
          <table:table-cell table:formula="of:=VALUE(MID([.M113];1;[.N113]-1))" office:value-type="float" office:value="4" calcext:value-type="float">
            <text:p>4</text:p>
          </table:table-cell>
          <table:table-cell table:formula="of:=FIND([.$P$2];[.M113];[.N113]+1)" office:value-type="float" office:value="6" calcext:value-type="float">
            <text:p>6</text:p>
          </table:table-cell>
          <table:table-cell table:formula="of:=VALUE(MID([.M113];[.N113]+1;[.P113]-[.N113]-1))" office:value-type="float" office:value="14" calcext:value-type="float">
            <text:p>14</text:p>
          </table:table-cell>
          <table:table-cell/>
          <table:table-cell table:formula="of:=VALUE(MID([.M113];[.P113]+1;100))" office:value-type="float" office:value="12" calcext:value-type="float">
            <text:p>12</text:p>
          </table:table-cell>
          <table:table-cell table:formula="of:=IF([.S113]&lt;2000;[.S113]+2000;[.S113])" office:value-type="float" office:value="2012" calcext:value-type="float">
            <text:p>2012</text:p>
          </table:table-cell>
          <table:table-cell/>
          <table:table-cell table:formula="of:=[.$V$1]&amp;[.$J113]&amp;[.$V$2]" office:value-type="string" office:string-value="Gallery.create!(title: &quot;Gabriel and Tiffanie 04.14.12&quot;, " calcext:value-type="string">
            <text:p>Gallery.create!(title: "Gabriel and Tiffanie 04.14.12", </text:p>
          </table:table-cell>
          <table:table-cell table:formula="of:=[.$W$1]&amp;[.$T113]&amp;&quot;,&quot;&amp;[.$Q113]&amp;&quot;,&quot;&amp;[.$O113]&amp;[.$W$2]" office:value-type="string" office:string-value="event_date: Date.new(2012,14,4), " calcext:value-type="string">
            <text:p>event_date: Date.new(2012,14,4), </text:p>
          </table:table-cell>
          <table:table-cell table:formula="of:=[.$X$1]&amp;[.$F113]&amp;[.$X$2]" office:value-type="string" office:string-value="album_url: &quot;http://snapshowmagic.smugmug.com/Weddings/Gabriel-and-Tiffanie-041412/22452942_vQqjc3&quot;)" calcext:value-type="string">
            <text:p>album_url: "http://snapshowmagic.smugmug.com/Weddings/Gabriel-and-Tiffanie-041412/22452942_vQqjc3")</text:p>
          </table:table-cell>
          <table:table-cell table:formula="of:=&quot;&quot;">
            <text:p/>
          </table:table-cell>
          <table:table-cell table:formula="of:=CONCATENATE([.V113];[.W113];[.X113])" office:value-type="string" office:string-value="Gallery.create!(title: &quot;Gabriel and Tiffanie 04.14.12&quot;, event_date: Date.new(2012,14,4), album_url: &quot;http://snapshowmagic.smugmug.com/Weddings/Gabriel-and-Tiffanie-041412/22452942_vQqjc3&quot;)" calcext:value-type="string">
            <text:p>Gallery.create!(title: "Gabriel and Tiffanie 04.14.12", event_date: Date.new(2012,14,4), album_url: "http://snapshowmagic.smugmug.com/Weddings/Gabriel-and-Tiffanie-041412/22452942_vQqjc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Glen-Ivy-Bridal-Show-022312/21611219_4ZFPf3"&gt;&lt;h1&gt;Glen Ivy Bridal Show 02.23.12&lt;/h1&gt;&lt;/a&gt;</text:p>
          </table:table-cell>
          <table:table-cell/>
          <table:table-cell table:formula="of:=FIND([.$D$2];[.B115];1)" office:value-type="float" office:value="10" calcext:value-type="float">
            <text:p>10</text:p>
          </table:table-cell>
          <table:table-cell table:formula="of:=FIND([.$E$2];[.B115];[.D115])" office:value-type="float" office:value="95" calcext:value-type="float">
            <text:p>95</text:p>
          </table:table-cell>
          <table:table-cell table:formula="of:=MID([.B115];[.D115];[.E115]-[.D115])" office:value-type="string" office:string-value="http://snapshowmagic.smugmug.com/Weddings/Glen-Ivy-Bridal-Show-022312/21611219_4ZFPf3" calcext:value-type="string">
            <text:p>http://snapshowmagic.smugmug.com/Weddings/Glen-Ivy-Bridal-Show-022312/21611219_4ZFPf3</text:p>
          </table:table-cell>
          <table:table-cell/>
          <table:table-cell table:formula="of:=FIND([.$H$2];[.B115];[.E115])" office:value-type="float" office:value="97" calcext:value-type="float">
            <text:p>97</text:p>
          </table:table-cell>
          <table:table-cell table:formula="of:=FIND([.$I$2];[.B115];[.H115])" office:value-type="float" office:value="130" calcext:value-type="float">
            <text:p>130</text:p>
          </table:table-cell>
          <table:table-cell table:formula="of:=MID([.B115];[.H115]+4;[.I115]-[.H115]-4)" office:value-type="string" office:string-value="Glen Ivy Bridal Show 02.23.12" calcext:value-type="string">
            <text:p>Glen Ivy Bridal Show 02.23.12</text:p>
          </table:table-cell>
          <table:table-cell/>
          <table:table-cell table:formula="of:=RIGHT([.J115];10)" office:value-type="string" office:string-value="w 02.23.12" calcext:value-type="string">
            <text:p>w 02.23.12</text:p>
          </table:table-cell>
          <table:table-cell table:formula="of:=IF(MID([.L115];2;1)=&quot; &quot;;RIGHT([.L115];8);[.L115])" office:value-type="string" office:string-value="02.23.12" calcext:value-type="string">
            <text:p>02.23.12</text:p>
          </table:table-cell>
          <table:table-cell table:formula="of:=FIND([.$N$2];[.M115];1)" office:value-type="float" office:value="3" calcext:value-type="float">
            <text:p>3</text:p>
          </table:table-cell>
          <table:table-cell table:formula="of:=VALUE(MID([.M115];1;[.N115]-1))" office:value-type="float" office:value="2" calcext:value-type="float">
            <text:p>2</text:p>
          </table:table-cell>
          <table:table-cell table:formula="of:=FIND([.$P$2];[.M115];[.N115]+1)" office:value-type="float" office:value="6" calcext:value-type="float">
            <text:p>6</text:p>
          </table:table-cell>
          <table:table-cell table:formula="of:=VALUE(MID([.M115];[.N115]+1;[.P115]-[.N115]-1))" office:value-type="float" office:value="23" calcext:value-type="float">
            <text:p>23</text:p>
          </table:table-cell>
          <table:table-cell/>
          <table:table-cell table:formula="of:=VALUE(MID([.M115];[.P115]+1;100))" office:value-type="float" office:value="12" calcext:value-type="float">
            <text:p>12</text:p>
          </table:table-cell>
          <table:table-cell table:formula="of:=IF([.S115]&lt;2000;[.S115]+2000;[.S115])" office:value-type="float" office:value="2012" calcext:value-type="float">
            <text:p>2012</text:p>
          </table:table-cell>
          <table:table-cell/>
          <table:table-cell table:formula="of:=[.$V$1]&amp;[.$J115]&amp;[.$V$2]" office:value-type="string" office:string-value="Gallery.create!(title: &quot;Glen Ivy Bridal Show 02.23.12&quot;, " calcext:value-type="string">
            <text:p>Gallery.create!(title: "Glen Ivy Bridal Show 02.23.12", </text:p>
          </table:table-cell>
          <table:table-cell table:formula="of:=[.$W$1]&amp;[.$T115]&amp;&quot;,&quot;&amp;[.$Q115]&amp;&quot;,&quot;&amp;[.$O115]&amp;[.$W$2]" office:value-type="string" office:string-value="event_date: Date.new(2012,23,2), " calcext:value-type="string">
            <text:p>event_date: Date.new(2012,23,2), </text:p>
          </table:table-cell>
          <table:table-cell table:formula="of:=[.$X$1]&amp;[.$F115]&amp;[.$X$2]" office:value-type="string" office:string-value="album_url: &quot;http://snapshowmagic.smugmug.com/Weddings/Glen-Ivy-Bridal-Show-022312/21611219_4ZFPf3&quot;)" calcext:value-type="string">
            <text:p>album_url: "http://snapshowmagic.smugmug.com/Weddings/Glen-Ivy-Bridal-Show-022312/21611219_4ZFPf3")</text:p>
          </table:table-cell>
          <table:table-cell table:formula="of:=&quot;&quot;">
            <text:p/>
          </table:table-cell>
          <table:table-cell table:formula="of:=CONCATENATE([.V115];[.W115];[.X115])" office:value-type="string" office:string-value="Gallery.create!(title: &quot;Glen Ivy Bridal Show 02.23.12&quot;, event_date: Date.new(2012,23,2), album_url: &quot;http://snapshowmagic.smugmug.com/Weddings/Glen-Ivy-Bridal-Show-022312/21611219_4ZFPf3&quot;)" calcext:value-type="string">
            <text:p>Gallery.create!(title: "Glen Ivy Bridal Show 02.23.12", event_date: Date.new(2012,23,2), album_url: "http://snapshowmagic.smugmug.com/Weddings/Glen-Ivy-Bridal-Show-022312/21611219_4ZFPf3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Andrew-and-Sara-121711/20646424_tfzVHm#1636967079_bFstZRw"&gt;&lt;h1&gt;Andrew and Sara 12.17.11&lt;/h1&gt;&lt;/a&gt;</text:p>
          </table:table-cell>
          <table:table-cell/>
          <table:table-cell table:formula="of:=FIND([.$D$2];[.B117];1)" office:value-type="float" office:value="10" calcext:value-type="float">
            <text:p>10</text:p>
          </table:table-cell>
          <table:table-cell table:formula="of:=FIND([.$E$2];[.B117];[.D117])" office:value-type="float" office:value="109" calcext:value-type="float">
            <text:p>109</text:p>
          </table:table-cell>
          <table:table-cell table:formula="of:=MID([.B117];[.D117];[.E117]-[.D117])" office:value-type="string" office:string-value="http://snapshowmagic.smugmug.com/Weddings/Andrew-and-Sara-121711/20646424_tfzVHm#1636967079_bFstZRw" calcext:value-type="string">
            <text:p>http://snapshowmagic.smugmug.com/Weddings/Andrew-and-Sara-121711/20646424_tfzVHm#1636967079_bFstZRw</text:p>
          </table:table-cell>
          <table:table-cell/>
          <table:table-cell table:formula="of:=FIND([.$H$2];[.B117];[.E117])" office:value-type="float" office:value="111" calcext:value-type="float">
            <text:p>111</text:p>
          </table:table-cell>
          <table:table-cell table:formula="of:=FIND([.$I$2];[.B117];[.H117])" office:value-type="float" office:value="139" calcext:value-type="float">
            <text:p>139</text:p>
          </table:table-cell>
          <table:table-cell table:formula="of:=MID([.B117];[.H117]+4;[.I117]-[.H117]-4)" office:value-type="string" office:string-value="Andrew and Sara 12.17.11" calcext:value-type="string">
            <text:p>Andrew and Sara 12.17.11</text:p>
          </table:table-cell>
          <table:table-cell/>
          <table:table-cell table:formula="of:=RIGHT([.J117];10)" office:value-type="string" office:string-value="a 12.17.11" calcext:value-type="string">
            <text:p>a 12.17.11</text:p>
          </table:table-cell>
          <table:table-cell table:formula="of:=IF(MID([.L117];2;1)=&quot; &quot;;RIGHT([.L117];8);[.L117])" office:value-type="string" office:string-value="12.17.11" calcext:value-type="string">
            <text:p>12.17.11</text:p>
          </table:table-cell>
          <table:table-cell table:formula="of:=FIND([.$N$2];[.M117];1)" office:value-type="float" office:value="3" calcext:value-type="float">
            <text:p>3</text:p>
          </table:table-cell>
          <table:table-cell table:formula="of:=VALUE(MID([.M117];1;[.N117]-1))" office:value-type="float" office:value="12" calcext:value-type="float">
            <text:p>12</text:p>
          </table:table-cell>
          <table:table-cell table:formula="of:=FIND([.$P$2];[.M117];[.N117]+1)" office:value-type="float" office:value="6" calcext:value-type="float">
            <text:p>6</text:p>
          </table:table-cell>
          <table:table-cell table:formula="of:=VALUE(MID([.M117];[.N117]+1;[.P117]-[.N117]-1))" office:value-type="float" office:value="17" calcext:value-type="float">
            <text:p>17</text:p>
          </table:table-cell>
          <table:table-cell/>
          <table:table-cell table:formula="of:=VALUE(MID([.M117];[.P117]+1;100))" office:value-type="float" office:value="11" calcext:value-type="float">
            <text:p>11</text:p>
          </table:table-cell>
          <table:table-cell table:formula="of:=IF([.S117]&lt;2000;[.S117]+2000;[.S117])" office:value-type="float" office:value="2011" calcext:value-type="float">
            <text:p>2011</text:p>
          </table:table-cell>
          <table:table-cell/>
          <table:table-cell table:formula="of:=[.$V$1]&amp;[.$J117]&amp;[.$V$2]" office:value-type="string" office:string-value="Gallery.create!(title: &quot;Andrew and Sara 12.17.11&quot;, " calcext:value-type="string">
            <text:p>Gallery.create!(title: "Andrew and Sara 12.17.11", </text:p>
          </table:table-cell>
          <table:table-cell table:formula="of:=[.$W$1]&amp;[.$T117]&amp;&quot;,&quot;&amp;[.$Q117]&amp;&quot;,&quot;&amp;[.$O117]&amp;[.$W$2]" office:value-type="string" office:string-value="event_date: Date.new(2011,17,12), " calcext:value-type="string">
            <text:p>event_date: Date.new(2011,17,12), </text:p>
          </table:table-cell>
          <table:table-cell table:formula="of:=[.$X$1]&amp;[.$F117]&amp;[.$X$2]" office:value-type="string" office:string-value="album_url: &quot;http://snapshowmagic.smugmug.com/Weddings/Andrew-and-Sara-121711/20646424_tfzVHm#1636967079_bFstZRw&quot;)" calcext:value-type="string">
            <text:p>album_url: "http://snapshowmagic.smugmug.com/Weddings/Andrew-and-Sara-121711/20646424_tfzVHm#1636967079_bFstZRw")</text:p>
          </table:table-cell>
          <table:table-cell table:formula="of:=&quot;&quot;">
            <text:p/>
          </table:table-cell>
          <table:table-cell table:formula="of:=CONCATENATE([.V117];[.W117];[.X117])" office:value-type="string" office:string-value="Gallery.create!(title: &quot;Andrew and Sara 12.17.11&quot;, event_date: Date.new(2011,17,12), album_url: &quot;http://snapshowmagic.smugmug.com/Weddings/Andrew-and-Sara-121711/20646424_tfzVHm#1636967079_bFstZRw&quot;)" calcext:value-type="string">
            <text:p>Gallery.create!(title: "Andrew and Sara 12.17.11", event_date: Date.new(2011,17,12), album_url: "http://snapshowmagic.smugmug.com/Weddings/Andrew-and-Sara-121711/20646424_tfzVHm#1636967079_bFstZRw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Kevin-and-Sarah-111311/20075184_cNwfLf"&gt;&lt;h1&gt;Kevin and Sarah 11.13.11&lt;/h1&gt;&lt;/a&gt;</text:p>
          </table:table-cell>
          <table:table-cell/>
          <table:table-cell table:formula="of:=FIND([.$D$2];[.B119];1)" office:value-type="float" office:value="10" calcext:value-type="float">
            <text:p>10</text:p>
          </table:table-cell>
          <table:table-cell table:formula="of:=FIND([.$E$2];[.B119];[.D119])" office:value-type="float" office:value="90" calcext:value-type="float">
            <text:p>90</text:p>
          </table:table-cell>
          <table:table-cell table:formula="of:=MID([.B119];[.D119];[.E119]-[.D119])" office:value-type="string" office:string-value="http://snapshowmagic.smugmug.com/Weddings/Kevin-and-Sarah-111311/20075184_cNwfLf" calcext:value-type="string">
            <text:p>http://snapshowmagic.smugmug.com/Weddings/Kevin-and-Sarah-111311/20075184_cNwfLf</text:p>
          </table:table-cell>
          <table:table-cell/>
          <table:table-cell table:formula="of:=FIND([.$H$2];[.B119];[.E119])" office:value-type="float" office:value="92" calcext:value-type="float">
            <text:p>92</text:p>
          </table:table-cell>
          <table:table-cell table:formula="of:=FIND([.$I$2];[.B119];[.H119])" office:value-type="float" office:value="120" calcext:value-type="float">
            <text:p>120</text:p>
          </table:table-cell>
          <table:table-cell table:formula="of:=MID([.B119];[.H119]+4;[.I119]-[.H119]-4)" office:value-type="string" office:string-value="Kevin and Sarah 11.13.11" calcext:value-type="string">
            <text:p>Kevin and Sarah 11.13.11</text:p>
          </table:table-cell>
          <table:table-cell/>
          <table:table-cell table:formula="of:=RIGHT([.J119];10)" office:value-type="string" office:string-value="h 11.13.11" calcext:value-type="string">
            <text:p>h 11.13.11</text:p>
          </table:table-cell>
          <table:table-cell table:formula="of:=IF(MID([.L119];2;1)=&quot; &quot;;RIGHT([.L119];8);[.L119])" office:value-type="string" office:string-value="11.13.11" calcext:value-type="string">
            <text:p>11.13.11</text:p>
          </table:table-cell>
          <table:table-cell table:formula="of:=FIND([.$N$2];[.M119];1)" office:value-type="float" office:value="3" calcext:value-type="float">
            <text:p>3</text:p>
          </table:table-cell>
          <table:table-cell table:formula="of:=VALUE(MID([.M119];1;[.N119]-1))" office:value-type="float" office:value="11" calcext:value-type="float">
            <text:p>11</text:p>
          </table:table-cell>
          <table:table-cell table:formula="of:=FIND([.$P$2];[.M119];[.N119]+1)" office:value-type="float" office:value="6" calcext:value-type="float">
            <text:p>6</text:p>
          </table:table-cell>
          <table:table-cell table:formula="of:=VALUE(MID([.M119];[.N119]+1;[.P119]-[.N119]-1))" office:value-type="float" office:value="13" calcext:value-type="float">
            <text:p>13</text:p>
          </table:table-cell>
          <table:table-cell/>
          <table:table-cell table:formula="of:=VALUE(MID([.M119];[.P119]+1;100))" office:value-type="float" office:value="11" calcext:value-type="float">
            <text:p>11</text:p>
          </table:table-cell>
          <table:table-cell table:formula="of:=IF([.S119]&lt;2000;[.S119]+2000;[.S119])" office:value-type="float" office:value="2011" calcext:value-type="float">
            <text:p>2011</text:p>
          </table:table-cell>
          <table:table-cell/>
          <table:table-cell table:formula="of:=[.$V$1]&amp;[.$J119]&amp;[.$V$2]" office:value-type="string" office:string-value="Gallery.create!(title: &quot;Kevin and Sarah 11.13.11&quot;, " calcext:value-type="string">
            <text:p>Gallery.create!(title: "Kevin and Sarah 11.13.11", </text:p>
          </table:table-cell>
          <table:table-cell table:formula="of:=[.$W$1]&amp;[.$T119]&amp;&quot;,&quot;&amp;[.$Q119]&amp;&quot;,&quot;&amp;[.$O119]&amp;[.$W$2]" office:value-type="string" office:string-value="event_date: Date.new(2011,13,11), " calcext:value-type="string">
            <text:p>event_date: Date.new(2011,13,11), </text:p>
          </table:table-cell>
          <table:table-cell table:formula="of:=[.$X$1]&amp;[.$F119]&amp;[.$X$2]" office:value-type="string" office:string-value="album_url: &quot;http://snapshowmagic.smugmug.com/Weddings/Kevin-and-Sarah-111311/20075184_cNwfLf&quot;)" calcext:value-type="string">
            <text:p>album_url: "http://snapshowmagic.smugmug.com/Weddings/Kevin-and-Sarah-111311/20075184_cNwfLf")</text:p>
          </table:table-cell>
          <table:table-cell table:formula="of:=&quot;&quot;">
            <text:p/>
          </table:table-cell>
          <table:table-cell table:formula="of:=CONCATENATE([.V119];[.W119];[.X119])" office:value-type="string" office:string-value="Gallery.create!(title: &quot;Kevin and Sarah 11.13.11&quot;, event_date: Date.new(2011,13,11), album_url: &quot;http://snapshowmagic.smugmug.com/Weddings/Kevin-and-Sarah-111311/20075184_cNwfLf&quot;)" calcext:value-type="string">
            <text:p>Gallery.create!(title: "Kevin and Sarah 11.13.11", event_date: Date.new(2011,13,11), album_url: "http://snapshowmagic.smugmug.com/Weddings/Kevin-and-Sarah-111311/20075184_cNwfLf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Mike-and-Natalie-71711/18102402_SCs5TF#1388823393_cPcGrvq"&gt;&lt;h1&gt;Mike and Natalie 07.17.11&lt;/h1&gt;&lt;/a&gt;</text:p>
          </table:table-cell>
          <table:table-cell/>
          <table:table-cell table:formula="of:=FIND([.$D$2];[.B121];1)" office:value-type="float" office:value="10" calcext:value-type="float">
            <text:p>10</text:p>
          </table:table-cell>
          <table:table-cell table:formula="of:=FIND([.$E$2];[.B121];[.D121])" office:value-type="float" office:value="109" calcext:value-type="float">
            <text:p>109</text:p>
          </table:table-cell>
          <table:table-cell table:formula="of:=MID([.B121];[.D121];[.E121]-[.D121])" office:value-type="string" office:string-value="http://snapshowmagic.smugmug.com/Weddings/Mike-and-Natalie-71711/18102402_SCs5TF#1388823393_cPcGrvq" calcext:value-type="string">
            <text:p>http://snapshowmagic.smugmug.com/Weddings/Mike-and-Natalie-71711/18102402_SCs5TF#1388823393_cPcGrvq</text:p>
          </table:table-cell>
          <table:table-cell/>
          <table:table-cell table:formula="of:=FIND([.$H$2];[.B121];[.E121])" office:value-type="float" office:value="111" calcext:value-type="float">
            <text:p>111</text:p>
          </table:table-cell>
          <table:table-cell table:formula="of:=FIND([.$I$2];[.B121];[.H121])" office:value-type="float" office:value="140" calcext:value-type="float">
            <text:p>140</text:p>
          </table:table-cell>
          <table:table-cell table:formula="of:=MID([.B121];[.H121]+4;[.I121]-[.H121]-4)" office:value-type="string" office:string-value="Mike and Natalie 07.17.11" calcext:value-type="string">
            <text:p>Mike and Natalie 07.17.11</text:p>
          </table:table-cell>
          <table:table-cell/>
          <table:table-cell table:formula="of:=RIGHT([.J121];10)" office:value-type="string" office:string-value="e 07.17.11" calcext:value-type="string">
            <text:p>e 07.17.11</text:p>
          </table:table-cell>
          <table:table-cell table:formula="of:=IF(MID([.L121];2;1)=&quot; &quot;;RIGHT([.L121];8);[.L121])" office:value-type="string" office:string-value="07.17.11" calcext:value-type="string">
            <text:p>07.17.11</text:p>
          </table:table-cell>
          <table:table-cell table:formula="of:=FIND([.$N$2];[.M121];1)" office:value-type="float" office:value="3" calcext:value-type="float">
            <text:p>3</text:p>
          </table:table-cell>
          <table:table-cell table:formula="of:=VALUE(MID([.M121];1;[.N121]-1))" office:value-type="float" office:value="7" calcext:value-type="float">
            <text:p>7</text:p>
          </table:table-cell>
          <table:table-cell table:formula="of:=FIND([.$P$2];[.M121];[.N121]+1)" office:value-type="float" office:value="6" calcext:value-type="float">
            <text:p>6</text:p>
          </table:table-cell>
          <table:table-cell table:formula="of:=VALUE(MID([.M121];[.N121]+1;[.P121]-[.N121]-1))" office:value-type="float" office:value="17" calcext:value-type="float">
            <text:p>17</text:p>
          </table:table-cell>
          <table:table-cell/>
          <table:table-cell table:formula="of:=VALUE(MID([.M121];[.P121]+1;100))" office:value-type="float" office:value="11" calcext:value-type="float">
            <text:p>11</text:p>
          </table:table-cell>
          <table:table-cell table:formula="of:=IF([.S121]&lt;2000;[.S121]+2000;[.S121])" office:value-type="float" office:value="2011" calcext:value-type="float">
            <text:p>2011</text:p>
          </table:table-cell>
          <table:table-cell/>
          <table:table-cell table:formula="of:=[.$V$1]&amp;[.$J121]&amp;[.$V$2]" office:value-type="string" office:string-value="Gallery.create!(title: &quot;Mike and Natalie 07.17.11&quot;, " calcext:value-type="string">
            <text:p>Gallery.create!(title: "Mike and Natalie 07.17.11", </text:p>
          </table:table-cell>
          <table:table-cell table:formula="of:=[.$W$1]&amp;[.$T121]&amp;&quot;,&quot;&amp;[.$Q121]&amp;&quot;,&quot;&amp;[.$O121]&amp;[.$W$2]" office:value-type="string" office:string-value="event_date: Date.new(2011,17,7), " calcext:value-type="string">
            <text:p>event_date: Date.new(2011,17,7), </text:p>
          </table:table-cell>
          <table:table-cell table:formula="of:=[.$X$1]&amp;[.$F121]&amp;[.$X$2]" office:value-type="string" office:string-value="album_url: &quot;http://snapshowmagic.smugmug.com/Weddings/Mike-and-Natalie-71711/18102402_SCs5TF#1388823393_cPcGrvq&quot;)" calcext:value-type="string">
            <text:p>album_url: "http://snapshowmagic.smugmug.com/Weddings/Mike-and-Natalie-71711/18102402_SCs5TF#1388823393_cPcGrvq")</text:p>
          </table:table-cell>
          <table:table-cell table:formula="of:=&quot;&quot;">
            <text:p/>
          </table:table-cell>
          <table:table-cell table:formula="of:=CONCATENATE([.V121];[.W121];[.X121])" office:value-type="string" office:string-value="Gallery.create!(title: &quot;Mike and Natalie 07.17.11&quot;, event_date: Date.new(2011,17,7), album_url: &quot;http://snapshowmagic.smugmug.com/Weddings/Mike-and-Natalie-71711/18102402_SCs5TF#1388823393_cPcGrvq&quot;)" calcext:value-type="string">
            <text:p>Gallery.create!(title: "Mike and Natalie 07.17.11", event_date: Date.new(2011,17,7), album_url: "http://snapshowmagic.smugmug.com/Weddings/Mike-and-Natalie-71711/18102402_SCs5TF#1388823393_cPcGrvq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Lowell-and-Panda-112710/14838209_ATGQ4#1106976954_AJFJn"&gt;&lt;h1&gt;Lowell and Panda 11.27.10&lt;/h1&gt;&lt;/a&gt;</text:p>
          </table:table-cell>
          <table:table-cell/>
          <table:table-cell table:formula="of:=FIND([.$D$2];[.B123];1)" office:value-type="float" office:value="10" calcext:value-type="float">
            <text:p>10</text:p>
          </table:table-cell>
          <table:table-cell table:formula="of:=FIND([.$E$2];[.B123];[.D123])" office:value-type="float" office:value="107" calcext:value-type="float">
            <text:p>107</text:p>
          </table:table-cell>
          <table:table-cell table:formula="of:=MID([.B123];[.D123];[.E123]-[.D123])" office:value-type="string" office:string-value="http://snapshowmagic.smugmug.com/Weddings/Lowell-and-Panda-112710/14838209_ATGQ4#1106976954_AJFJn" calcext:value-type="string">
            <text:p>http://snapshowmagic.smugmug.com/Weddings/Lowell-and-Panda-112710/14838209_ATGQ4#1106976954_AJFJn</text:p>
          </table:table-cell>
          <table:table-cell/>
          <table:table-cell table:formula="of:=FIND([.$H$2];[.B123];[.E123])" office:value-type="float" office:value="109" calcext:value-type="float">
            <text:p>109</text:p>
          </table:table-cell>
          <table:table-cell table:formula="of:=FIND([.$I$2];[.B123];[.H123])" office:value-type="float" office:value="138" calcext:value-type="float">
            <text:p>138</text:p>
          </table:table-cell>
          <table:table-cell table:formula="of:=MID([.B123];[.H123]+4;[.I123]-[.H123]-4)" office:value-type="string" office:string-value="Lowell and Panda 11.27.10" calcext:value-type="string">
            <text:p>Lowell and Panda 11.27.10</text:p>
          </table:table-cell>
          <table:table-cell/>
          <table:table-cell table:formula="of:=RIGHT([.J123];10)" office:value-type="string" office:string-value="a 11.27.10" calcext:value-type="string">
            <text:p>a 11.27.10</text:p>
          </table:table-cell>
          <table:table-cell table:formula="of:=IF(MID([.L123];2;1)=&quot; &quot;;RIGHT([.L123];8);[.L123])" office:value-type="string" office:string-value="11.27.10" calcext:value-type="string">
            <text:p>11.27.10</text:p>
          </table:table-cell>
          <table:table-cell table:formula="of:=FIND([.$N$2];[.M123];1)" office:value-type="float" office:value="3" calcext:value-type="float">
            <text:p>3</text:p>
          </table:table-cell>
          <table:table-cell table:formula="of:=VALUE(MID([.M123];1;[.N123]-1))" office:value-type="float" office:value="11" calcext:value-type="float">
            <text:p>11</text:p>
          </table:table-cell>
          <table:table-cell table:formula="of:=FIND([.$P$2];[.M123];[.N123]+1)" office:value-type="float" office:value="6" calcext:value-type="float">
            <text:p>6</text:p>
          </table:table-cell>
          <table:table-cell table:formula="of:=VALUE(MID([.M123];[.N123]+1;[.P123]-[.N123]-1))" office:value-type="float" office:value="27" calcext:value-type="float">
            <text:p>27</text:p>
          </table:table-cell>
          <table:table-cell/>
          <table:table-cell table:formula="of:=VALUE(MID([.M123];[.P123]+1;100))" office:value-type="float" office:value="10" calcext:value-type="float">
            <text:p>10</text:p>
          </table:table-cell>
          <table:table-cell table:formula="of:=IF([.S123]&lt;2000;[.S123]+2000;[.S123])" office:value-type="float" office:value="2010" calcext:value-type="float">
            <text:p>2010</text:p>
          </table:table-cell>
          <table:table-cell/>
          <table:table-cell table:formula="of:=[.$V$1]&amp;[.$J123]&amp;[.$V$2]" office:value-type="string" office:string-value="Gallery.create!(title: &quot;Lowell and Panda 11.27.10&quot;, " calcext:value-type="string">
            <text:p>Gallery.create!(title: "Lowell and Panda 11.27.10", </text:p>
          </table:table-cell>
          <table:table-cell table:formula="of:=[.$W$1]&amp;[.$T123]&amp;&quot;,&quot;&amp;[.$Q123]&amp;&quot;,&quot;&amp;[.$O123]&amp;[.$W$2]" office:value-type="string" office:string-value="event_date: Date.new(2010,27,11), " calcext:value-type="string">
            <text:p>event_date: Date.new(2010,27,11), </text:p>
          </table:table-cell>
          <table:table-cell table:formula="of:=[.$X$1]&amp;[.$F123]&amp;[.$X$2]" office:value-type="string" office:string-value="album_url: &quot;http://snapshowmagic.smugmug.com/Weddings/Lowell-and-Panda-112710/14838209_ATGQ4#1106976954_AJFJn&quot;)" calcext:value-type="string">
            <text:p>album_url: "http://snapshowmagic.smugmug.com/Weddings/Lowell-and-Panda-112710/14838209_ATGQ4#1106976954_AJFJn")</text:p>
          </table:table-cell>
          <table:table-cell table:formula="of:=&quot;&quot;">
            <text:p/>
          </table:table-cell>
          <table:table-cell table:formula="of:=CONCATENATE([.V123];[.W123];[.X123])" office:value-type="string" office:string-value="Gallery.create!(title: &quot;Lowell and Panda 11.27.10&quot;, event_date: Date.new(2010,27,11), album_url: &quot;http://snapshowmagic.smugmug.com/Weddings/Lowell-and-Panda-112710/14838209_ATGQ4#1106976954_AJFJn&quot;)" calcext:value-type="string">
            <text:p>Gallery.create!(title: "Lowell and Panda 11.27.10", event_date: Date.new(2010,27,11), album_url: "http://snapshowmagic.smugmug.com/Weddings/Lowell-and-Panda-112710/14838209_ATGQ4#1106976954_AJFJn")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&lt;a href="http://snapshowmagic.smugmug.com/Weddings/Ron-and-Susan-101010/14640166_xHgqU#1089251791_Jdynm"&gt;&lt;h1&gt;Ron and Susan 10.10.10&lt;/h1&gt;&lt;/a&gt;</text:p>
          </table:table-cell>
          <table:table-cell/>
          <table:table-cell table:formula="of:=FIND([.$D$2];[.B125];1)" office:value-type="float" office:value="10" calcext:value-type="float">
            <text:p>10</text:p>
          </table:table-cell>
          <table:table-cell table:formula="of:=FIND([.$E$2];[.B125];[.D125])" office:value-type="float" office:value="104" calcext:value-type="float">
            <text:p>104</text:p>
          </table:table-cell>
          <table:table-cell table:formula="of:=MID([.B125];[.D125];[.E125]-[.D125])" office:value-type="string" office:string-value="http://snapshowmagic.smugmug.com/Weddings/Ron-and-Susan-101010/14640166_xHgqU#1089251791_Jdynm" calcext:value-type="string">
            <text:p>http://snapshowmagic.smugmug.com/Weddings/Ron-and-Susan-101010/14640166_xHgqU#1089251791_Jdynm</text:p>
          </table:table-cell>
          <table:table-cell/>
          <table:table-cell table:formula="of:=FIND([.$H$2];[.B125];[.E125])" office:value-type="float" office:value="106" calcext:value-type="float">
            <text:p>106</text:p>
          </table:table-cell>
          <table:table-cell table:formula="of:=FIND([.$I$2];[.B125];[.H125])" office:value-type="float" office:value="132" calcext:value-type="float">
            <text:p>132</text:p>
          </table:table-cell>
          <table:table-cell table:formula="of:=MID([.B125];[.H125]+4;[.I125]-[.H125]-4)" office:value-type="string" office:string-value="Ron and Susan 10.10.10" calcext:value-type="string">
            <text:p>Ron and Susan 10.10.10</text:p>
          </table:table-cell>
          <table:table-cell/>
          <table:table-cell table:formula="of:=RIGHT([.J125];10)" office:value-type="string" office:string-value="n 10.10.10" calcext:value-type="string">
            <text:p>n 10.10.10</text:p>
          </table:table-cell>
          <table:table-cell table:formula="of:=IF(MID([.L125];2;1)=&quot; &quot;;RIGHT([.L125];8);[.L125])" office:value-type="string" office:string-value="10.10.10" calcext:value-type="string">
            <text:p>10.10.10</text:p>
          </table:table-cell>
          <table:table-cell table:formula="of:=FIND([.$N$2];[.M125];1)" office:value-type="float" office:value="3" calcext:value-type="float">
            <text:p>3</text:p>
          </table:table-cell>
          <table:table-cell table:formula="of:=VALUE(MID([.M125];1;[.N125]-1))" office:value-type="float" office:value="10" calcext:value-type="float">
            <text:p>10</text:p>
          </table:table-cell>
          <table:table-cell table:formula="of:=FIND([.$P$2];[.M125];[.N125]+1)" office:value-type="float" office:value="6" calcext:value-type="float">
            <text:p>6</text:p>
          </table:table-cell>
          <table:table-cell table:formula="of:=VALUE(MID([.M125];[.N125]+1;[.P125]-[.N125]-1))" office:value-type="float" office:value="10" calcext:value-type="float">
            <text:p>10</text:p>
          </table:table-cell>
          <table:table-cell/>
          <table:table-cell table:formula="of:=VALUE(MID([.M125];[.P125]+1;100))" office:value-type="float" office:value="10" calcext:value-type="float">
            <text:p>10</text:p>
          </table:table-cell>
          <table:table-cell table:formula="of:=IF([.S125]&lt;2000;[.S125]+2000;[.S125])" office:value-type="float" office:value="2010" calcext:value-type="float">
            <text:p>2010</text:p>
          </table:table-cell>
          <table:table-cell/>
          <table:table-cell table:formula="of:=[.$V$1]&amp;[.$J125]&amp;[.$V$2]" office:value-type="string" office:string-value="Gallery.create!(title: &quot;Ron and Susan 10.10.10&quot;, " calcext:value-type="string">
            <text:p>Gallery.create!(title: "Ron and Susan 10.10.10", </text:p>
          </table:table-cell>
          <table:table-cell table:formula="of:=[.$W$1]&amp;[.$T125]&amp;&quot;,&quot;&amp;[.$Q125]&amp;&quot;,&quot;&amp;[.$O125]&amp;[.$W$2]" office:value-type="string" office:string-value="event_date: Date.new(2010,10,10), " calcext:value-type="string">
            <text:p>event_date: Date.new(2010,10,10), </text:p>
          </table:table-cell>
          <table:table-cell table:formula="of:=[.$X$1]&amp;[.$F125]&amp;[.$X$2]" office:value-type="string" office:string-value="album_url: &quot;http://snapshowmagic.smugmug.com/Weddings/Ron-and-Susan-101010/14640166_xHgqU#1089251791_Jdynm&quot;)" calcext:value-type="string">
            <text:p>album_url: "http://snapshowmagic.smugmug.com/Weddings/Ron-and-Susan-101010/14640166_xHgqU#1089251791_Jdynm")</text:p>
          </table:table-cell>
          <table:table-cell table:formula="of:=&quot;&quot;">
            <text:p/>
          </table:table-cell>
          <table:table-cell table:formula="of:=CONCATENATE([.V125];[.W125];[.X125])" office:value-type="string" office:string-value="Gallery.create!(title: &quot;Ron and Susan 10.10.10&quot;, event_date: Date.new(2010,10,10), album_url: &quot;http://snapshowmagic.smugmug.com/Weddings/Ron-and-Susan-101010/14640166_xHgqU#1089251791_Jdynm&quot;)" calcext:value-type="string">
            <text:p>Gallery.create!(title: "Ron and Susan 10.10.10", event_date: Date.new(2010,10,10), album_url: "http://snapshowmagic.smugmug.com/Weddings/Ron-and-Susan-101010/14640166_xHgqU#1089251791_Jdynm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1:20:26.452000000</meta:creation-date>
    <dc:date>2015-03-14T14:14:45.011000000</dc:date>
    <meta:editing-duration>PT19M51S</meta:editing-duration>
    <meta:editing-cycles>2</meta:editing-cycles>
    <meta:generator>LibreOffice/4.4.0.3$Windows_x86 LibreOffice_project/de093506bcdc5fafd9023ee680b8c60e3e0645d7</meta:generator>
    <meta:document-statistic meta:table-count="1" meta:cell-count="1255" meta:object-count="0"/>
  </office:meta>
</office:document-meta>
</file>